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282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75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a5a5a5" draw:shadow="hidden"/>
    </style:style>
    <style:style style:name="gr4" style:family="graphic" style:parent-style-name="standard">
      <style:graphic-properties draw:stroke="solid" svg:stroke-width="0.002cm" svg:stroke-color="#000000" svg:stroke-opacity="100%" draw:stroke-linejoin="round" svg:stroke-linecap="round" draw:fill="none" fo:padding-top="0.126cm" fo:padding-bottom="0.126cm" fo:padding-left="0.251cm" fo:padding-right="0.251cm"/>
    </style:style>
    <style:style style:name="gr5" style:family="graphic" style:parent-style-name="standard">
      <style:graphic-properties draw:stroke="none" draw:fill="none" draw:textarea-vertical-align="middle" fo:min-height="9.3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0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d7e3bf" draw:shadow="hidden"/>
    </style:style>
    <style:style style:name="gr8" style:family="graphic" style:parent-style-name="standard">
      <style:graphic-properties draw:stroke="none" draw:fill="none" draw:textarea-vertical-align="middle" fo:min-height="0.383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debdd" draw:shadow="hidden"/>
    </style:style>
    <style:style style:name="gr10" style:family="graphic" style:parent-style-name="standard">
      <style:graphic-properties draw:stroke="none" draw:fill="none" draw:textarea-vertical-align="middle" fo:min-height="6.032cm" fo:min-width="2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2f2f2" draw:shadow="hidden"/>
    </style:style>
    <style:style style:name="gr12" style:family="graphic" style:parent-style-name="standard">
      <style:graphic-properties draw:stroke="none" draw:fill="none" draw:textarea-vertical-align="middle" fo:min-height="1.306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09cm" svg:stroke-color="#000000" draw:marker-start="Marker_5f_1" draw:marker-start-width="0.276cm" draw:marker-end="Marker_5f_1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4" style:family="graphic" style:parent-style-name="standard">
      <style:graphic-properties draw:stroke="none" draw:fill="none" draw:textarea-vertical-align="middle" fo:min-height="0.036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9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solid" svg:stroke-width="0.002cm" svg:stroke-color="#000000" draw:marker-start="Marker_5f_0" draw:marker-start-width="0.259cm" draw:marker-end="Marker_5f_0" draw:marker-end-width="0.259cm" svg:stroke-opacity="100%" draw:stroke-linejoin="round" svg:stroke-linecap="round" draw:fill="none" fo:padding-top="0.126cm" fo:padding-bottom="0.126cm" fo:padding-left="0.251cm" fo:padding-right="0.251cm"/>
    </style:style>
    <style:style style:name="gr17" style:family="graphic" style:parent-style-name="standard">
      <style:graphic-properties draw:stroke="none" draw:fill="solid" draw:fill-color="#ffffff" draw:shadow="hidden"/>
    </style:style>
    <style:style style:name="gr18" style:family="graphic" style:parent-style-name="standard">
      <style:graphic-properties draw:stroke="none" draw:fill="none" draw:textarea-vertical-align="middle" fo:min-height="0.512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solid" draw:fill-color="#f2f2f2" draw:opacity="85%" draw:shadow="hidden"/>
    </style:style>
    <style:style style:name="gr20" style:family="graphic" style:parent-style-name="standard">
      <style:graphic-properties draw:stroke="none" draw:fill="none" draw:textarea-vertical-align="middle" fo:min-height="0.187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solid" draw:fill-color="#bbe7f7" draw:shadow="hidden"/>
    </style:style>
    <style:style style:name="gr23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4" style:family="graphic" style:parent-style-name="standard">
      <style:graphic-properties draw:stroke="solid" svg:stroke-width="0.026cm" svg:stroke-color="#000000" draw:marker-start="Marker_5f_0" draw:marker-start-width="0.321cm" svg:stroke-opacity="75%" draw:stroke-linejoin="round" svg:stroke-linecap="round" draw:fill="none" fo:padding-top="0.138cm" fo:padding-bottom="0.138cm" fo:padding-left="0.263cm" fo:padding-right="0.263cm"/>
    </style:style>
    <style:style style:name="gr25" style:family="graphic" style:parent-style-name="standard">
      <style:graphic-properties draw:stroke="solid" svg:stroke-width="0.026cm" svg:stroke-color="#000000" draw:marker-end="Marker_5f_0" draw:marker-end-width="0.321cm" svg:stroke-opacity="75%" draw:stroke-linejoin="round" svg:stroke-linecap="round" draw:fill="none" fo:padding-top="0.138cm" fo:padding-bottom="0.138cm" fo:padding-left="0.263cm" fo:padding-right="0.263cm"/>
    </style:style>
    <style:style style:name="gr26" style:family="graphic" style:parent-style-name="standard">
      <style:graphic-properties draw:stroke="none" draw:fill="none" draw:textarea-vertical-align="middle" fo:min-height="0.07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svg:stroke-opacity="75%" draw:stroke-linejoin="round" svg:stroke-linecap="round" draw:fill="none" fo:padding-top="0.138cm" fo:padding-bottom="0.138cm" fo:padding-left="0.263cm" fo:padding-right="0.263cm"/>
    </style:style>
    <style:style style:name="gr28" style:family="graphic" style:parent-style-name="standard">
      <style:graphic-properties draw:stroke="none" draw:fill="solid" draw:fill-color="#ebf1df" draw:shadow="hidden"/>
    </style:style>
    <style:style style:name="gr29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194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032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5" style:family="graphic" style:parent-style-name="standard">
      <style:graphic-properties draw:stroke="none" draw:fill="none" draw:textarea-vertical-align="top" fo:min-height="0.255cm" fo:min-width="2.54cm" fo:padding-top="0.035cm" fo:padding-bottom="0.035cm" fo:padding-left="0.035cm" fo:padding-right="0.035cm"/>
    </style:style>
    <style:style style:name="gr36" style:family="graphic" style:parent-style-name="standard">
      <style:graphic-properties draw:stroke="none" draw:fill="none" draw:textarea-vertical-align="top" fo:min-height="0.234cm" fo:min-width="2.54cm" fo:padding-top="0.035cm" fo:padding-bottom="0.035cm" fo:padding-left="0.035cm" fo:padding-right="0.035cm"/>
    </style:style>
    <style:style style:name="gr37" style:family="graphic" style:parent-style-name="standard">
      <style:graphic-properties draw:stroke="none" draw:fill="solid" draw:fill-color="#b7dde8" draw:shadow="hidden"/>
    </style:style>
    <style:style style:name="gr38" style:family="graphic" style:parent-style-name="standard">
      <style:graphic-properties draw:stroke="none" draw:fill="none" draw:textarea-vertical-align="middle" fo:min-height="2.415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solid" svg:stroke-width="0.002cm" svg:stroke-color="#000000" draw:marker-end="Marker_5f_0" draw:marker-end-width="0.259cm" svg:stroke-opacity="100%" draw:stroke-linejoin="round" svg:stroke-linecap="round" draw:fill="none" fo:padding-top="0.126cm" fo:padding-bottom="0.126cm" fo:padding-left="0.251cm" fo:padding-right="0.251cm"/>
    </style:style>
    <style:style style:name="gr40" style:family="graphic" style:parent-style-name="standard">
      <style:graphic-properties draw:stroke="none" draw:fill="solid" draw:fill-color="#000000" draw:shadow="hidden"/>
    </style:style>
    <style:style style:name="gr41" style:family="graphic" style:parent-style-name="standard">
      <style:graphic-properties draw:stroke="none" draw:fill="none" draw:textarea-vertical-align="middle" fo:min-height="0.038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2.866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0.204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0.244cm" fo:min-width="2.54cm" fo:padding-top="0.141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0.099cm" fo:min-width="2.54cm" fo:padding-top="0.141cm" fo:padding-bottom="0.141cm" fo:padding-left="0.141cm" fo:padding-right="0.14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638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1.558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0.604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0.234cm" fo:min-width="2.54cm" fo:padding-top="0.141cm" fo:padding-bottom="0.141cm" fo:padding-left="0.141cm" fo:padding-right="0.141cm"/>
      <style:paragraph-properties style:writing-mode="lr-tb"/>
    </style:style>
    <style:style style:name="gr50" style:family="graphic" style:parent-style-name="standard">
      <style:graphic-properties draw:stroke="solid" svg:stroke-width="0.002cm" svg:stroke-color="#3f3f3f" svg:stroke-opacity="100%" draw:stroke-linejoin="round" svg:stroke-linecap="round" draw:fill="none" fo:padding-top="0.126cm" fo:padding-bottom="0.126cm" fo:padding-left="0.251cm" fo:padding-right="0.251cm"/>
    </style:style>
    <style:style style:name="gr51" style:family="graphic" style:parent-style-name="standard">
      <style:graphic-properties draw:stroke="solid" svg:stroke-width="0.026cm" svg:stroke-color="#000000" draw:marker-start="Marker_5f_2" draw:marker-start-width="0.225cm" draw:marker-start-center="true" svg:stroke-opacity="75%" draw:stroke-linejoin="round" svg:stroke-linecap="round" draw:fill="none" fo:padding-top="0.138cm" fo:padding-bottom="0.138cm" fo:padding-left="0.263cm" fo:padding-right="0.263cm"/>
    </style:style>
    <style:style style:name="gr52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  <style:paragraph-properties style:writing-mode="lr-tb"/>
    </style:style>
    <style:style style:name="gr53" style:family="graphic" style:parent-style-name="standard">
      <style:graphic-properties draw:stroke="none" draw:fill="none" draw:textarea-vertical-align="top" fo:min-height="0.064cm" fo:min-width="2.54cm" fo:padding-top="0.035cm" fo:padding-bottom="0.035cm" fo:padding-left="0.035cm" fo:padding-right="0.035cm"/>
    </style:style>
    <style:style style:name="gr54" style:family="graphic" style:parent-style-name="standard">
      <style:graphic-properties draw:stroke="none" draw:fill="none" draw:textarea-vertical-align="middle" fo:min-height="0.488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>
      <style:graphic-properties draw:stroke="none" draw:fill="solid" draw:fill-color="#dbeef3" draw:shadow="hidden"/>
    </style:style>
    <style:style style:name="gr56" style:family="graphic" style:parent-style-name="standard">
      <style:graphic-properties draw:stroke="none" draw:fill="none" draw:textarea-vertical-align="middle" fo:min-height="0.183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0.669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0.115cm" fo:min-width="2.54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0.014cm" fo:min-width="2.54cm" fo:padding-top="0.141cm" fo:padding-bottom="0.141cm" fo:padding-left="0.141cm" fo:padding-right="0.14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0.909cm" fo:min-width="2.54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fo:min-height="0.908cm" fo:min-width="2.54cm" fo:padding-top="0.141cm" fo:padding-bottom="0.141cm" fo:padding-left="0.141cm" fo:padding-right="0.141cm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0.432cm" fo:min-width="2.54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solid" svg:stroke-width="0.035cm" svg:stroke-color="#ff0000" svg:stroke-opacity="75%" draw:stroke-linejoin="round" svg:stroke-linecap="round" draw:fill="none" fo:padding-top="0.142cm" fo:padding-bottom="0.142cm" fo:padding-left="0.267cm" fo:padding-right="0.267cm"/>
    </style:style>
    <style:style style:name="gr64" style:family="graphic" style:parent-style-name="standard">
      <style:graphic-properties draw:stroke="none" draw:fill="none" draw:textarea-vertical-align="middle" fo:min-height="0.596cm" fo:min-width="2.54cm" fo:padding-top="0.141cm" fo:padding-bottom="0.141cm" fo:padding-left="0.141cm" fo:padding-right="0.14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vertical-align="middle" fo:min-height="0.409cm" fo:min-width="2.5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vertical-align="middle" fo:min-height="1.345cm" fo:min-width="2.54cm" fo:padding-top="0.141cm" fo:padding-bottom="0.141cm" fo:padding-left="0.141cm" fo:padding-right="0.141cm"/>
      <style:paragraph-properties style:writing-mode="lr-tb"/>
    </style:style>
    <style:style style:name="gr68" style:family="graphic" style:parent-style-name="standard">
      <style:graphic-properties draw:stroke="none" draw:fill="solid" draw:fill-color="#31859b" draw:shadow="hidden"/>
    </style:style>
    <style:style style:name="gr69" style:family="graphic" style:parent-style-name="standard">
      <style:graphic-properties draw:stroke="none" draw:fill="none" draw:textarea-vertical-align="middle" fo:min-height="1.147cm" fo:min-width="2.54cm" fo:padding-top="0.141cm" fo:padding-bottom="0.141cm" fo:padding-left="0.141cm" fo:padding-right="0.141cm"/>
      <style:paragraph-properties style:writing-mode="lr-tb"/>
    </style:style>
    <style:style style:name="gr70" style:family="graphic" style:parent-style-name="standard">
      <style:graphic-properties draw:stroke="none" draw:fill="solid" draw:fill-color="#e5b9b5" draw:shadow="hidden"/>
    </style:style>
    <style:style style:name="gr71" style:family="graphic" style:parent-style-name="standard">
      <style:graphic-properties draw:stroke="none" draw:fill="none" draw:textarea-vertical-align="middle" fo:min-height="0.274cm" fo:min-width="2.54cm" fo:padding-top="0.141cm" fo:padding-bottom="0.141cm" fo:padding-left="0.141cm" fo:padding-right="0.141cm"/>
      <style:paragraph-properties style:writing-mode="lr-tb"/>
    </style:style>
    <style:style style:name="gr72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/>
      <style:paragraph-properties style:writing-mode="lr-tb"/>
    </style:style>
    <style:style style:name="gr73" style:family="graphic" style:parent-style-name="standard">
      <style:graphic-properties draw:stroke="none" draw:fill="solid" draw:fill-color="#ff0000" draw:shadow="hidden"/>
    </style:style>
    <style:style style:name="gr74" style:family="graphic" style:parent-style-name="standard">
      <style:graphic-properties draw:stroke="solid" svg:stroke-width="0.035cm" svg:stroke-color="#ff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75" style:family="graphic" style:parent-style-name="standard">
      <style:graphic-properties draw:stroke="none" draw:fill="none" draw:textarea-vertical-align="middle" fo:min-height="0.313cm" fo:min-width="2.54cm" fo:padding-top="0.141cm" fo:padding-bottom="0.141cm" fo:padding-left="0.141cm" fo:padding-right="0.141cm"/>
      <style:paragraph-properties style:writing-mode="lr-tb"/>
    </style:style>
    <style:style style:name="gr76" style:family="graphic" style:parent-style-name="standard">
      <style:graphic-properties draw:stroke="none" draw:fill="none" draw:textarea-vertical-align="top" fo:min-height="0.096cm" fo:min-width="2.54cm" fo:padding-top="0.035cm" fo:padding-bottom="0.035cm" fo:padding-left="0.035cm" fo:padding-right="0.035cm"/>
    </style:style>
    <style:style style:name="gr77" style:family="graphic" style:parent-style-name="standard">
      <style:graphic-properties draw:stroke="none" draw:fill="solid" draw:fill-color="#bfbfbf" draw:shadow="hidden"/>
    </style:style>
    <style:style style:name="gr78" style:family="graphic" style:parent-style-name="standard">
      <style:graphic-properties draw:stroke="none" draw:fill="none" draw:textarea-vertical-align="middle" fo:min-height="0.948cm" fo:min-width="2.54cm" fo:padding-top="0.141cm" fo:padding-bottom="0.141cm" fo:padding-left="0.141cm" fo:padding-right="0.141cm"/>
      <style:paragraph-properties style:writing-mode="lr-tb"/>
    </style:style>
    <style:style style:name="gr79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1" style:family="graphic" style:parent-style-name="standard">
      <style:graphic-properties draw:stroke="none" draw:fill="solid" draw:fill-color="#358ca2" draw:shadow="hidden"/>
    </style:style>
    <style:style style:name="gr82" style:family="graphic" style:parent-style-name="standard">
      <style:graphic-properties draw:stroke="none" draw:fill="none" draw:textarea-vertical-align="middle" fo:min-height="3.846cm" fo:min-width="2.54cm" fo:padding-top="0.141cm" fo:padding-bottom="0.141cm" fo:padding-left="0.141cm" fo:padding-right="0.141cm"/>
      <style:paragraph-properties style:writing-mode="lr-tb"/>
    </style:style>
    <style:style style:name="gr83" style:family="graphic" style:parent-style-name="standard">
      <style:graphic-properties draw:stroke="none" draw:fill="none" draw:textarea-vertical-align="middle" fo:min-height="0.155cm" fo:min-width="2.54cm" fo:padding-top="0.141cm" fo:padding-bottom="0.141cm" fo:padding-left="0.141cm" fo:padding-right="0.141cm"/>
      <style:paragraph-properties style:writing-mode="lr-tb"/>
    </style:style>
    <style:style style:name="gr84" style:family="graphic" style:parent-style-name="standard">
      <style:graphic-properties draw:stroke="none" draw:fill="none" draw:textarea-vertical-align="top" fo:min-height="0.819cm" fo:min-width="2.54cm" fo:padding-top="0.141cm" fo:padding-bottom="0.141cm" fo:padding-left="0.141cm" fo:padding-right="0.141cm"/>
      <style:paragraph-properties style:writing-mode="lr-tb"/>
    </style:style>
    <style:style style:name="gr85" style:family="graphic" style:parent-style-name="standard">
      <style:graphic-properties draw:stroke="solid" svg:stroke-width="0.009cm" svg:stroke-color="#000000" draw:marker-end="Marker_5f_1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6" style:family="graphic" style:parent-style-name="standard">
      <style:graphic-properties draw:stroke="solid" svg:stroke-width="0.009cm" svg:stroke-color="#000000" svg:stroke-opacity="75%" draw:stroke-linejoin="round" svg:stroke-linecap="round" draw:fill="none" fo:padding-top="0.129cm" fo:padding-bottom="0.129cm" fo:padding-left="0.254cm" fo:padding-right="0.254cm"/>
    </style:style>
    <style:style style:name="gr87" style:family="graphic" style:parent-style-name="standard">
      <style:graphic-properties draw:stroke="none" draw:fill="none" draw:textarea-vertical-align="middle" fo:min-height="0.529cm" fo:min-width="2.54cm" fo:padding-top="0.141cm" fo:padding-bottom="0.141cm" fo:padding-left="0.141cm" fo:padding-right="0.141cm"/>
      <style:paragraph-properties style:writing-mode="lr-tb"/>
    </style:style>
    <style:style style:name="gr88" style:family="graphic" style:parent-style-name="standard">
      <style:graphic-properties draw:stroke="none" draw:fill="none" draw:textarea-vertical-align="middle" fo:min-height="1.811cm" fo:min-width="2.54cm" fo:padding-top="0.141cm" fo:padding-bottom="0.141cm" fo:padding-left="0.141cm" fo:padding-right="0.141cm"/>
      <style:paragraph-properties style:writing-mode="lr-tb"/>
    </style:style>
    <style:style style:name="gr89" style:family="graphic" style:parent-style-name="standard">
      <style:graphic-properties draw:stroke="none" draw:fill="none" draw:textarea-vertical-align="middle" fo:min-height="0.374cm" fo:min-width="2.54cm" fo:padding-top="0.141cm" fo:padding-bottom="0.141cm" fo:padding-left="0.141cm" fo:padding-right="0.141cm"/>
      <style:paragraph-properties style:writing-mode="lr-tb"/>
    </style:style>
    <style:style style:name="gr90" style:family="graphic" style:parent-style-name="standard">
      <style:graphic-properties draw:stroke="none" draw:fill="none" draw:textarea-vertical-align="middle" fo:min-height="0.377cm" fo:min-width="2.54cm" fo:padding-top="0.141cm" fo:padding-bottom="0.141cm" fo:padding-left="0.141cm" fo:padding-right="0.141cm"/>
      <style:paragraph-properties style:writing-mode="lr-tb"/>
    </style:style>
    <style:style style:name="gr91" style:family="graphic" style:parent-style-name="standard">
      <style:graphic-properties draw:stroke="none" draw:fill="none" draw:textarea-vertical-align="middle" fo:min-height="0.149cm" fo:min-width="2.54cm" fo:padding-top="0.141cm" fo:padding-bottom="0.141cm" fo:padding-left="0.141cm" fo:padding-right="0.141cm"/>
      <style:paragraph-properties style:writing-mode="lr-tb"/>
    </style:style>
    <style:style style:name="gr92" style:family="graphic" style:parent-style-name="standard">
      <style:graphic-properties draw:stroke="none" draw:fill="none" draw:textarea-vertical-align="middle" fo:min-height="0.106cm" fo:min-width="2.54cm" fo:padding-top="0.141cm" fo:padding-bottom="0.141cm" fo:padding-left="0.141cm" fo:padding-right="0.141cm"/>
      <style:paragraph-properties style:writing-mode="lr-tb"/>
    </style:style>
    <style:style style:name="gr93" style:family="graphic" style:parent-style-name="standard">
      <style:graphic-properties draw:stroke="none" draw:fill="solid" draw:fill-color="#dbe0ef" draw:shadow="hidden"/>
    </style:style>
    <style:style style:name="gr94" style:family="graphic" style:parent-style-name="standard">
      <style:graphic-properties draw:stroke="none" draw:fill="none" draw:textarea-vertical-align="middle" fo:min-height="0.145cm" fo:min-width="2.54cm" fo:padding-top="0.141cm" fo:padding-bottom="0.141cm" fo:padding-left="0.141cm" fo:padding-right="0.141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0.153cm" fo:min-width="2.54cm" fo:padding-top="0.141cm" fo:padding-bottom="0.141cm" fo:padding-left="0.141cm" fo:padding-right="0.141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5a5a5"/>
    </style:style>
    <style:style style:name="P4" style:family="paragraph">
      <loext:graphic-properties draw:fill="solid" draw:fill-color="#d7e3bf"/>
    </style:style>
    <style:style style:name="P5" style:family="paragraph">
      <loext:graphic-properties draw:fill="solid" draw:fill-color="#fdebdd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solid" draw:fill-color="#f2f2f2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2f2f2" draw:opacity="85%"/>
    </style:style>
    <style:style style:name="P10" style:family="paragraph">
      <loext:graphic-properties draw:fill="solid" draw:fill-color="#bbe7f7"/>
    </style:style>
    <style:style style:name="P11" style:family="paragraph">
      <loext:graphic-properties draw:fill="solid" draw:fill-color="#ebf1df"/>
    </style:style>
    <style:style style:name="P12" style:family="paragraph">
      <loext:graphic-properties draw:fill="solid" draw:fill-color="#b7dde8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dbeef3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6" style:family="paragraph">
      <loext:graphic-properties draw:fill="solid" draw:fill-color="#31859b"/>
    </style:style>
    <style:style style:name="P17" style:family="paragraph">
      <loext:graphic-properties draw:fill="solid" draw:fill-color="#e5b9b5"/>
    </style:style>
    <style:style style:name="P18" style:family="paragraph">
      <loext:graphic-properties draw:fill="solid" draw:fill-color="#ff0000"/>
    </style:style>
    <style:style style:name="P19" style:family="paragraph">
      <loext:graphic-properties draw:fill="solid" draw:fill-color="#bfbfbf"/>
    </style:style>
    <style:style style:name="P20" style:family="paragraph">
      <loext:graphic-properties draw:fill="solid" draw:fill-color="#358ca2"/>
    </style:style>
    <style:style style:name="P21" style:family="paragraph">
      <style:paragraph-properties fo:margin-left="0cm" fo:margin-right="0cm" fo:margin-top="0cm" fo:margin-bottom="0cm" fo:line-height="120%" fo:text-align="end" fo:text-indent="0cm"/>
    </style:style>
    <style:style style:name="P22" style:family="paragraph">
      <loext:graphic-properties draw:fill="solid" draw:fill-color="#dbe0ef"/>
    </style:style>
    <style:style style:name="T1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" style:family="text">
      <style:text-properties fo:color="#00b05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4" style:family="text">
      <style:text-properties fo:color="#000000" loext:opacity="100%" style:font-name="Times New Roman1" fo:font-size="6pt" style:font-name-asian="Times New Roman1" style:font-size-asian="6pt" style:font-name-complex="Times New Roman1" style:font-size-complex="6pt"/>
    </style:style>
    <style:style style:name="T5" style:family="text">
      <style:text-properties fo:color="#000000" loext:opacity="100%" style:font-name="Times New Roman1" fo:font-size="24pt" style:font-name-asian="Times New Roman1" style:font-size-asian="24pt" style:font-name-complex="Times New Roman1" style:font-size-complex="24pt"/>
    </style:style>
    <style:style style:name="T6" style:family="text">
      <style:text-properties fo:color="#000000" loext:opacity="100%" style:font-name="Arial" fo:font-size="5pt" style:font-name-asian="Arial" style:font-size-asian="5pt" style:font-name-complex="Arial" style:font-size-complex="5pt"/>
    </style:style>
    <style:style style:name="T7" style:family="text">
      <style:text-properties fo:color="#c05046" loext:opacity="100%" style:font-name="Arial" fo:font-size="5pt" style:font-name-asian="Arial" style:font-size-asian="5pt" style:font-name-complex="Arial" style:font-size-complex="5pt"/>
    </style:style>
    <style:style style:name="T8" style:family="text">
      <style:text-properties fo:color="#000000" loext:opacity="100%" style:font-name="Times New Roman1" fo:font-size="5pt" style:font-name-asian="Times New Roman1" style:font-size-asian="5pt" style:font-name-complex="Times New Roman1" style:font-size-complex="5pt"/>
    </style:style>
    <style:style style:name="T9" style:family="text">
      <style:text-properties fo:color="#000000" loext:opacity="100%" style:font-name="Arial" fo:font-size="6pt" style:font-name-asian="Arial" style:font-size-asian="6pt" style:font-name-complex="Arial" style:font-size-complex="6pt"/>
    </style:style>
    <style:style style:name="T10" style:family="text">
      <style:text-properties fo:color="#000000" loext:opacity="100%" style:font-name="Arial" fo:font-size="2pt" fo:font-weight="bold" style:font-name-asian="Arial" style:font-size-asian="2pt" style:font-weight-asian="bold" style:font-name-complex="Arial" style:font-size-complex="2pt" style:font-weight-complex="bold"/>
    </style:style>
    <style:style style:name="T11" style:family="text">
      <style:text-properties fo:color="#000000" loext:opacity="100%" style:font-name="Arial" fo:font-size="3pt" fo:font-weight="bold" style:font-name-asian="Arial" style:font-size-asian="3pt" style:font-weight-asian="bold" style:font-name-complex="Arial" style:font-size-complex="3pt" style:font-weight-complex="bold"/>
    </style:style>
    <style:style style:name="T12" style:family="text">
      <style:text-properties fo:color="#000000" loext:opacity="100%" style:font-name="Arial" fo:font-size="5.5pt" style:font-name-asian="Arial" style:font-size-asian="5.5pt" style:font-name-complex="Arial" style:font-size-complex="5.5pt"/>
    </style:style>
    <style:style style:name="T13" style:family="text">
      <style:text-properties fo:color="#0070c0" loext:opacity="100%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4" style:family="text">
      <style:text-properties fo:color="#000000" loext:opacity="100%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5" style:family="text">
      <style:text-properties fo:color="#0070c0" loext:opacity="100%" style:font-name="Arial" fo:font-size="8pt" style:font-name-asian="Arial" style:font-size-asian="8pt" style:font-name-complex="Arial" style:font-size-complex="8pt"/>
    </style:style>
    <style:style style:name="T16" style:family="text">
      <style:text-properties fo:color="#000000" loext:opacity="100%" style:font-name="Verdana" fo:font-size="5pt" style:font-name-asian="Verdana" style:font-size-asian="5pt" style:font-name-complex="Verdana" style:font-size-complex="5pt"/>
    </style:style>
    <style:style style:name="T17" style:family="text">
      <style:text-properties fo:color="#000081" loext:opacity="100%" style:font-name="Arial" fo:font-size="6.5pt" style:font-name-asian="Arial" style:font-size-asian="6.5pt" style:font-name-complex="Arial" style:font-size-complex="6.5pt"/>
    </style:style>
    <style:style style:name="T18" style:family="text">
      <style:text-properties fo:color="#000000" loext:opacity="100%" style:font-name="Arial" fo:font-size="5pt" fo:font-style="italic" style:font-name-asian="Arial" style:font-size-asian="5pt" style:font-style-asian="italic" style:font-name-complex="Arial" style:font-size-complex="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NVRX6404X_RK3568" draw:style-name="dp1" draw:master-page-name="PM0">
        <draw:frame draw:style-name="gr1" draw:text-style-name="P2" draw:layer="layout" svg:width="28.258cm" svg:height="0.755cm" svg:x="2.883cm" svg:y="1.183cm">
          <draw:text-box>
            <text:p text:style-name="P1"><text:span text:style-name="T1">BLOCK DIAGRAM OF NVR6408X_RK3588</text:span></text:p>
          </draw:text-box>
        </draw:frame>
        <draw:line draw:style-name="gr2" draw:text-style-name="P2" draw:layer="layout" svg:x1="19.63cm" svg:y1="10.565cm" svg:x2="19.63cm" svg:y2="12.708cm">
          <text:p/>
        </draw:line>
        <draw:line draw:style-name="gr2" draw:text-style-name="P2" draw:layer="layout" svg:x1="18.042cm" svg:y1="10.565cm" svg:x2="18.042cm" svg:y2="12.708cm">
          <text:p/>
        </draw:line>
        <draw:g>
          <draw:g>
            <draw:polygon draw:style-name="gr3" draw:text-style-name="P3" draw:layer="layout" svg:width="9.128cm" svg:height="9.642cm" svg:x="12.758cm" svg:y="12.708cm" svg:viewBox="0 0 9129 9643" draw:points="0,9643 9129,9643 9129,0 0,0">
              <text:p/>
            </draw:polygon>
            <draw:polygon draw:style-name="gr4" draw:text-style-name="P2" draw:layer="layout" svg:width="9.128cm" svg:height="9.642cm" svg:x="12.758cm" svg:y="12.708cm" svg:viewBox="0 0 9129 9643" draw:points="0,9643 9129,9643 9129,0 0,0">
              <text:p/>
            </draw:polygon>
          </draw:g>
          <draw:frame draw:style-name="gr5" draw:text-style-name="P2" draw:layer="layout" svg:width="9.128cm" svg:height="9.642cm" svg:x="12.758cm" svg:y="12.708cm">
            <draw:text-box>
              <text:p text:style-name="P1"><text:span text:style-name="T2">USB20_HOST0</text:span></text:p>
            </draw:text-box>
          </draw:frame>
        </draw:g>
        <draw:frame draw:style-name="gr6" draw:text-style-name="P2" draw:layer="layout" svg:width="5.874cm" svg:height="0.755cm" svg:x="11.057cm" svg:y="30.215cm">
          <draw:text-box>
            <text:p text:style-name="P1"><text:span text:style-name="T3">RK3588 <text:s/>HARDWARE DESIGN</text:span></text:p>
          </draw:text-box>
        </draw:frame>
        <draw:g>
          <draw:polygon draw:style-name="gr7" draw:text-style-name="P4" draw:layer="layout" svg:width="1.627cm" svg:height="0.665cm" svg:x="12.843cm" svg:y="14.137cm" svg:viewBox="0 0 1628 666" draw:points="0,666 1628,666 1628,0 0,0">
            <text:p/>
          </draw:polygon>
          <draw:frame draw:style-name="gr8" draw:text-style-name="P2" draw:layer="layout" svg:width="1.627cm" svg:height="0.853cm" svg:x="12.843cm" svg:y="14.043cm">
            <draw:text-box>
              <text:p text:style-name="P1"><text:span text:style-name="T4">USB OTG 3.0</text:span></text:p>
              <text:p text:style-name="P1"><text:span text:style-name="T4">TYPE C0 /DP0</text:span></text:p>
            </draw:text-box>
          </draw:frame>
        </draw:g>
        <draw:g>
          <draw:polygon draw:style-name="gr9" draw:text-style-name="P5" draw:layer="layout" svg:width="5.318cm" svg:height="6.032cm" svg:x="14.708cm" svg:y="14.692cm" svg:viewBox="0 0 5319 6033" draw:points="0,6033 5319,6033 5319,0 0,0">
            <text:p/>
          </draw:polygon>
          <draw:frame draw:style-name="gr10" draw:text-style-name="P2" draw:layer="layout" svg:width="5.318cm" svg:height="6.032cm" svg:x="14.708cm" svg:y="14.692cm">
            <draw:text-box>
              <text:p text:style-name="P6"><text:span text:style-name="T5"><text:s text:c="4"/></text:span><text:span text:style-name="T5">RK3588</text:span></text:p>
            </draw:text-box>
          </draw:frame>
        </draw:g>
        <draw:g>
          <draw:g>
            <draw:polygon draw:style-name="gr11" draw:text-style-name="P7" draw:layer="layout" svg:width="1.998cm" svg:height="1.588cm" svg:x="23.982cm" svg:y="18.502cm" svg:viewBox="0 0 1999 1589" draw:points="0,1589 1999,1589 1999,0 0,0">
              <text:p/>
            </draw:polygon>
            <draw:polygon draw:style-name="gr4" draw:text-style-name="P2" draw:layer="layout" svg:width="1.998cm" svg:height="1.588cm" svg:x="23.982cm" svg:y="18.502cm" svg:viewBox="0 0 1999 1589" draw:points="0,1589 1999,1589 1999,0 0,0">
              <text:p/>
            </draw:polygon>
          </draw:g>
          <draw:frame draw:style-name="gr12" draw:text-style-name="P2" draw:layer="layout" svg:width="1.998cm" svg:height="1.949cm" svg:x="23.982cm" svg:y="18.322cm">
            <draw:text-box>
              <text:p text:style-name="P1"><text:span text:style-name="T6">LPDDR4 x 32 bit</text:span></text:p>
              <text:p text:style-name="P1"><text:span text:style-name="T6">MT53D512M32D2DS_LPDDR4 </text:span></text:p>
              <text:p text:style-name="P1"><text:span text:style-name="T6"/></text:p>
              <text:p text:style-name="P1"><text:span text:style-name="T6">4GB</text:span></text:p>
              <text:p text:style-name="P1"><text:span text:style-name="T6"/></text:p>
              <text:p text:style-name="P1"><text:span text:style-name="T7">Provision to 8GB</text:span></text:p>
            </draw:text-box>
          </draw:frame>
        </draw:g>
        <draw:line draw:style-name="gr13" draw:text-style-name="P2" draw:layer="layout" svg:x1="23.981cm" svg:y1="19.733cm" svg:x2="21.886cm" svg:y2="19.733cm">
          <text:p/>
        </draw:line>
        <draw:frame draw:style-name="gr14" draw:text-style-name="P2" draw:layer="layout" svg:width="1.429cm" svg:height="0.521cm" svg:x="22.21cm" svg:y="18.797cm">
          <draw:text-box>
            <text:p text:style-name="P1"><text:span text:style-name="T6">Data_A0-15</text:span></text:p>
          </draw:text-box>
        </draw:frame>
        <draw:frame draw:style-name="gr14" draw:text-style-name="P2" draw:layer="layout" svg:width="1.429cm" svg:height="0.521cm" svg:x="22.204cm" svg:y="19.355cm">
          <draw:text-box>
            <text:p text:style-name="P1"><text:span text:style-name="T6">Data_B0-15</text:span></text:p>
          </draw:text-box>
        </draw:frame>
        <draw:g>
          <draw:g>
            <draw:polygon draw:style-name="gr11" draw:text-style-name="P7" draw:layer="layout" svg:width="1.905cm" svg:height="0.981cm" svg:x="13.736cm" svg:y="23.501cm" svg:viewBox="0 0 1906 982" draw:points="0,982 1906,982 1906,0 0,0">
              <text:p/>
            </draw:polygon>
            <draw:polygon draw:style-name="gr4" draw:text-style-name="P2" draw:layer="layout" svg:width="1.905cm" svg:height="0.981cm" svg:x="13.736cm" svg:y="23.501cm" svg:viewBox="0 0 1906 982" draw:points="0,982 1906,982 1906,0 0,0">
              <text:p/>
            </draw:polygon>
          </draw:g>
          <draw:frame draw:style-name="gr15" draw:text-style-name="P2" draw:layer="layout" svg:width="1.905cm" svg:height="1.473cm" svg:x="13.736cm" svg:y="23.255cm">
            <draw:text-box>
              <text:p text:style-name="P1"><text:span text:style-name="T6">eMMC </text:span></text:p>
              <text:p text:style-name="P1"><text:span text:style-name="T6">KLM4G1FETE-B041 </text:span></text:p>
              <text:p text:style-name="P1"><text:span text:style-name="T6">(4GB)</text:span></text:p>
              <text:p text:style-name="P1"><text:span text:style-name="T7">Provision to 16GB</text:span></text:p>
            </draw:text-box>
          </draw:frame>
        </draw:g>
        <draw:line draw:style-name="gr16" draw:text-style-name="P2" draw:layer="layout" svg:x1="14.758cm" svg:y1="23.499cm" svg:x2="14.758cm" svg:y2="22.355cm">
          <text:p/>
        </draw:line>
        <draw:frame draw:style-name="gr14" draw:text-style-name="P2" draw:layer="layout" svg:width="0.714cm" svg:height="0.521cm" draw:transform="rotate (1.5707963267949) translate (14.419cm 23.302cm)">
          <draw:text-box>
            <text:p text:style-name="P1"><text:span text:style-name="T6">8bit</text:span></text:p>
          </draw:text-box>
        </draw:frame>
        <draw:g>
          <draw:g>
            <draw:polygon draw:style-name="gr17" draw:text-style-name="P8" draw:layer="layout" svg:width="1.432cm" svg:height="0.794cm" svg:x="10.847cm" svg:y="17.838cm" svg:viewBox="0 0 1433 795" draw:points="0,795 1433,795 1433,0 0,0">
              <text:p/>
            </draw:polygon>
            <draw:polygon draw:style-name="gr4" draw:text-style-name="P2" draw:layer="layout" svg:width="1.432cm" svg:height="0.794cm" svg:x="10.847cm" svg:y="17.838cm" svg:viewBox="0 0 1433 795" draw:points="0,795 1433,795 1433,0 0,0">
              <text:p/>
            </draw:polygon>
          </draw:g>
          <draw:frame draw:style-name="gr18" draw:text-style-name="P2" draw:layer="layout" svg:width="1.432cm" svg:height="0.997cm" svg:x="10.847cm" svg:y="17.737cm">
            <draw:text-box>
              <text:p text:style-name="P1"><text:span text:style-name="T6">WAF_CONN_4P_S_RA_M</text:span></text:p>
              <text:p text:style-name="P1"><text:span text:style-name="T6">(Debug)</text:span></text:p>
            </draw:text-box>
          </draw:frame>
        </draw:g>
        <draw:g>
          <draw:path draw:style-name="gr19" draw:text-style-name="P9" draw:layer="layout" svg:width="6.826cm" svg:height="3.413cm" svg:x="3.596cm" svg:y="13.899cm" svg:viewBox="0 0 6827 3414" svg:d="M6509 3414h1c56 0 110-15 158-42 49-28 89-68 117-117 27-48 42-102 42-158v-1-2779c0-56-15-110-42-158-28-49-68-89-117-117-48-27-102-42-158-42h-1-6192c-56 0-110 15-158 42-49 28-89 68-117 117-27 48-42 102-42 158v2779 1c0 56 15 110 42 158 28 49 68 89 117 117 48 27 102 42 158 42z">
            <text:p/>
          </draw:path>
          <draw:path draw:style-name="gr4" draw:text-style-name="P2" draw:layer="layout" svg:width="6.826cm" svg:height="3.413cm" svg:x="3.596cm" svg:y="13.899cm" svg:viewBox="0 0 6827 3414" svg:d="M6509 3414h1c56 0 110-15 158-42 49-28 89-68 117-117 27-48 42-102 42-158v-1-2779c0-56-15-110-42-158-28-49-68-89-117-117-48-27-102-42-158-42h-1-6192c-56 0-110 15-158 42-49 28-89 68-117 117-27 48-42 102-42 158v2779 1c0 56 15 110 42 158 28 49 68 89 117 117 48 27 102 42 158 42z">
            <text:p/>
          </draw:path>
        </draw:g>
        <draw:frame draw:style-name="gr20" draw:text-style-name="P2" draw:layer="layout" svg:width="1.429cm" svg:height="0.759cm" svg:x="6.368cm" svg:y="15.134cm">
          <draw:text-box>
            <text:p text:style-name="P1"><text:span text:style-name="T6">USB Power for Port 1</text:span></text:p>
          </draw:text-box>
        </draw:frame>
        <draw:frame draw:style-name="gr14" draw:text-style-name="P2" draw:layer="layout" svg:width="1.588cm" svg:height="0.521cm" svg:x="6.13cm" svg:y="14.345cm">
          <draw:text-box>
            <text:p text:style-name="P1"><text:span text:style-name="T6">USB2_PWEN0</text:span></text:p>
          </draw:text-box>
        </draw:frame>
        <draw:g>
          <draw:g>
            <draw:polygon draw:style-name="gr9" draw:text-style-name="P5" draw:layer="layout" svg:width="1.453cm" svg:height="1.299cm" svg:x="7.797cm" svg:y="14.486cm" svg:viewBox="0 0 1454 1300" draw:points="0,1300 1454,1300 1454,0 0,0">
              <text:p/>
            </draw:polygon>
            <draw:polygon draw:style-name="gr4" draw:text-style-name="P2" draw:layer="layout" svg:width="1.453cm" svg:height="1.299cm" svg:x="7.797cm" svg:y="14.486cm" svg:viewBox="0 0 1454 1300" draw:points="0,1300 1454,1300 1454,0 0,0">
              <text:p/>
            </draw:polygon>
          </draw:g>
          <draw:frame draw:style-name="gr21" draw:text-style-name="P2" draw:layer="layout" svg:width="1.453cm" svg:height="1.299cm" svg:x="7.797cm" svg:y="14.486cm">
            <draw:text-box>
              <text:p text:style-name="P1"><text:span text:style-name="T6">TPS2024 Power Switch</text:span></text:p>
              <text:p text:style-name="P1"><text:span text:style-name="T7">(only for one port)</text:span></text:p>
            </draw:text-box>
          </draw:frame>
        </draw:g>
        <draw:g>
          <draw:g>
            <draw:polygon draw:style-name="gr22" draw:text-style-name="P10" draw:layer="layout" svg:width="2.381cm" svg:height="1.299cm" svg:x="3.828cm" svg:y="15.662cm" svg:viewBox="0 0 2382 1300" draw:points="0,1300 2382,1300 2382,0 0,0">
              <text:p/>
            </draw:polygon>
            <draw:polygon draw:style-name="gr4" draw:text-style-name="P2" draw:layer="layout" svg:width="2.381cm" svg:height="1.299cm" svg:x="3.828cm" svg:y="15.662cm" svg:viewBox="0 0 2382 1300" draw:points="0,1300 2382,1300 2382,0 0,0">
              <text:p/>
            </draw:polygon>
          </draw:g>
          <draw:frame draw:style-name="gr21" draw:text-style-name="P2" draw:layer="layout" svg:width="2.381cm" svg:height="1.299cm" svg:x="3.828cm" svg:y="15.662cm">
            <draw:text-box>
              <text:p text:style-name="P1"><text:span text:style-name="T6">USB_TYPE-A_FRA_2P</text:span></text:p>
            </draw:text-box>
          </draw:frame>
        </draw:g>
        <draw:line draw:style-name="gr23" draw:text-style-name="P2" draw:layer="layout" svg:x1="11.772cm" svg:y1="16.311cm" svg:x2="6.21cm" svg:y2="16.311cm">
          <text:p/>
        </draw:line>
        <draw:line draw:style-name="gr24" draw:text-style-name="P2" draw:layer="layout" svg:x1="6.21cm" svg:y1="15.716cm" svg:x2="7.797cm" svg:y2="15.716cm">
          <text:p/>
        </draw:line>
        <draw:line draw:style-name="gr25" draw:text-style-name="P2" draw:layer="layout" svg:x1="6.21cm" svg:y1="14.724cm" svg:x2="7.797cm" svg:y2="14.724cm">
          <text:p/>
        </draw:line>
        <draw:frame draw:style-name="gr26" draw:text-style-name="P2" draw:layer="layout" svg:width="1.468cm" svg:height="0.521cm" svg:x="9.033cm" svg:y="16.238cm">
          <draw:text-box>
            <text:p text:style-name="P1"><text:span text:style-name="T6">+5VDC_HDD</text:span></text:p>
          </draw:text-box>
        </draw:frame>
        <draw:line draw:style-name="gr24" draw:text-style-name="P2" draw:layer="layout" svg:x1="9.319cm" svg:y1="16.867cm" svg:x2="9.771cm" svg:y2="16.867cm">
          <text:p/>
        </draw:line>
        <draw:line draw:style-name="gr27" draw:text-style-name="P2" draw:layer="layout" svg:x1="9.771cm" svg:y1="16.629cm" svg:x2="9.771cm" svg:y2="16.867cm">
          <text:p/>
        </draw:line>
        <draw:frame draw:style-name="gr20" draw:text-style-name="P2" draw:layer="layout" svg:width="1.429cm" svg:height="0.759cm" svg:x="6.249cm" svg:y="16.285cm">
          <draw:text-box>
            <text:p text:style-name="P1"><text:span text:style-name="T6">USB Power for Port 2</text:span></text:p>
          </draw:text-box>
        </draw:frame>
        <draw:line draw:style-name="gr24" draw:text-style-name="P2" draw:layer="layout" svg:x1="6.21cm" svg:y1="16.867cm" svg:x2="7.475cm" svg:y2="16.867cm">
          <text:p/>
        </draw:line>
        <draw:g>
          <draw:g>
            <draw:polygon draw:style-name="gr28" draw:text-style-name="P11" draw:layer="layout" svg:width="1.826cm" svg:height="0.635cm" svg:x="7.489cm" svg:y="16.549cm" svg:viewBox="0 0 1827 636" draw:points="0,636 1827,636 1827,0 0,0">
              <text:p/>
            </draw:polygon>
            <draw:polygon draw:style-name="gr4" draw:text-style-name="P2" draw:layer="layout" svg:width="1.826cm" svg:height="0.635cm" svg:x="7.489cm" svg:y="16.549cm" svg:viewBox="0 0 1827 636" draw:points="0,636 1827,636 1827,0 0,0">
              <text:p/>
            </draw:polygon>
          </draw:g>
          <draw:frame draw:style-name="gr29" draw:text-style-name="P2" draw:layer="layout" svg:width="1.826cm" svg:height="0.759cm" svg:x="7.489cm" svg:y="16.487cm">
            <draw:text-box>
              <text:p text:style-name="P1"><text:span text:style-name="T6">Fuse</text:span></text:p>
              <text:p text:style-name="P1"><text:span text:style-name="T6">1.1ASR_S_1812</text:span></text:p>
            </draw:text-box>
          </draw:frame>
        </draw:g>
        <draw:line draw:style-name="gr24" draw:text-style-name="P2" draw:layer="layout" svg:x1="6.21cm" svg:y1="15.121cm" svg:x2="7.797cm" svg:y2="15.121cm">
          <text:p/>
        </draw:line>
        <draw:frame draw:style-name="gr14" draw:text-style-name="P2" draw:layer="layout" svg:width="1.468cm" svg:height="0.521cm" svg:x="6.289cm" svg:y="14.742cm">
          <draw:text-box>
            <text:p text:style-name="P1"><text:span text:style-name="T6">USB2_OC0_L</text:span></text:p>
          </draw:text-box>
        </draw:frame>
        <draw:g>
          <draw:path draw:style-name="gr19" draw:text-style-name="P9" draw:layer="layout" svg:width="9.208cm" svg:height="4.286cm" svg:x="1.721cm" svg:y="8.977cm" svg:viewBox="0 0 9209 4287" svg:d="M8892 4287c56 0 110-15 158-42 49-28 89-68 117-117 27-48 42-102 42-158v-1-3652c0-56-15-110-42-158-28-49-68-89-117-117-48-27-102-42-158-42h-8575c-56 0-110 15-158 42-49 28-89 68-117 117-27 48-42 102-42 158v3652 1c0 56 15 110 42 158 28 49 68 89 117 117 48 27 102 42 158 42z">
            <text:p/>
          </draw:path>
          <draw:path draw:style-name="gr4" draw:text-style-name="P2" draw:layer="layout" svg:width="9.208cm" svg:height="4.286cm" svg:x="1.721cm" svg:y="8.977cm" svg:viewBox="0 0 9209 4287" svg:d="M8892 4287c56 0 110-15 158-42 49-28 89-68 117-117 27-48 42-102 42-158v-1-3652c0-56-15-110-42-158-28-49-68-89-117-117-48-27-102-42-158-42h-8575c-56 0-110 15-158 42-49 28-89 68-117 117-27 48-42 102-42 158v3652 1c0 56 15 110 42 158 28 49 68 89 117 117 48 27 102 42 158 42z">
            <text:p/>
          </draw:path>
        </draw:g>
        <draw:frame draw:style-name="gr20" draw:text-style-name="P2" draw:layer="layout" svg:width="1.429cm" svg:height="0.759cm" svg:x="6.448cm" svg:y="11.234cm">
          <draw:text-box>
            <text:p text:style-name="P1"><text:span text:style-name="T6">USB Power for OTG</text:span></text:p>
          </draw:text-box>
        </draw:frame>
        <draw:frame draw:style-name="gr30" draw:text-style-name="P2" draw:layer="layout" svg:width="0.992cm" svg:height="0.521cm" svg:x="4.493cm" svg:y="9.581cm">
          <draw:text-box>
            <text:p text:style-name="P1"><text:span text:style-name="T6">OTG_ID</text:span></text:p>
          </draw:text-box>
        </draw:frame>
        <draw:g>
          <draw:g>
            <draw:polygon draw:style-name="gr22" draw:text-style-name="P10" draw:layer="layout" svg:width="2.381cm" svg:height="1.299cm" svg:x="2.072cm" svg:y="11.662cm" svg:viewBox="0 0 2382 1300" draw:points="0,1300 2382,1300 2382,0 0,0">
              <text:p/>
            </draw:polygon>
            <draw:polygon draw:style-name="gr4" draw:text-style-name="P2" draw:layer="layout" svg:width="2.381cm" svg:height="1.299cm" svg:x="2.072cm" svg:y="11.662cm" svg:viewBox="0 0 2382 1300" draw:points="0,1300 2382,1300 2382,0 0,0">
              <text:p/>
            </draw:polygon>
          </draw:g>
          <draw:frame draw:style-name="gr21" draw:text-style-name="P2" draw:layer="layout" svg:width="2.381cm" svg:height="1.299cm" svg:x="2.072cm" svg:y="11.662cm">
            <draw:text-box>
              <text:p text:style-name="P1"><text:span text:style-name="T6">USB_3.0_TYPEA_TH</text:span></text:p>
            </draw:text-box>
          </draw:frame>
        </draw:g>
        <draw:frame draw:style-name="gr31" draw:text-style-name="P2" draw:layer="layout" svg:width="3.572cm" svg:height="0.521cm" svg:x="5.168cm" svg:y="12.051cm">
          <draw:text-box>
            <text:p text:style-name="P1"><text:span text:style-name="T6">(DP,DM,TxP,TxM,RxP,RxM)</text:span></text:p>
          </draw:text-box>
        </draw:frame>
        <draw:path draw:style-name="gr24" draw:text-style-name="P2" draw:layer="layout" svg:width="3.423cm" svg:height="0.107cm" svg:x="4.453cm" svg:y="11.71cm" svg:viewBox="0 0 3424 108" svg:d="M0 108h402c0-19 5-37 14-54 10-16 23-30 39-39 16-10 34-15 53-15 18 0 36 5 52 15 16 9 30 23 39 39 9 17 14 35 14 54h2811">
          <text:p/>
        </draw:path>
        <draw:line draw:style-name="gr25" draw:text-style-name="P2" draw:layer="layout" svg:x1="4.453cm" svg:y1="9.99cm" svg:x2="6.04cm" svg:y2="9.99cm">
          <text:p/>
        </draw:line>
        <draw:line draw:style-name="gr24" draw:text-style-name="P2" draw:layer="layout" svg:x1="4.453cm" svg:y1="9.312cm" svg:x2="6.04cm" svg:y2="9.312cm">
          <text:p/>
        </draw:line>
        <draw:g>
          <draw:g>
            <draw:polygon draw:style-name="gr22" draw:text-style-name="P10" draw:layer="layout" svg:width="2.381cm" svg:height="1.299cm" svg:x="2.072cm" svg:y="9.142cm" svg:viewBox="0 0 2382 1300" draw:points="0,1300 2382,1300 2382,0 0,0">
              <text:p/>
            </draw:polygon>
            <draw:polygon draw:style-name="gr4" draw:text-style-name="P2" draw:layer="layout" svg:width="2.381cm" svg:height="1.299cm" svg:x="2.072cm" svg:y="9.142cm" svg:viewBox="0 0 2382 1300" draw:points="0,1300 2382,1300 2382,0 0,0">
              <text:p/>
            </draw:polygon>
          </draw:g>
          <draw:frame draw:style-name="gr21" draw:text-style-name="P2" draw:layer="layout" svg:width="2.381cm" svg:height="1.299cm" svg:x="2.072cm" svg:y="9.142cm">
            <draw:text-box>
              <text:p text:style-name="P1"><text:span text:style-name="T6"/></text:p>
              <text:p text:style-name="P1"><text:span text:style-name="T6">USB_MICRO_B_RA</text:span></text:p>
              <text:p text:style-name="P1"><text:span text:style-name="T6"/></text:p>
            </draw:text-box>
          </draw:frame>
        </draw:g>
        <draw:frame draw:style-name="gr26" draw:text-style-name="P2" draw:layer="layout" svg:width="1.468cm" svg:height="0.521cm" svg:x="9.559cm" svg:y="10.959cm">
          <draw:text-box>
            <text:p text:style-name="P1"><text:span text:style-name="T6">+5VDC_HDD</text:span></text:p>
          </draw:text-box>
        </draw:frame>
        <draw:line draw:style-name="gr24" draw:text-style-name="P2" draw:layer="layout" svg:x1="9.706cm" svg:y1="11.578cm" svg:x2="10.158cm" svg:y2="11.578cm">
          <text:p/>
        </draw:line>
        <draw:line draw:style-name="gr27" draw:text-style-name="P2" draw:layer="layout" svg:x1="10.158cm" svg:y1="11.34cm" svg:x2="10.158cm" svg:y2="11.578cm">
          <text:p/>
        </draw:line>
        <draw:g>
          <draw:g>
            <draw:polygon draw:style-name="gr28" draw:text-style-name="P11" draw:layer="layout" svg:width="1.826cm" svg:height="0.635cm" svg:x="7.876cm" svg:y="11.438cm" svg:viewBox="0 0 1827 636" draw:points="0,636 1827,636 1827,0 0,0">
              <text:p/>
            </draw:polygon>
            <draw:polygon draw:style-name="gr4" draw:text-style-name="P2" draw:layer="layout" svg:width="1.826cm" svg:height="0.635cm" svg:x="7.876cm" svg:y="11.438cm" svg:viewBox="0 0 1827 636" draw:points="0,636 1827,636 1827,0 0,0">
              <text:p/>
            </draw:polygon>
          </draw:g>
          <draw:frame draw:style-name="gr29" draw:text-style-name="P2" draw:layer="layout" svg:width="1.826cm" svg:height="0.759cm" svg:x="7.876cm" svg:y="11.376cm">
            <draw:text-box>
              <text:p text:style-name="P1"><text:span text:style-name="T6">Fuse</text:span></text:p>
              <text:p text:style-name="P1"><text:span text:style-name="T6">1.1ASR_S_1812</text:span></text:p>
            </draw:text-box>
          </draw:frame>
        </draw:g>
        <draw:polyline draw:style-name="gr25" draw:text-style-name="P2" draw:layer="layout" svg:width="6.762cm" svg:height="1.884cm" svg:x="4.453cm" svg:y="12.411cm" svg:viewBox="0 0 6763 1885" draw:points="6763,1885 6763,0 0,0">
          <text:p/>
        </draw:polyline>
        <draw:line draw:style-name="gr25" draw:text-style-name="P2" draw:layer="layout" svg:x1="11.216cm" svg:y1="14.296cm" svg:x2="12.763cm" svg:y2="14.296cm">
          <text:p/>
        </draw:line>
        <draw:polyline draw:style-name="gr25" draw:text-style-name="P2" draw:layer="layout" svg:width="0.278cm" svg:height="0.754cm" svg:x="6.319cm" svg:y="11.062cm" svg:viewBox="0 0 279 755" draw:points="279,755 279,0 0,0">
          <text:p/>
        </draw:polyline>
        <draw:frame draw:style-name="gr32" draw:text-style-name="P2" draw:layer="layout" svg:width="1.151cm" svg:height="0.521cm" svg:x="5.287cm" svg:y="10.724cm">
          <draw:text-box>
            <text:p text:style-name="P1"><text:span text:style-name="T6">OTG_VCC</text:span></text:p>
          </draw:text-box>
        </draw:frame>
        <draw:line draw:style-name="gr27" draw:text-style-name="P2" draw:layer="layout" svg:x1="4.961cm" svg:y1="11.566cm" svg:x2="4.961cm" svg:y2="12.411cm">
          <text:p/>
        </draw:line>
        <draw:g>
          <draw:polyline draw:style-name="gr4" draw:text-style-name="P2" draw:layer="layout" svg:width="0.254cm" svg:height="0.635cm" svg:x="4.834cm" svg:y="10.935cm" svg:viewBox="0 0 255 636" draw:points="128,0 255,52 0,158 255,264 0,371 254,477 0,583 126,636">
            <text:p/>
          </draw:polyline>
          <draw:frame draw:style-name="gr33" draw:text-style-name="P2" draw:layer="layout" svg:width="0.635cm" svg:height="1.219cm" draw:transform="rotate (-1.5707963267949) translate (5.57cm 10.935cm)">
            <draw:text-box>
              <text:p/>
            </draw:text-box>
          </draw:frame>
        </draw:g>
        <draw:line draw:style-name="gr27" draw:text-style-name="P2" draw:layer="layout" svg:x1="4.961cm" svg:y1="10.275cm" svg:x2="4.961cm" svg:y2="10.934cm">
          <text:p/>
        </draw:line>
        <draw:frame draw:style-name="gr32" draw:text-style-name="P2" draw:layer="layout" svg:width="0.814cm" svg:height="0.521cm" draw:transform="rotate (1.5707963267949) translate (4.473cm 11.608cm)">
          <draw:text-box>
            <text:p text:style-name="P1"><text:span text:style-name="T6">0R21</text:span></text:p>
          </draw:text-box>
        </draw:frame>
        <draw:line draw:style-name="gr24" draw:text-style-name="P2" draw:layer="layout" svg:x1="4.453cm" svg:y1="10.278cm" svg:x2="4.963cm" svg:y2="10.278cm">
          <text:p/>
        </draw:line>
        <draw:frame draw:style-name="gr32" draw:text-style-name="P2" draw:layer="layout" svg:width="0.893cm" svg:height="0.521cm" svg:x="4.453cm" svg:y="9.927cm">
          <draw:text-box>
            <text:p text:style-name="P1"><text:span text:style-name="T6">DP,DM</text:span></text:p>
          </draw:text-box>
        </draw:frame>
        <draw:frame draw:style-name="gr32" draw:text-style-name="P2" draw:layer="layout" svg:width="1.151cm" svg:height="0.521cm" svg:x="4.493cm" svg:y="8.935cm">
          <draw:text-box>
            <text:p text:style-name="P1"><text:span text:style-name="T6">OTG_VCC</text:span></text:p>
          </draw:text-box>
        </draw:frame>
        <draw:g>
          <draw:path draw:style-name="gr34" draw:text-style-name="P2" draw:layer="layout" svg:width="0.278cm" svg:height="0.556cm" svg:x="3.183cm" svg:y="10.714cm" svg:viewBox="0 0 279 557" svg:d="M93 557h93M46 511h187M0 465h279M139 0v465">
            <text:p/>
          </draw:path>
          <draw:frame draw:style-name="gr35" draw:text-style-name="P2" draw:layer="layout" svg:width="0.071cm" svg:height="1.007cm" svg:x="3.461cm" svg:y="10.83cm">
            <draw:text-box>
              <text:p/>
            </draw:text-box>
          </draw:frame>
        </draw:g>
        <draw:g>
          <draw:polyline draw:style-name="gr4" draw:text-style-name="P2" draw:layer="layout" svg:width="0.635cm" svg:height="0.254cm" svg:x="3.739cm" svg:y="10.585cm" svg:viewBox="0 0 636 255" draw:points="0,128 52,0 158,255 264,0 371,255 477,0 583,255 636,128">
            <text:p/>
          </draw:polyline>
          <draw:frame draw:style-name="gr33" draw:text-style-name="P2" draw:layer="layout" svg:width="0.635cm" svg:height="1.219cm" svg:x="3.739cm" svg:y="10.103cm">
            <draw:text-box>
              <text:p/>
            </draw:text-box>
          </draw:frame>
        </draw:g>
        <draw:line draw:style-name="gr27" draw:text-style-name="P2" draw:layer="layout" svg:x1="4.952cm" svg:y1="10.712cm" svg:x2="4.374cm" svg:y2="10.712cm">
          <text:p/>
        </draw:line>
        <draw:line draw:style-name="gr27" draw:text-style-name="P2" draw:layer="layout" svg:x1="3.739cm" svg:y1="10.712cm" svg:x2="3.325cm" svg:y2="10.712cm">
          <text:p/>
        </draw:line>
        <draw:frame draw:style-name="gr32" draw:text-style-name="P2" draw:layer="layout" svg:width="1.191cm" svg:height="0.521cm" svg:x="3.421cm" svg:y="10.724cm">
          <draw:text-box>
            <text:p text:style-name="P1"><text:span text:style-name="T6">OPENR21</text:span></text:p>
          </draw:text-box>
        </draw:frame>
        <draw:frame draw:style-name="gr30" draw:text-style-name="P2" draw:layer="layout" svg:width="0.976cm" svg:height="0.521cm" svg:x="11.26cm" svg:y="14.172cm">
          <draw:text-box>
            <text:p text:style-name="P1"><text:span text:style-name="T6">OTG_ID</text:span></text:p>
          </draw:text-box>
        </draw:frame>
        <draw:line draw:style-name="gr25" draw:text-style-name="P2" draw:layer="layout" svg:x1="11.201cm" svg:y1="14.514cm" svg:x2="12.763cm" svg:y2="14.514cm">
          <text:p/>
        </draw:line>
        <draw:frame draw:style-name="gr30" draw:text-style-name="P2" draw:layer="layout" svg:width="1.806cm" svg:height="0.521cm" svg:x="10.66cm" svg:y="14.41cm">
          <draw:text-box>
            <text:p text:style-name="P1"><text:span text:style-name="T6">OTG_VBUS_1.8V</text:span></text:p>
          </draw:text-box>
        </draw:frame>
        <draw:line draw:style-name="gr25" draw:text-style-name="P2" draw:layer="layout" svg:x1="10.687cm" svg:y1="14.732cm" svg:x2="12.763cm" svg:y2="14.732cm">
          <text:p/>
        </draw:line>
        <draw:line draw:style-name="gr16" draw:text-style-name="P2" draw:layer="layout" svg:x1="13.558cm" svg:y1="12.707cm" svg:x2="13.558cm" svg:y2="12.031cm">
          <text:p/>
        </draw:line>
        <draw:g>
          <draw:g>
            <draw:polygon draw:style-name="gr11" draw:text-style-name="P7" draw:layer="layout" svg:width="1.588cm" svg:height="0.635cm" svg:x="12.764cm" svg:y="11.396cm" svg:viewBox="0 0 1589 636" draw:points="0,636 1589,636 1589,0 0,0">
              <text:p/>
            </draw:polygon>
            <draw:polygon draw:style-name="gr4" draw:text-style-name="P2" draw:layer="layout" svg:width="1.588cm" svg:height="0.635cm" svg:x="12.764cm" svg:y="11.396cm" svg:viewBox="0 0 1589 636" draw:points="0,636 1589,636 1589,0 0,0">
              <text:p/>
            </draw:polygon>
          </draw:g>
          <draw:frame draw:style-name="gr29" draw:text-style-name="P2" draw:layer="layout" svg:width="1.588cm" svg:height="0.635cm" svg:x="12.764cm" svg:y="11.396cm">
            <draw:text-box>
              <text:p text:style-name="P6"><text:span text:style-name="T8">ESD Protection </text:span></text:p>
            </draw:text-box>
          </draw:frame>
        </draw:g>
        <draw:g>
          <draw:path draw:style-name="gr19" draw:text-style-name="P9" draw:layer="layout" svg:width="6.191cm" svg:height="4.207cm" svg:x="4.548cm" svg:y="18.264cm" svg:viewBox="0 0 6192 4208" svg:d="M5874 4208h1c56 0 110-15 158-42 49-28 89-68 117-117 27-48 42-102 42-158v-3574c0-56-15-110-42-158-28-49-68-89-117-117-48-27-102-42-158-42h-1-5557c-56 0-110 15-158 42-49 28-89 68-117 117-27 48-42 102-42 158v3574c0 56 15 110 42 158 28 49 68 89 117 117 48 27 102 42 158 42z">
            <text:p/>
          </draw:path>
          <draw:path draw:style-name="gr4" draw:text-style-name="P2" draw:layer="layout" svg:width="6.191cm" svg:height="4.207cm" svg:x="4.548cm" svg:y="18.264cm" svg:viewBox="0 0 6192 4208" svg:d="M5874 4208h1c56 0 110-15 158-42 49-28 89-68 117-117 27-48 42-102 42-158v-3574c0-56-15-110-42-158-28-49-68-89-117-117-48-27-102-42-158-42h-1-5557c-56 0-110 15-158 42-49 28-89 68-117 117-27 48-42 102-42 158v3574c0 56 15 110 42 158 28 49 68 89 117 117 48 27 102 42 158 42z">
            <text:p/>
          </draw:path>
        </draw:g>
        <draw:line draw:style-name="gr4" draw:text-style-name="P2" draw:layer="layout" svg:x1="8.426cm" svg:y1="21.254cm" svg:x2="8.424cm" svg:y2="20.951cm">
          <text:p/>
        </draw:line>
        <draw:line draw:style-name="gr4" draw:text-style-name="P2" draw:layer="layout" svg:x1="8.426cm" svg:y1="21.436cm" svg:x2="8.424cm" svg:y2="21.786cm">
          <text:p/>
        </draw:line>
        <draw:line draw:style-name="gr4" draw:text-style-name="P2" draw:layer="layout" svg:x1="8.432cm" svg:y1="20.953cm" svg:x2="8.63cm" svg:y2="20.953cm">
          <text:p/>
        </draw:line>
        <draw:line draw:style-name="gr4" draw:text-style-name="P2" draw:layer="layout" svg:x1="8.432cm" svg:y1="21.787cm" svg:x2="8.629cm" svg:y2="21.787cm">
          <text:p/>
        </draw:line>
        <draw:g>
          <draw:g>
            <draw:polygon draw:style-name="gr17" draw:text-style-name="P8" draw:layer="layout" svg:width="0.304cm" svg:height="0.091cm" svg:x="8.273cm" svg:y="21.299cm" svg:viewBox="0 0 305 92" draw:points="0,0 305,0 305,92 0,92">
              <text:p/>
            </draw:polygon>
            <draw:path draw:style-name="gr34" draw:text-style-name="P2" draw:layer="layout" svg:width="0.304cm" svg:height="0.182cm" svg:x="8.273cm" svg:y="21.253cm" svg:viewBox="0 0 305 183" svg:d="M30 183h244M0 45h305v92h-305zM30 0h244M30 0h91M183 0h91M30 183h91M183 183h91">
              <text:p/>
            </draw:path>
          </draw:g>
          <draw:frame draw:style-name="gr36" draw:text-style-name="P2" draw:layer="layout" svg:width="0.182cm" svg:height="1.007cm" draw:transform="rotate (-1.5707963267949) translate (8.577cm 21.253cm)">
            <draw:text-box>
              <text:p/>
            </draw:text-box>
          </draw:frame>
        </draw:g>
        <draw:g>
          <draw:g>
            <draw:polygon draw:style-name="gr37" draw:text-style-name="P12" draw:layer="layout" svg:width="0.983cm" svg:height="2.697cm" svg:x="4.981cm" svg:y="18.742cm" svg:viewBox="0 0 984 2698" draw:points="0,2698 984,2698 984,0 0,0">
              <text:p/>
            </draw:polygon>
            <draw:polygon draw:style-name="gr4" draw:text-style-name="P2" draw:layer="layout" svg:width="0.983cm" svg:height="2.697cm" svg:x="4.981cm" svg:y="18.742cm" svg:viewBox="0 0 984 2698" draw:points="0,2698 984,2698 984,0 0,0">
              <text:p/>
            </draw:polygon>
          </draw:g>
          <draw:frame draw:style-name="gr38" draw:text-style-name="P2" draw:layer="layout" svg:width="0.983cm" svg:height="2.697cm" svg:x="4.981cm" svg:y="18.742cm">
            <draw:text-box>
              <text:p text:style-name="P1"><text:span text:style-name="T6">RJ45 With LED's</text:span></text:p>
            </draw:text-box>
          </draw:frame>
        </draw:g>
        <draw:line draw:style-name="gr39" draw:text-style-name="P2" draw:layer="layout" svg:x1="6.595cm" svg:y1="19.858cm" svg:x2="5.964cm" svg:y2="19.858cm">
          <text:p/>
        </draw:line>
        <draw:line draw:style-name="gr39" draw:text-style-name="P2" draw:layer="layout" svg:x1="6.595cm" svg:y1="20.23cm" svg:x2="5.964cm" svg:y2="20.23cm">
          <text:p/>
        </draw:line>
        <draw:line draw:style-name="gr39" draw:text-style-name="P2" draw:layer="layout" svg:x1="8.632cm" svg:y1="18.905cm" svg:x2="5.964cm" svg:y2="18.905cm">
          <text:p/>
        </draw:line>
        <draw:line draw:style-name="gr39" draw:text-style-name="P2" draw:layer="layout" svg:x1="8.632cm" svg:y1="19.3cm" svg:x2="5.964cm" svg:y2="19.3cm">
          <text:p/>
        </draw:line>
        <draw:g>
          <draw:polygon draw:style-name="gr40" draw:text-style-name="P13" draw:layer="layout" svg:width="0.683cm" svg:height="0.558cm" svg:x="7.94cm" svg:y="20.23cm" svg:viewBox="0 0 684 559" draw:points="547,186 136,186 136,0 0,280 136,559 136,373 547,373 547,559 684,280 547,0">
            <text:p/>
          </draw:polygon>
          <draw:polygon draw:style-name="gr4" draw:text-style-name="P2" draw:layer="layout" svg:width="0.683cm" svg:height="0.558cm" svg:x="7.94cm" svg:y="20.23cm" svg:viewBox="0 0 684 559" draw:points="547,186 136,186 136,0 0,280 136,559 136,373 547,373 547,559 684,280 547,0">
            <text:p/>
          </draw:polygon>
        </draw:g>
        <draw:frame draw:style-name="gr41" draw:text-style-name="P2" draw:layer="layout" svg:width="1.073cm" svg:height="0.521cm" svg:x="6.639cm" svg:y="18.482cm">
          <draw:text-box>
            <text:p text:style-name="P1"><text:span text:style-name="T6">LED_G</text:span></text:p>
          </draw:text-box>
        </draw:frame>
        <draw:frame draw:style-name="gr41" draw:text-style-name="P2" draw:layer="layout" svg:width="1.073cm" svg:height="0.521cm" svg:x="6.646cm" svg:y="18.88cm">
          <draw:text-box>
            <text:p text:style-name="P1"><text:span text:style-name="T6">LED_Y</text:span></text:p>
          </draw:text-box>
        </draw:frame>
        <draw:g>
          <draw:polygon draw:style-name="gr17" draw:text-style-name="P8" draw:layer="layout" svg:width="1.334cm" svg:height="1.953cm" svg:x="6.596cm" svg:y="19.486cm" svg:viewBox="0 0 1335 1954" draw:points="0,1954 1335,1954 1335,0 0,0">
            <text:p/>
          </draw:polygon>
          <draw:polygon draw:style-name="gr4" draw:text-style-name="P2" draw:layer="layout" svg:width="1.334cm" svg:height="1.953cm" svg:x="6.596cm" svg:y="19.486cm" svg:viewBox="0 0 1335 1954" draw:points="0,1954 1335,1954 1335,0 0,0">
            <text:p/>
          </draw:polygon>
        </draw:g>
        <draw:line draw:style-name="gr4" draw:text-style-name="P2" draw:layer="layout" svg:x1="6.666cm" svg:y1="19.742cm" svg:x2="7.017cm" svg:y2="19.742cm">
          <text:p/>
        </draw:line>
        <draw:path draw:style-name="gr4" draw:text-style-name="P2" draw:layer="layout" svg:width="0.14cm" svg:height="1.488cm" svg:x="7.017cm" svg:y="19.742cm" svg:viewBox="0 0 141 1489" svg:d="M0 0c25 0 49 9 70 25 22 16 40 40 52 68s19 60 19 93c0 33-7 65-19 93s-30 52-51 68c-22 17-46 25-71 25 25 0 49 9 70 25 22 17 40 40 52 68 12 29 19 61 19 93 0 33-7 65-19 93-12 29-30 52-51 69-22 16-46 25-71 25 25 0 49 8 70 24 22 17 40 40 52 69 12 28 19 60 19 93 0 32-7 64-19 93-12 28-30 51-51 68-22 16-46 25-71 25 25 0 49 8 70 25 22 16 40 40 52 68s19 60 19 93c0 33-7 65-19 93s-30 52-51 68c-22 16-46 25-71 25">
          <text:p/>
        </draw:path>
        <draw:line draw:style-name="gr4" draw:text-style-name="P2" draw:layer="layout" svg:x1="6.666cm" svg:y1="21.23cm" svg:x2="7.017cm" svg:y2="21.23cm">
          <text:p/>
        </draw:line>
        <draw:line draw:style-name="gr4" draw:text-style-name="P2" draw:layer="layout" svg:x1="7.86cm" svg:y1="21.23cm" svg:x2="7.509cm" svg:y2="21.23cm">
          <text:p/>
        </draw:line>
        <draw:path draw:style-name="gr4" draw:text-style-name="P2" draw:layer="layout" svg:width="0.14cm" svg:height="1.488cm" svg:x="7.368cm" svg:y="19.742cm" svg:viewBox="0 0 141 1489" svg:d="M141 1489c-25 0-49-9-70-25-22-16-40-40-52-68s-19-60-19-93c0-33 7-65 19-93s30-52 51-68c22-17 46-25 71-25-25 0-49-9-70-25-22-17-40-40-52-68-12-29-19-61-19-93 0-33 7-65 19-93 12-29 30-52 51-69 22-16 46-24 71-24-25 0-49-9-70-25-22-17-40-40-52-69-12-28-19-60-19-93 0-32 7-64 19-93 12-28 30-51 51-68 22-16 46-25 71-25-25 0-49-8-70-25-22-16-40-40-52-68s-19-60-19-93c0-33 7-65 19-93s30-52 51-68c22-16 46-25 71-25">
          <text:p/>
        </draw:path>
        <draw:line draw:style-name="gr4" draw:text-style-name="P2" draw:layer="layout" svg:x1="7.86cm" svg:y1="19.742cm" svg:x2="7.509cm" svg:y2="19.742cm">
          <text:p/>
        </draw:line>
        <draw:line draw:style-name="gr4" draw:text-style-name="P2" draw:layer="layout" svg:x1="7.228cm" svg:y1="19.742cm" svg:x2="7.228cm" svg:y2="21.23cm">
          <text:p/>
        </draw:line>
        <draw:line draw:style-name="gr4" draw:text-style-name="P2" draw:layer="layout" svg:x1="7.298cm" svg:y1="19.742cm" svg:x2="7.298cm" svg:y2="21.23cm">
          <text:p/>
        </draw:line>
        <draw:frame draw:style-name="gr30" draw:text-style-name="P2" draw:layer="layout" svg:width="0.873cm" svg:height="0.521cm" svg:x="8.487cm" svg:y="18.121cm">
          <draw:text-box>
            <text:p text:style-name="P1"><text:span text:style-name="T6">+1.8V</text:span></text:p>
          </draw:text-box>
        </draw:frame>
        <draw:g>
          <draw:g>
            <draw:polygon draw:style-name="gr9" draw:text-style-name="P5" draw:layer="layout" svg:width="1.746cm" svg:height="3.148cm" svg:x="8.63cm" svg:y="18.805cm" svg:viewBox="0 0 1747 3149" draw:points="0,3149 1747,3149 1747,0 0,0">
              <text:p/>
            </draw:polygon>
            <draw:polygon draw:style-name="gr4" draw:text-style-name="P2" draw:layer="layout" svg:width="1.746cm" svg:height="3.148cm" svg:x="8.63cm" svg:y="18.805cm" svg:viewBox="0 0 1747 3149" draw:points="0,3149 1747,3149 1747,0 0,0">
              <text:p/>
            </draw:polygon>
          </draw:g>
          <draw:frame draw:style-name="gr42" draw:text-style-name="P2" draw:layer="layout" svg:width="1.746cm" svg:height="3.148cm" svg:x="8.63cm" svg:y="18.805cm">
            <draw:text-box>
              <text:p text:style-name="P1"><text:span text:style-name="T6">RTL8211E </text:span></text:p>
              <text:p text:style-name="P1"><text:span text:style-name="T6">(Gig PHY)</text:span></text:p>
            </draw:text-box>
          </draw:frame>
        </draw:g>
        <draw:line draw:style-name="gr24" draw:text-style-name="P2" draw:layer="layout" svg:x1="8.914cm" svg:y1="18.804cm" svg:x2="8.914cm" svg:y2="18.46cm">
          <text:p/>
        </draw:line>
        <draw:line draw:style-name="gr39" draw:text-style-name="P2" draw:layer="layout" svg:x1="5.971cm" svg:y1="21cm" svg:x2="6.602cm" svg:y2="21cm">
          <text:p/>
        </draw:line>
        <draw:line draw:style-name="gr39" draw:text-style-name="P2" draw:layer="layout" svg:x1="5.971cm" svg:y1="20.629cm" svg:x2="6.602cm" svg:y2="20.629cm">
          <text:p/>
        </draw:line>
        <draw:frame draw:style-name="gr30" draw:text-style-name="P2" draw:layer="layout" svg:width="1.024cm" svg:height="0.521cm" draw:transform="rotate (1.5707963267949) translate (7.901cm 21.854cm)">
          <draw:text-box>
            <text:p text:style-name="P1"><text:span text:style-name="T6">25 MHZ</text:span></text:p>
          </draw:text-box>
        </draw:frame>
        <draw:g>
          <draw:path draw:style-name="gr19" draw:text-style-name="P9" draw:layer="layout" svg:width="6.191cm" svg:height="3.969cm" svg:x="4.548cm" svg:y="22.709cm" svg:viewBox="0 0 6192 3970" svg:d="M5874 3970h1c56 0 110-15 158-42 49-28 89-68 117-117 27-48 42-102 42-158v-3336c0-56-15-110-42-158-28-49-68-89-117-117-48-27-102-42-158-42h-1-5557c-56 0-110 15-158 42-49 28-89 68-117 117-27 48-42 102-42 158v3336c0 56 15 110 42 158 28 49 68 89 117 117 48 27 102 42 158 42z">
            <text:p/>
          </draw:path>
          <draw:path draw:style-name="gr4" draw:text-style-name="P2" draw:layer="layout" svg:width="6.191cm" svg:height="3.969cm" svg:x="4.548cm" svg:y="22.709cm" svg:viewBox="0 0 6192 3970" svg:d="M5874 3970h1c56 0 110-15 158-42 49-28 89-68 117-117 27-48 42-102 42-158v-3336c0-56-15-110-42-158-28-49-68-89-117-117-48-27-102-42-158-42h-1-5557c-56 0-110 15-158 42-49 28-89 68-117 117-27 48-42 102-42 158v3336c0 56 15 110 42 158 28 49 68 89 117 117 48 27 102 42 158 42z">
            <text:p/>
          </draw:path>
        </draw:g>
        <draw:g>
          <draw:g>
            <draw:polygon draw:style-name="gr37" draw:text-style-name="P12" draw:layer="layout" svg:width="0.983cm" svg:height="2.697cm" svg:x="4.979cm" svg:y="23.258cm" svg:viewBox="0 0 984 2698" draw:points="0,2698 984,2698 984,0 0,0">
              <text:p/>
            </draw:polygon>
            <draw:polygon draw:style-name="gr4" draw:text-style-name="P2" draw:layer="layout" svg:width="0.983cm" svg:height="2.697cm" svg:x="4.979cm" svg:y="23.258cm" svg:viewBox="0 0 984 2698" draw:points="0,2698 984,2698 984,0 0,0">
              <text:p/>
            </draw:polygon>
          </draw:g>
          <draw:frame draw:style-name="gr38" draw:text-style-name="P2" draw:layer="layout" svg:width="0.983cm" svg:height="2.697cm" svg:x="4.979cm" svg:y="23.258cm">
            <draw:text-box>
              <text:p text:style-name="P1"><text:span text:style-name="T6">RJ45 With LED's</text:span></text:p>
            </draw:text-box>
          </draw:frame>
        </draw:g>
        <draw:line draw:style-name="gr39" draw:text-style-name="P2" draw:layer="layout" svg:x1="6.593cm" svg:y1="24.374cm" svg:x2="5.962cm" svg:y2="24.374cm">
          <text:p/>
        </draw:line>
        <draw:line draw:style-name="gr39" draw:text-style-name="P2" draw:layer="layout" svg:x1="7.396cm" svg:y1="24.745cm" svg:x2="5.962cm" svg:y2="24.745cm">
          <text:p/>
        </draw:line>
        <draw:line draw:style-name="gr39" draw:text-style-name="P2" draw:layer="layout" svg:x1="8.63cm" svg:y1="23.42cm" svg:x2="5.962cm" svg:y2="23.42cm">
          <text:p/>
        </draw:line>
        <draw:line draw:style-name="gr39" draw:text-style-name="P2" draw:layer="layout" svg:x1="8.63cm" svg:y1="23.816cm" svg:x2="5.962cm" svg:y2="23.816cm">
          <text:p/>
        </draw:line>
        <draw:g>
          <draw:polygon draw:style-name="gr40" draw:text-style-name="P13" draw:layer="layout" svg:width="0.683cm" svg:height="0.558cm" svg:x="7.939cm" svg:y="24.745cm" svg:viewBox="0 0 684 559" draw:points="547,186 136,186 136,0 0,280 136,559 136,373 547,373 547,559 684,280 547,0">
            <text:p/>
          </draw:polygon>
          <draw:polygon draw:style-name="gr4" draw:text-style-name="P2" draw:layer="layout" svg:width="0.683cm" svg:height="0.558cm" svg:x="7.939cm" svg:y="24.745cm" svg:viewBox="0 0 684 559" draw:points="547,186 136,186 136,0 0,280 136,559 136,373 547,373 547,559 684,280 547,0">
            <text:p/>
          </draw:polygon>
        </draw:g>
        <draw:frame draw:style-name="gr41" draw:text-style-name="P2" draw:layer="layout" svg:width="1.073cm" svg:height="0.521cm" svg:x="6.637cm" svg:y="22.997cm">
          <draw:text-box>
            <text:p text:style-name="P1"><text:span text:style-name="T6">LED_G</text:span></text:p>
          </draw:text-box>
        </draw:frame>
        <draw:frame draw:style-name="gr41" draw:text-style-name="P2" draw:layer="layout" svg:width="1.073cm" svg:height="0.521cm" svg:x="6.645cm" svg:y="23.395cm">
          <draw:text-box>
            <text:p text:style-name="P1"><text:span text:style-name="T6">LED_Y</text:span></text:p>
          </draw:text-box>
        </draw:frame>
        <draw:g>
          <draw:polygon draw:style-name="gr17" draw:text-style-name="P8" draw:layer="layout" svg:width="1.334cm" svg:height="1.953cm" svg:x="6.594cm" svg:y="24.001cm" svg:viewBox="0 0 1335 1954" draw:points="0,1954 1335,1954 1335,0 0,0">
            <text:p/>
          </draw:polygon>
          <draw:polygon draw:style-name="gr4" draw:text-style-name="P2" draw:layer="layout" svg:width="1.334cm" svg:height="1.953cm" svg:x="6.594cm" svg:y="24.001cm" svg:viewBox="0 0 1335 1954" draw:points="0,1954 1335,1954 1335,0 0,0">
            <text:p/>
          </draw:polygon>
        </draw:g>
        <draw:line draw:style-name="gr4" draw:text-style-name="P2" draw:layer="layout" svg:x1="6.664cm" svg:y1="24.257cm" svg:x2="7.015cm" svg:y2="24.257cm">
          <text:p/>
        </draw:line>
        <draw:path draw:style-name="gr4" draw:text-style-name="P2" draw:layer="layout" svg:width="0.14cm" svg:height="1.488cm" svg:x="7.015cm" svg:y="24.257cm" svg:viewBox="0 0 141 1489" svg:d="M0 0c25 0 49 9 70 25 22 16 40 40 52 68s19 60 19 93c0 33-7 65-19 93s-30 52-51 68c-22 17-46 25-71 25 25 0 49 9 70 25 22 17 40 40 52 68 12 29 19 61 19 93 0 33-7 65-19 93-12 29-30 52-51 69-22 16-46 25-71 25 25 0 49 8 70 24 22 17 40 40 52 69 12 28 19 60 19 93 0 32-7 64-19 93-12 28-30 51-51 68-22 16-46 25-71 25 25 0 49 8 70 25 22 16 40 40 52 68s19 60 19 93c0 33-7 65-19 93s-30 52-51 68c-22 16-46 25-71 25">
          <text:p/>
        </draw:path>
        <draw:line draw:style-name="gr4" draw:text-style-name="P2" draw:layer="layout" svg:x1="6.664cm" svg:y1="25.745cm" svg:x2="7.015cm" svg:y2="25.745cm">
          <text:p/>
        </draw:line>
        <draw:line draw:style-name="gr4" draw:text-style-name="P2" draw:layer="layout" svg:x1="7.858cm" svg:y1="25.745cm" svg:x2="7.507cm" svg:y2="25.745cm">
          <text:p/>
        </draw:line>
        <draw:path draw:style-name="gr4" draw:text-style-name="P2" draw:layer="layout" svg:width="0.14cm" svg:height="1.488cm" svg:x="7.367cm" svg:y="24.257cm" svg:viewBox="0 0 141 1489" svg:d="M141 1489c-25 0-49-9-70-25-22-16-40-40-52-68s-19-60-19-93c0-33 7-65 19-93s30-52 51-68c22-17 46-25 71-25-25 0-49-9-70-25-22-17-40-40-52-68-12-29-19-61-19-93 0-33 7-65 19-93 12-29 30-52 51-69 22-16 46-24 71-24-25 0-49-9-70-25-22-17-40-40-52-69-12-28-19-60-19-93 0-32 7-64 19-93 12-28 30-51 51-68 22-16 46-25 71-25-25 0-49-8-70-25-22-16-40-40-52-68s-19-60-19-93c0-33 7-65 19-93s30-52 51-68c22-16 46-25 71-25">
          <text:p/>
        </draw:path>
        <draw:line draw:style-name="gr4" draw:text-style-name="P2" draw:layer="layout" svg:x1="7.858cm" svg:y1="24.257cm" svg:x2="7.507cm" svg:y2="24.257cm">
          <text:p/>
        </draw:line>
        <draw:line draw:style-name="gr4" draw:text-style-name="P2" draw:layer="layout" svg:x1="7.226cm" svg:y1="24.257cm" svg:x2="7.226cm" svg:y2="25.745cm">
          <text:p/>
        </draw:line>
        <draw:line draw:style-name="gr4" draw:text-style-name="P2" draw:layer="layout" svg:x1="7.296cm" svg:y1="24.257cm" svg:x2="7.296cm" svg:y2="25.745cm">
          <text:p/>
        </draw:line>
        <draw:g>
          <draw:g>
            <draw:polygon draw:style-name="gr9" draw:text-style-name="P5" draw:layer="layout" svg:width="1.746cm" svg:height="3.148cm" svg:x="8.629cm" svg:y="23.32cm" svg:viewBox="0 0 1747 3149" draw:points="0,3149 1747,3149 1747,0 0,0">
              <text:p/>
            </draw:polygon>
            <draw:polygon draw:style-name="gr4" draw:text-style-name="P2" draw:layer="layout" svg:width="1.746cm" svg:height="3.148cm" svg:x="8.629cm" svg:y="23.32cm" svg:viewBox="0 0 1747 3149" draw:points="0,3149 1747,3149 1747,0 0,0">
              <text:p/>
            </draw:polygon>
          </draw:g>
          <draw:frame draw:style-name="gr42" draw:text-style-name="P2" draw:layer="layout" svg:width="1.746cm" svg:height="3.148cm" svg:x="8.629cm" svg:y="23.32cm">
            <draw:text-box>
              <text:p text:style-name="P1"><text:span text:style-name="T6">RTL8211F </text:span></text:p>
              <text:p text:style-name="P1"><text:span text:style-name="T6">(Gig PHY)</text:span></text:p>
            </draw:text-box>
          </draw:frame>
        </draw:g>
        <draw:line draw:style-name="gr39" draw:text-style-name="P2" draw:layer="layout" svg:x1="5.97cm" svg:y1="25.516cm" svg:x2="6.601cm" svg:y2="25.516cm">
          <text:p/>
        </draw:line>
        <draw:line draw:style-name="gr39" draw:text-style-name="P2" draw:layer="layout" svg:x1="5.97cm" svg:y1="25.144cm" svg:x2="6.601cm" svg:y2="25.144cm">
          <text:p/>
        </draw:line>
        <draw:polyline draw:style-name="gr25" draw:text-style-name="P2" draw:layer="layout" svg:width="0.578cm" svg:height="3.317cm" svg:x="12.18cm" svg:y="21cm" svg:viewBox="0 0 579 3318" draw:points="0,3318 0,0 579,0">
          <text:p/>
        </draw:polyline>
        <draw:line draw:style-name="gr24" draw:text-style-name="P2" draw:layer="layout" svg:x1="10.377cm" svg:y1="24.317cm" svg:x2="12.181cm" svg:y2="24.317cm">
          <text:p/>
        </draw:line>
        <draw:frame draw:style-name="gr43" draw:text-style-name="P2" draw:layer="layout" svg:width="1.588cm" svg:height="0.759cm" svg:x="10.74cm" svg:y="23.705cm">
          <draw:text-box>
            <text:p text:style-name="P1"><text:span text:style-name="T6">GMAC1 to PHY</text:span></text:p>
            <text:p text:style-name="P1"><text:span text:style-name="T6">RGMII</text:span></text:p>
          </draw:text-box>
        </draw:frame>
        <draw:line draw:style-name="gr24" draw:text-style-name="P2" draw:layer="layout" svg:x1="10.38cm" svg:y1="19.572cm" svg:x2="12.757cm" svg:y2="19.572cm">
          <text:p/>
        </draw:line>
        <draw:frame draw:style-name="gr44" draw:text-style-name="P2" draw:layer="layout" svg:width="1.588cm" svg:height="0.759cm" svg:x="10.898cm" svg:y="18.972cm">
          <draw:text-box>
            <text:p text:style-name="P1"><text:span text:style-name="T6">GMAC0 to PHY</text:span></text:p>
            <text:p text:style-name="P1"><text:span text:style-name="T6">RGMII</text:span></text:p>
          </draw:text-box>
        </draw:frame>
        <draw:g>
          <draw:g>
            <draw:polygon draw:style-name="gr17" draw:text-style-name="P8" draw:layer="layout" svg:width="1.872cm" svg:height="0.381cm" svg:x="24.102cm" svg:y="13.034cm" svg:viewBox="0 0 1873 382" draw:points="0,382 1873,382 1873,0 0,0">
              <text:p/>
            </draw:polygon>
            <draw:polygon draw:style-name="gr4" draw:text-style-name="P2" draw:layer="layout" svg:width="1.872cm" svg:height="0.381cm" svg:x="24.102cm" svg:y="13.034cm" svg:viewBox="0 0 1873 382" draw:points="0,382 1873,382 1873,0 0,0">
              <text:p/>
            </draw:polygon>
          </draw:g>
          <draw:frame draw:style-name="gr45" draw:text-style-name="P2" draw:layer="layout" svg:width="1.872cm" svg:height="0.568cm" svg:x="24.102cm" svg:y="12.941cm">
            <draw:text-box>
              <text:p text:style-name="P1"><text:span text:style-name="T9">Buffer</text:span></text:p>
            </draw:text-box>
          </draw:frame>
        </draw:g>
        <draw:g>
          <draw:g>
            <draw:polygon draw:style-name="gr17" draw:text-style-name="P8" draw:layer="layout" svg:width="2.535cm" svg:height="0.635cm" svg:x="27.13cm" svg:y="12.907cm" svg:viewBox="0 0 2536 636" draw:points="0,636 2536,636 2536,0 0,0">
              <text:p/>
            </draw:polygon>
            <draw:polygon draw:style-name="gr4" draw:text-style-name="P2" draw:layer="layout" svg:width="2.535cm" svg:height="0.635cm" svg:x="27.13cm" svg:y="12.907cm" svg:viewBox="0 0 2536 636" draw:points="0,636 2536,636 2536,0 0,0">
              <text:p/>
            </draw:polygon>
          </draw:g>
          <draw:frame draw:style-name="gr29" draw:text-style-name="P2" draw:layer="layout" svg:width="2.535cm" svg:height="0.853cm" svg:x="27.13cm" svg:y="12.798cm">
            <draw:text-box>
              <text:p text:style-name="P1"><text:span text:style-name="T9">2 <text:s/>Alarm Inputs from TBS Connector</text:span></text:p>
            </draw:text-box>
          </draw:frame>
        </draw:g>
        <draw:line draw:style-name="gr24" draw:text-style-name="P2" draw:layer="layout" svg:x1="25.973cm" svg:y1="13.224cm" svg:x2="27.129cm" svg:y2="13.224cm">
          <text:p/>
        </draw:line>
        <draw:g>
          <draw:g>
            <draw:polygon draw:style-name="gr17" draw:text-style-name="P8" draw:layer="layout" svg:width="1.583cm" svg:height="0.254cm" svg:x="23.529cm" svg:y="14.06cm" svg:viewBox="0 0 1584 255" draw:points="0,255 1584,255 1584,0 0,0">
              <text:p/>
            </draw:polygon>
            <draw:polygon draw:style-name="gr4" draw:text-style-name="P2" draw:layer="layout" svg:width="1.583cm" svg:height="0.254cm" svg:x="23.529cm" svg:y="14.06cm" svg:viewBox="0 0 1584 255" draw:points="0,255 1584,255 1584,0 0,0">
              <text:p/>
            </draw:polygon>
          </draw:g>
          <draw:frame draw:style-name="gr30" draw:text-style-name="P2" draw:layer="layout" svg:width="1.583cm" svg:height="0.568cm" svg:x="23.529cm" svg:y="13.903cm">
            <draw:text-box>
              <text:p text:style-name="P1"><text:span text:style-name="T9">Relay</text:span></text:p>
            </draw:text-box>
          </draw:frame>
        </draw:g>
        <draw:polyline draw:style-name="gr25" draw:text-style-name="P2" draw:layer="layout" svg:width="0.985cm" svg:height="0.004cm" svg:x="25.112cm" svg:y="14.21cm" svg:viewBox="0 0 986 5" draw:points="0,0 0,5 986,5">
          <text:p/>
        </draw:polyline>
        <draw:frame draw:style-name="gr46" draw:text-style-name="P2" draw:layer="layout" svg:width="1.701cm" svg:height="0.92cm" svg:x="21.639cm" svg:y="13.614cm">
          <draw:text-box>
            <text:p text:style-name="P1"><text:span text:style-name="T9">Alarm Output</text:span></text:p>
          </draw:text-box>
        </draw:frame>
        <draw:frame draw:style-name="gr30" draw:text-style-name="P2" draw:layer="layout" svg:width="2.068cm" svg:height="0.568cm" svg:x="21.961cm" svg:y="12.901cm">
          <draw:text-box>
            <text:p text:style-name="P1"><text:span text:style-name="T9">2 <text:s/>Sensor Inputs</text:span></text:p>
          </draw:text-box>
        </draw:frame>
        <draw:g>
          <draw:g>
            <draw:polygon draw:style-name="gr17" draw:text-style-name="P8" draw:layer="layout" svg:width="2.456cm" svg:height="0.635cm" svg:x="26.097cm" svg:y="13.896cm" svg:viewBox="0 0 2457 636" draw:points="0,636 2457,636 2457,0 0,0">
              <text:p/>
            </draw:polygon>
            <draw:polygon draw:style-name="gr4" draw:text-style-name="P2" draw:layer="layout" svg:width="2.456cm" svg:height="0.635cm" svg:x="26.097cm" svg:y="13.896cm" svg:viewBox="0 0 2457 636" draw:points="0,636 2457,636 2457,0 0,0">
              <text:p/>
            </draw:polygon>
          </draw:g>
          <draw:frame draw:style-name="gr29" draw:text-style-name="P2" draw:layer="layout" svg:width="2.456cm" svg:height="0.853cm" svg:x="26.097cm" svg:y="13.787cm">
            <draw:text-box>
              <text:p text:style-name="P1"><text:span text:style-name="T9">Alarm output <text:s/>from TBS Connector</text:span></text:p>
            </draw:text-box>
          </draw:frame>
        </draw:g>
        <draw:line draw:style-name="gr24" draw:text-style-name="P2" draw:layer="layout" svg:x1="21.886cm" svg:y1="13.284cm" svg:x2="24.101cm" svg:y2="13.284cm">
          <text:p/>
        </draw:line>
        <draw:line draw:style-name="gr25" draw:text-style-name="P2" draw:layer="layout" svg:x1="21.887cm" svg:y1="14.187cm" svg:x2="23.528cm" svg:y2="14.187cm">
          <text:p/>
        </draw:line>
        <draw:line draw:style-name="gr16" draw:text-style-name="P2" draw:layer="layout" svg:x1="12.288cm" svg:y1="18.235cm" svg:x2="12.758cm" svg:y2="18.235cm">
          <text:p/>
        </draw:line>
        <draw:g>
          <draw:path draw:style-name="gr19" draw:text-style-name="P9" draw:layer="layout" svg:width="10.795cm" svg:height="7.59cm" svg:x="17.566cm" svg:y="23.9cm" svg:viewBox="0 0 10796 7591" svg:d="M317 7591c-56 0-110-15-158-42-49-28-89-68-117-117-27-48-42-102-42-158v-1-6956c0-56 15-110 42-158 28-49 68-89 117-117 48-27 102-42 158-42h10161 1c56 0 110 15 158 42 49 28 89 68 117 117 27 48 42 102 42 158v6956 1c0 56-15 110-42 158-28 49-68 89-117 117-48 27-102 42-158 42h-1z">
            <text:p/>
          </draw:path>
          <draw:path draw:style-name="gr23" draw:text-style-name="P2" draw:layer="layout" svg:width="10.795cm" svg:height="7.59cm" svg:x="17.566cm" svg:y="23.9cm" svg:viewBox="0 0 10796 7591" svg:d="M317 7591c-56 0-110-15-158-42-49-28-89-68-117-117-27-48-42-102-42-158v-1-6956c0-56 15-110 42-158 28-49 68-89 117-117 48-27 102-42 158-42h10161 1c56 0 110 15 158 42 49 28 89 68 117 117 27 48 42 102 42 158v6956 1c0 56-15 110-42 158-28 49-68 89-117 117-48 27-102 42-158 42h-1z">
            <text:p/>
          </draw:path>
        </draw:g>
        <draw:g>
          <draw:g>
            <draw:polygon draw:style-name="gr9" draw:text-style-name="P5" draw:layer="layout" svg:width="2.881cm" svg:height="1.84cm" svg:x="18.526cm" svg:y="24.541cm" svg:viewBox="0 0 2882 1841" draw:points="0,1841 2882,1841 2882,0 0,0">
              <text:p/>
            </draw:polygon>
            <draw:polygon draw:style-name="gr4" draw:text-style-name="P2" draw:layer="layout" svg:width="2.881cm" svg:height="1.84cm" svg:x="18.526cm" svg:y="24.541cm" svg:viewBox="0 0 2882 1841" draw:points="0,1841 2882,1841 2882,0 0,0">
              <text:p/>
            </draw:polygon>
          </draw:g>
          <draw:frame draw:style-name="gr47" draw:text-style-name="P2" draw:layer="layout" svg:width="2.881cm" svg:height="1.84cm" svg:x="18.526cm" svg:y="24.541cm">
            <draw:text-box>
              <text:p text:style-name="P1"><text:span text:style-name="T6">RK806-5</text:span></text:p>
              <text:p text:style-name="P1"><text:span text:style-name="T6">(PMIC)</text:span></text:p>
            </draw:text-box>
          </draw:frame>
        </draw:g>
        <draw:g>
          <draw:g>
            <draw:polygon draw:style-name="gr17" draw:text-style-name="P8" draw:layer="layout" svg:width="1.274cm" svg:height="0.886cm" svg:x="23.156cm" svg:y="11.207cm" svg:viewBox="0 0 1275 887" draw:points="0,887 1275,887 1275,0 0,0">
              <text:p/>
            </draw:polygon>
            <draw:polygon draw:style-name="gr4" draw:text-style-name="P2" draw:layer="layout" svg:width="1.274cm" svg:height="0.886cm" svg:x="23.156cm" svg:y="11.207cm" svg:viewBox="0 0 1275 887" draw:points="0,887 1275,887 1275,0 0,0">
              <text:p/>
            </draw:polygon>
          </draw:g>
          <draw:frame draw:style-name="gr48" draw:text-style-name="P2" draw:layer="layout" svg:width="1.274cm" svg:height="0.886cm" svg:x="23.156cm" svg:y="11.207cm">
            <draw:text-box>
              <text:p text:style-name="P1"><text:span text:style-name="T9">Reset switch</text:span></text:p>
            </draw:text-box>
          </draw:frame>
        </draw:g>
        <draw:line draw:style-name="gr24" draw:text-style-name="P2" draw:layer="layout" svg:x1="21.509cm" svg:y1="12.728cm" svg:x2="21.509cm" svg:y2="11.617cm">
          <text:p/>
        </draw:line>
        <draw:line draw:style-name="gr27" draw:text-style-name="P2" draw:layer="layout" svg:x1="21.512cm" svg:y1="11.617cm" svg:x2="23.156cm" svg:y2="11.617cm">
          <text:p/>
        </draw:line>
        <draw:g>
          <draw:g>
            <draw:polygon draw:style-name="gr17" draw:text-style-name="P8" draw:layer="layout" svg:width="1.23cm" svg:height="0.516cm" svg:x="12.803cm" svg:y="25.429cm" svg:viewBox="0 0 1231 517" draw:points="0,517 1231,517 1231,0 0,0">
              <text:p/>
            </draw:polygon>
            <draw:polygon draw:style-name="gr4" draw:text-style-name="P2" draw:layer="layout" svg:width="1.23cm" svg:height="0.516cm" svg:x="12.803cm" svg:y="25.429cm" svg:viewBox="0 0 1231 517" draw:points="0,517 1231,517 1231,0 0,0">
              <text:p/>
            </draw:polygon>
          </draw:g>
          <draw:frame draw:style-name="gr49" draw:text-style-name="P2" draw:layer="layout" svg:width="1.23cm" svg:height="0.521cm" svg:x="12.803cm" svg:y="25.427cm">
            <draw:text-box>
              <text:p text:style-name="P1"><text:span text:style-name="T6">ARM JTAG</text:span></text:p>
            </draw:text-box>
          </draw:frame>
        </draw:g>
        <draw:line draw:style-name="gr16" draw:text-style-name="P2" draw:layer="layout" svg:x1="13.438cm" svg:y1="25.429cm" svg:x2="13.438cm" svg:y2="22.355cm">
          <text:p/>
        </draw:line>
        <draw:line draw:style-name="gr25" draw:text-style-name="P2" draw:layer="layout" svg:x1="21.886cm" svg:y1="14.956cm" svg:x2="29.538cm" svg:y2="14.956cm">
          <text:p/>
        </draw:line>
        <draw:line draw:style-name="gr27" draw:text-style-name="P2" draw:layer="layout" svg:x1="30.104cm" svg:y1="14.5cm" svg:x2="30.104cm" svg:y2="14.638cm">
          <text:p/>
        </draw:line>
        <draw:path draw:style-name="gr34" draw:text-style-name="P2" draw:layer="layout" svg:width="0.566cm" svg:height="0.754cm" svg:x="29.538cm" svg:y="14.579cm" svg:viewBox="0 0 567 755" svg:d="M0 378h283M283 566v-378M283 282l284-115v-167M283 472l284 118v165">
          <text:p/>
        </draw:path>
        <draw:g>
          <draw:polygon draw:style-name="gr40" draw:text-style-name="P13" draw:layer="layout" svg:width="0.078cm" svg:height="0.065cm" svg:x="30.026cm" svg:y="15.109cm" svg:viewBox="0 0 79 66" draw:points="79,61 0,66 26,0">
            <text:p/>
          </draw:polygon>
          <draw:polygon draw:style-name="gr34" draw:text-style-name="P2" draw:layer="layout" svg:width="0.078cm" svg:height="0.065cm" svg:x="30.026cm" svg:y="15.109cm" svg:viewBox="0 0 79 66" draw:points="79,61 0,66 26,0">
            <text:p/>
          </draw:polygon>
        </draw:g>
        <draw:frame draw:style-name="gr35" draw:text-style-name="P2" draw:layer="layout" svg:width="0.071cm" svg:height="1.007cm" svg:x="30.292cm" svg:y="14.794cm">
          <draw:text-box>
            <text:p/>
          </draw:text-box>
        </draw:frame>
        <draw:line draw:style-name="gr27" draw:text-style-name="P2" draw:layer="layout" svg:x1="30.104cm" svg:y1="14.262cm" svg:x2="30.262cm" svg:y2="14.262cm">
          <text:p/>
        </draw:line>
        <draw:g>
          <draw:polygon draw:style-name="gr17" draw:text-style-name="P8" draw:layer="layout" svg:width="0.238cm" svg:height="0.397cm" svg:x="30.263cm" svg:y="14.192cm" svg:viewBox="0 0 239 398" draw:points="0,398 239,398 239,0 0,0">
            <text:p/>
          </draw:polygon>
          <draw:polygon draw:style-name="gr50" draw:text-style-name="P2" draw:layer="layout" svg:width="0.238cm" svg:height="0.397cm" svg:x="30.263cm" svg:y="14.192cm" svg:viewBox="0 0 239 398" draw:points="0,398 239,398 239,0 0,0">
            <text:p/>
          </draw:polygon>
        </draw:g>
        <draw:line draw:style-name="gr27" draw:text-style-name="P2" draw:layer="layout" svg:x1="30.104cm" svg:y1="14.5cm" svg:x2="30.262cm" svg:y2="14.5cm">
          <text:p/>
        </draw:line>
        <draw:line draw:style-name="gr51" draw:text-style-name="P2" draw:layer="layout" svg:x1="30.104cm" svg:y1="14.053cm" svg:x2="30.104cm" svg:y2="14.261cm">
          <text:p/>
        </draw:line>
        <draw:frame draw:style-name="gr52" draw:text-style-name="P2" draw:layer="layout" svg:width="0.357cm" svg:height="0.24cm" svg:x="30.084cm" svg:y="13.963cm">
          <draw:text-box>
            <text:p text:style-name="P6"><text:span text:style-name="T10">12V</text:span></text:p>
          </draw:text-box>
        </draw:frame>
        <draw:frame draw:style-name="gr52" draw:text-style-name="P2" draw:layer="layout" svg:width="0.437cm" svg:height="0.427cm" svg:x="30.461cm" svg:y="14.246cm">
          <draw:text-box>
            <text:p text:style-name="P6"><text:span text:style-name="T11">Buzzer</text:span></text:p>
          </draw:text-box>
        </draw:frame>
        <draw:g>
          <draw:g>
            <draw:polygon draw:style-name="gr17" draw:text-style-name="P8" draw:layer="layout" svg:width="0.159cm" svg:height="0.079cm" svg:x="30.025cm" svg:y="15.452cm" svg:viewBox="0 0 160 80" draw:points="160,0 0,0 80,80">
              <text:p/>
            </draw:polygon>
            <draw:path draw:style-name="gr34" draw:text-style-name="P2" draw:layer="layout" svg:width="0.159cm" svg:height="0.318cm" svg:x="30.025cm" svg:y="15.214cm" svg:viewBox="0 0 160 319" svg:d="M160 240h-160l80 79zM80 0v240">
              <text:p/>
            </draw:path>
          </draw:g>
          <draw:frame draw:style-name="gr35" draw:text-style-name="P2" draw:layer="layout" svg:width="0.071cm" svg:height="1.007cm" svg:x="30.183cm" svg:y="15.211cm">
            <draw:text-box>
              <text:p/>
            </draw:text-box>
          </draw:frame>
        </draw:g>
        <draw:frame draw:style-name="gr30" draw:text-style-name="P2" draw:layer="layout" svg:width="1.191cm" svg:height="0.568cm" svg:x="21.926cm" svg:y="14.596cm">
          <draw:text-box>
            <text:p text:style-name="P1"><text:span text:style-name="T9">BUZZER</text:span></text:p>
          </draw:text-box>
        </draw:frame>
        <draw:line draw:style-name="gr24" draw:text-style-name="P2" draw:layer="layout" svg:x1="8.914cm" svg:y1="23.319cm" svg:x2="8.914cm" svg:y2="22.945cm">
          <text:p/>
        </draw:line>
        <draw:frame draw:style-name="gr30" draw:text-style-name="P2" draw:layer="layout" svg:width="0.873cm" svg:height="0.521cm" svg:x="8.478cm" svg:y="22.606cm">
          <draw:text-box>
            <text:p text:style-name="P1"><text:span text:style-name="T6">+3.3V</text:span></text:p>
          </draw:text-box>
        </draw:frame>
        <draw:g>
          <draw:path draw:style-name="gr19" draw:text-style-name="P9" draw:layer="layout" svg:width="6.032cm" svg:height="6.052cm" svg:x="11.533cm" svg:y="2.29cm" svg:viewBox="0 0 6033 6053" svg:d="M317 6053c-56 0-110-15-158-42-49-28-89-68-117-117-27-48-42-102-42-158v-1-5418c0-56 15-110 42-158 28-49 68-89 117-117 48-27 102-42 158-42h5399c56 0 110 15 158 42 49 28 89 68 117 117 27 48 42 102 42 158v5418 1c0 56-15 110-42 158-28 49-68 89-117 117-48 27-102 42-158 42z">
            <text:p/>
          </draw:path>
          <draw:path draw:style-name="gr4" draw:text-style-name="P2" draw:layer="layout" svg:width="6.032cm" svg:height="6.052cm" svg:x="11.533cm" svg:y="2.29cm" svg:viewBox="0 0 6033 6053" svg:d="M317 6053c-56 0-110-15-158-42-49-28-89-68-117-117-27-48-42-102-42-158v-1-5418c0-56 15-110 42-158 28-49 68-89 117-117 48-27 102-42 158-42h5399c56 0 110 15 158 42 49 28 89 68 117 117 27 48 42 102 42 158v5418 1c0 56-15 110-42 158-28 49-68 89-117 117-48 27-102 42-158 42z">
            <text:p/>
          </draw:path>
        </draw:g>
        <draw:polyline draw:style-name="gr2" draw:text-style-name="P2" draw:layer="layout" svg:width="0.961cm" svg:height="4.627cm" svg:x="17.081cm" svg:y="5.167cm" svg:viewBox="0 0 962 4628" draw:points="962,4628 962,0 0,0">
          <text:p/>
        </draw:polyline>
        <draw:g>
          <draw:path draw:style-name="gr19" draw:text-style-name="P9" draw:layer="layout" svg:width="6.032cm" svg:height="6.003cm" svg:x="20.582cm" svg:y="2.34cm" svg:viewBox="0 0 6033 6004" svg:d="M317 6004c-56 0-110-15-158-42-49-28-89-68-117-117-27-48-42-102-42-158v-5370c0-56 15-110 42-158 28-49 68-89 117-117 48-27 102-42 158-42h5399c56 0 110 15 158 42 49 28 89 68 117 117 27 48 42 102 42 158v5370c0 56-15 110-42 158-28 49-68 89-117 117-48 27-102 42-158 42z">
            <text:p/>
          </draw:path>
          <draw:path draw:style-name="gr4" draw:text-style-name="P2" draw:layer="layout" svg:width="6.032cm" svg:height="6.003cm" svg:x="20.582cm" svg:y="2.34cm" svg:viewBox="0 0 6033 6004" svg:d="M317 6004c-56 0-110-15-158-42-49-28-89-68-117-117-27-48-42-102-42-158v-5370c0-56 15-110 42-158 28-49 68-89 117-117 48-27 102-42 158-42h5399c56 0 110 15 158 42 49 28 89 68 117 117 27 48 42 102 42 158v5370c0 56-15 110-42 158-28 49-68 89-117 117-48 27-102 42-158 42z">
            <text:p/>
          </draw:path>
        </draw:g>
        <draw:polyline draw:style-name="gr2" draw:text-style-name="P2" draw:layer="layout" svg:width="1.279cm" svg:height="4.616cm" svg:x="19.63cm" svg:y="5.167cm" svg:viewBox="0 0 1280 4617" draw:points="0,4617 0,0 1280,0">
          <text:p/>
        </draw:polyline>
        <draw:frame draw:style-name="gr14" draw:text-style-name="P2" draw:layer="layout" svg:width="1.588cm" svg:height="0.521cm" svg:x="22.233cm" svg:y="14.85cm">
          <draw:text-box>
            <text:p text:style-name="P1"><text:span text:style-name="T6">USB2_PWEN0</text:span></text:p>
          </draw:text-box>
        </draw:frame>
        <draw:line draw:style-name="gr25" draw:text-style-name="P2" draw:layer="layout" svg:x1="21.886cm" svg:y1="15.209cm" svg:x2="23.789cm" svg:y2="15.209cm">
          <text:p/>
        </draw:line>
        <draw:line draw:style-name="gr24" draw:text-style-name="P2" draw:layer="layout" svg:x1="21.886cm" svg:y1="15.427cm" svg:x2="23.789cm" svg:y2="15.427cm">
          <text:p/>
        </draw:line>
        <draw:frame draw:style-name="gr14" draw:text-style-name="P2" draw:layer="layout" svg:width="1.468cm" svg:height="0.521cm" svg:x="22.308cm" svg:y="15.068cm">
          <draw:text-box>
            <text:p text:style-name="P1"><text:span text:style-name="T6">USB2_OC0_L</text:span></text:p>
          </draw:text-box>
        </draw:frame>
        <draw:g>
          <draw:g>
            <draw:polygon draw:style-name="gr28" draw:text-style-name="P11" draw:layer="layout" svg:width="1.352cm" svg:height="0.794cm" svg:x="22.646cm" svg:y="17.094cm" svg:viewBox="0 0 1353 795" draw:points="0,795 1353,795 1353,0 0,0">
              <text:p/>
            </draw:polygon>
            <draw:polygon draw:style-name="gr4" draw:text-style-name="P2" draw:layer="layout" svg:width="1.352cm" svg:height="0.794cm" svg:x="22.646cm" svg:y="17.094cm" svg:viewBox="0 0 1353 795" draw:points="0,795 1353,795 1353,0 0,0">
              <text:p/>
            </draw:polygon>
          </draw:g>
          <draw:frame draw:style-name="gr18" draw:text-style-name="P2" draw:layer="layout" svg:width="1.352cm" svg:height="0.794cm" svg:x="22.646cm" svg:y="17.094cm">
            <draw:text-box>
              <text:p text:style-name="P1"><text:span text:style-name="T6">S-35390 RTC IC</text:span></text:p>
            </draw:text-box>
          </draw:frame>
        </draw:g>
        <draw:g>
          <draw:g>
            <draw:polygon draw:style-name="gr17" draw:text-style-name="P8" draw:layer="layout" svg:width="0.04cm" svg:height="0.134cm" svg:x="23.172cm" svg:y="17.96cm" svg:viewBox="0 0 41 135" draw:points="0,0 0,135 41,135 41,0">
              <text:p/>
            </draw:polygon>
            <draw:path draw:style-name="gr4" draw:text-style-name="P2" draw:layer="layout" svg:width="0.08cm" svg:height="0.134cm" svg:x="23.152cm" svg:y="17.96cm" svg:viewBox="0 0 81 135" svg:d="M81 13v109M20 0v135h41v-135zM0 13v109M0 13v41M0 81v41M81 13v41M81 81v41">
              <text:p/>
            </draw:path>
          </draw:g>
          <draw:frame draw:style-name="gr53" draw:text-style-name="P2" draw:layer="layout" svg:width="0.08cm" svg:height="1.007cm" svg:x="23.152cm" svg:y="17.96cm">
            <draw:text-box>
              <text:p/>
            </draw:text-box>
          </draw:frame>
        </draw:g>
        <draw:frame draw:style-name="gr35" draw:text-style-name="P2" draw:layer="layout" svg:width="0.071cm" svg:height="1.007cm" svg:x="23.157cm" svg:y="17.635cm">
          <draw:text-box>
            <text:p/>
          </draw:text-box>
        </draw:frame>
        <draw:polyline draw:style-name="gr4" draw:text-style-name="P2" draw:layer="layout" svg:width="0.059cm" svg:height="0.132cm" svg:x="23.087cm" svg:y="17.887cm" svg:viewBox="0 0 60 133" draw:points="60,133 0,133 0,0">
          <text:p/>
        </draw:polyline>
        <draw:polyline draw:style-name="gr4" draw:text-style-name="P2" draw:layer="layout" svg:width="0.059cm" svg:height="0.132cm" svg:x="23.235cm" svg:y="17.887cm" svg:viewBox="0 0 60 133" draw:points="0,133 60,133 60,0">
          <text:p/>
        </draw:polyline>
        <draw:frame draw:style-name="gr30" draw:text-style-name="P2" draw:layer="layout" svg:width="1.27cm" svg:height="0.521cm" svg:x="22.561cm" svg:y="17.964cm">
          <draw:text-box>
            <text:p text:style-name="P1"><text:span text:style-name="T6">32.768KHz</text:span></text:p>
          </draw:text-box>
        </draw:frame>
        <draw:g>
          <draw:path draw:style-name="gr19" draw:text-style-name="P9" draw:layer="layout" svg:width="6.032cm" svg:height="1.588cm" svg:x="15.82cm" svg:y="9.454cm" svg:viewBox="0 0 6033 1589" svg:d="M317 1589c-56 0-110-15-158-43-49-27-89-67-117-116-27-48-42-103-42-158v-955c0-55 15-110 42-158 28-49 68-89 117-116 48-28 102-43 158-43h5399c56 0 110 15 158 43 49 27 89 67 117 116 27 48 42 103 42 158v955c0 55-15 110-42 158-28 49-68 89-117 116-48 28-102 43-158 43z">
            <text:p/>
          </draw:path>
          <draw:path draw:style-name="gr4" draw:text-style-name="P2" draw:layer="layout" svg:width="6.032cm" svg:height="1.588cm" svg:x="15.82cm" svg:y="9.454cm" svg:viewBox="0 0 6033 1589" svg:d="M317 1589c-56 0-110-15-158-43-49-27-89-67-117-116-27-48-42-103-42-158v-955c0-55 15-110 42-158 28-49 68-89 117-116 48-28 102-43 158-43h5399c56 0 110 15 158 43 49 27 89 67 117 116 27 48 42 103 42 158v955c0 55-15 110-42 158-28 49-68 89-117 116-48 28-102 43-158 43z">
            <text:p/>
          </draw:path>
        </draw:g>
        <draw:g>
          <draw:g>
            <draw:polygon draw:style-name="gr22" draw:text-style-name="P10" draw:layer="layout" svg:width="1.508cm" svg:height="0.77cm" svg:x="18.856cm" svg:y="9.783cm" svg:viewBox="0 0 1509 771" draw:points="1509,771 0,771 0,0 1509,0">
              <text:p/>
            </draw:polygon>
            <draw:polygon draw:style-name="gr4" draw:text-style-name="P2" draw:layer="layout" svg:width="1.508cm" svg:height="0.77cm" svg:x="18.856cm" svg:y="9.783cm" svg:viewBox="0 0 1509 771" draw:points="1509,771 0,771 0,0 1509,0">
              <text:p/>
            </draw:polygon>
          </draw:g>
          <draw:frame draw:style-name="gr54" draw:text-style-name="P2" draw:layer="layout" svg:width="1.508cm" svg:height="0.853cm" svg:x="18.856cm" svg:y="9.742cm">
            <draw:text-box>
              <text:p text:style-name="P1"><text:span text:style-name="T9">SATA</text:span></text:p>
              <text:p text:style-name="P1"><text:span text:style-name="T9">Connector_1</text:span></text:p>
            </draw:text-box>
          </draw:frame>
        </draw:g>
        <draw:g>
          <draw:g>
            <draw:polygon draw:style-name="gr22" draw:text-style-name="P10" draw:layer="layout" svg:width="1.634cm" svg:height="0.77cm" svg:x="24.369cm" svg:y="5.588cm" svg:viewBox="0 0 1635 771" draw:points="1635,771 0,771 0,0 1635,0">
              <text:p/>
            </draw:polygon>
            <draw:polygon draw:style-name="gr4" draw:text-style-name="P2" draw:layer="layout" svg:width="1.634cm" svg:height="0.77cm" svg:x="24.369cm" svg:y="5.588cm" svg:viewBox="0 0 1635 771" draw:points="1635,771 0,771 0,0 1635,0">
              <text:p/>
            </draw:polygon>
          </draw:g>
          <draw:frame draw:style-name="gr54" draw:text-style-name="P2" draw:layer="layout" svg:width="1.634cm" svg:height="0.853cm" svg:x="24.369cm" svg:y="5.547cm">
            <draw:text-box>
              <text:p text:style-name="P1"><text:span text:style-name="T9">SATA</text:span></text:p>
              <text:p text:style-name="P1"><text:span text:style-name="T9">Connector_2</text:span></text:p>
            </draw:text-box>
          </draw:frame>
        </draw:g>
        <draw:g>
          <draw:g>
            <draw:polygon draw:style-name="gr22" draw:text-style-name="P10" draw:layer="layout" svg:width="1.634cm" svg:height="0.77cm" svg:x="24.369cm" svg:y="4.703cm" svg:viewBox="0 0 1635 771" draw:points="1635,771 0,771 0,0 1635,0">
              <text:p/>
            </draw:polygon>
            <draw:polygon draw:style-name="gr4" draw:text-style-name="P2" draw:layer="layout" svg:width="1.634cm" svg:height="0.77cm" svg:x="24.369cm" svg:y="4.703cm" svg:viewBox="0 0 1635 771" draw:points="1635,771 0,771 0,0 1635,0">
              <text:p/>
            </draw:polygon>
          </draw:g>
          <draw:frame draw:style-name="gr54" draw:text-style-name="P2" draw:layer="layout" svg:width="1.634cm" svg:height="0.853cm" svg:x="24.369cm" svg:y="4.662cm">
            <draw:text-box>
              <text:p text:style-name="P1"><text:span text:style-name="T9">SATA</text:span></text:p>
              <text:p text:style-name="P1"><text:span text:style-name="T9">Connector_3</text:span></text:p>
            </draw:text-box>
          </draw:frame>
        </draw:g>
        <draw:g>
          <draw:g>
            <draw:polygon draw:style-name="gr22" draw:text-style-name="P10" draw:layer="layout" svg:width="1.634cm" svg:height="0.77cm" svg:x="24.369cm" svg:y="3.751cm" svg:viewBox="0 0 1635 771" draw:points="1635,771 0,771 0,0 1635,0">
              <text:p/>
            </draw:polygon>
            <draw:polygon draw:style-name="gr4" draw:text-style-name="P2" draw:layer="layout" svg:width="1.634cm" svg:height="0.77cm" svg:x="24.369cm" svg:y="3.751cm" svg:viewBox="0 0 1635 771" draw:points="1635,771 0,771 0,0 1635,0">
              <text:p/>
            </draw:polygon>
          </draw:g>
          <draw:frame draw:style-name="gr54" draw:text-style-name="P2" draw:layer="layout" svg:width="1.634cm" svg:height="0.853cm" svg:x="24.369cm" svg:y="3.71cm">
            <draw:text-box>
              <text:p text:style-name="P1"><text:span text:style-name="T9">SATA</text:span></text:p>
              <text:p text:style-name="P1"><text:span text:style-name="T9">Connector_4</text:span></text:p>
            </draw:text-box>
          </draw:frame>
        </draw:g>
        <draw:g>
          <draw:g>
            <draw:polygon draw:style-name="gr22" draw:text-style-name="P10" draw:layer="layout" svg:width="1.634cm" svg:height="0.77cm" svg:x="24.369cm" svg:y="2.822cm" svg:viewBox="0 0 1635 771" draw:points="1635,771 0,771 0,0 1635,0">
              <text:p/>
            </draw:polygon>
            <draw:polygon draw:style-name="gr4" draw:text-style-name="P2" draw:layer="layout" svg:width="1.634cm" svg:height="0.77cm" svg:x="24.369cm" svg:y="2.822cm" svg:viewBox="0 0 1635 771" draw:points="1635,771 0,771 0,0 1635,0">
              <text:p/>
            </draw:polygon>
          </draw:g>
          <draw:frame draw:style-name="gr54" draw:text-style-name="P2" draw:layer="layout" svg:width="1.634cm" svg:height="0.853cm" svg:x="24.369cm" svg:y="2.781cm">
            <draw:text-box>
              <text:p text:style-name="P1"><text:span text:style-name="T9">SATA</text:span></text:p>
              <text:p text:style-name="P1"><text:span text:style-name="T9">Connector_9</text:span></text:p>
            </draw:text-box>
          </draw:frame>
        </draw:g>
        <draw:line draw:style-name="gr4" draw:text-style-name="P2" draw:layer="layout" svg:x1="8.425cm" svg:y1="25.77cm" svg:x2="8.423cm" svg:y2="25.467cm">
          <text:p/>
        </draw:line>
        <draw:line draw:style-name="gr4" draw:text-style-name="P2" draw:layer="layout" svg:x1="8.425cm" svg:y1="25.951cm" svg:x2="8.423cm" svg:y2="26.301cm">
          <text:p/>
        </draw:line>
        <draw:line draw:style-name="gr4" draw:text-style-name="P2" draw:layer="layout" svg:x1="8.43cm" svg:y1="25.469cm" svg:x2="8.628cm" svg:y2="25.469cm">
          <text:p/>
        </draw:line>
        <draw:line draw:style-name="gr4" draw:text-style-name="P2" draw:layer="layout" svg:x1="8.43cm" svg:y1="26.302cm" svg:x2="8.627cm" svg:y2="26.302cm">
          <text:p/>
        </draw:line>
        <draw:g>
          <draw:g>
            <draw:polygon draw:style-name="gr17" draw:text-style-name="P8" draw:layer="layout" svg:width="0.304cm" svg:height="0.091cm" svg:x="8.272cm" svg:y="25.814cm" svg:viewBox="0 0 305 92" draw:points="0,0 305,0 305,92 0,92">
              <text:p/>
            </draw:polygon>
            <draw:path draw:style-name="gr34" draw:text-style-name="P2" draw:layer="layout" svg:width="0.304cm" svg:height="0.182cm" svg:x="8.272cm" svg:y="25.769cm" svg:viewBox="0 0 305 183" svg:d="M30 183h244M0 45h305v92h-305zM30 0h244M30 0h91M183 0h91M30 183h91M183 183h91">
              <text:p/>
            </draw:path>
          </draw:g>
          <draw:frame draw:style-name="gr36" draw:text-style-name="P2" draw:layer="layout" svg:width="0.182cm" svg:height="1.007cm" draw:transform="rotate (-1.5707963267949) translate (8.576cm 25.769cm)">
            <draw:text-box>
              <text:p/>
            </draw:text-box>
          </draw:frame>
        </draw:g>
        <draw:frame draw:style-name="gr30" draw:text-style-name="P2" draw:layer="layout" svg:width="1.024cm" svg:height="0.521cm" draw:transform="rotate (1.5707963267949) translate (7.9cm 26.369cm)">
          <draw:text-box>
            <text:p text:style-name="P1"><text:span text:style-name="T6">25 MHZ</text:span></text:p>
          </draw:text-box>
        </draw:frame>
        <draw:line draw:style-name="gr25" draw:text-style-name="P2" draw:layer="layout" svg:x1="21.886cm" svg:y1="15.638cm" svg:x2="23.791cm" svg:y2="15.638cm">
          <text:p/>
        </draw:line>
        <draw:frame draw:style-name="gr14" draw:text-style-name="P2" draw:layer="layout" svg:width="1.905cm" svg:height="0.521cm" svg:x="21.886cm" svg:y="15.289cm">
          <draw:text-box>
            <text:p text:style-name="P1"><text:span text:style-name="T6">PWM_FAN1_CNTL</text:span></text:p>
          </draw:text-box>
        </draw:frame>
        <draw:line draw:style-name="gr25" draw:text-style-name="P2" draw:layer="layout" svg:x1="21.886cm" svg:y1="15.859cm" svg:x2="23.791cm" svg:y2="15.859cm">
          <text:p/>
        </draw:line>
        <draw:frame draw:style-name="gr14" draw:text-style-name="P2" draw:layer="layout" svg:width="1.905cm" svg:height="0.521cm" svg:x="21.886cm" svg:y="15.51cm">
          <draw:text-box>
            <text:p text:style-name="P1"><text:span text:style-name="T6">PWM_FAN1_CNTL</text:span></text:p>
          </draw:text-box>
        </draw:frame>
        <draw:g>
          <draw:g>
            <draw:polygon draw:style-name="gr55" draw:text-style-name="P14" draw:layer="layout" svg:width="0.647cm" svg:height="0.465cm" svg:x="19.929cm" svg:y="24.541cm" svg:viewBox="0 0 648 466" draw:points="0,466 648,466 648,0 0,0">
              <text:p/>
            </draw:polygon>
            <draw:polygon draw:style-name="gr4" draw:text-style-name="P2" draw:layer="layout" svg:width="0.647cm" svg:height="0.465cm" svg:x="19.929cm" svg:y="24.541cm" svg:viewBox="0 0 648 466" draw:points="0,466 648,466 648,0 0,0">
              <text:p/>
            </draw:polygon>
          </draw:g>
          <draw:frame draw:style-name="gr56" draw:text-style-name="P2" draw:layer="layout" svg:width="0.647cm" svg:height="0.521cm" svg:x="19.929cm" svg:y="24.513cm">
            <draw:text-box>
              <text:p text:style-name="P1"><text:span text:style-name="T6">I2C</text:span></text:p>
            </draw:text-box>
          </draw:frame>
        </draw:g>
        <draw:g>
          <draw:g>
            <draw:polygon draw:style-name="gr17" draw:text-style-name="P8" draw:layer="layout" svg:width="1.462cm" svg:height="0.951cm" svg:x="15.576cm" svg:y="24.795cm" svg:viewBox="0 0 1463 952" draw:points="0,952 1463,952 1463,0 0,0">
              <text:p/>
            </draw:polygon>
            <draw:polygon draw:style-name="gr4" draw:text-style-name="P2" draw:layer="layout" svg:width="1.462cm" svg:height="0.951cm" svg:x="15.576cm" svg:y="24.795cm" svg:viewBox="0 0 1463 952" draw:points="0,952 1463,952 1463,0 0,0">
              <text:p/>
            </draw:polygon>
          </draw:g>
          <draw:frame draw:style-name="gr57" draw:text-style-name="P2" draw:layer="layout" svg:width="1.462cm" svg:height="0.951cm" svg:x="15.576cm" svg:y="24.795cm">
            <draw:text-box>
              <text:p text:style-name="P1"><text:span text:style-name="T12">TPS3823-33DBVT</text:span></text:p>
            </draw:text-box>
          </draw:frame>
        </draw:g>
        <draw:polyline draw:style-name="gr24" draw:text-style-name="P2" draw:layer="layout" svg:width="2.262cm" svg:height="1.171cm" svg:x="18.036cm" svg:y="23.365cm" svg:viewBox="0 0 2263 1172" draw:points="2263,1172 2263,0 0,0">
          <text:p/>
        </draw:polyline>
        <draw:line draw:style-name="gr25" draw:text-style-name="P2" draw:layer="layout" svg:x1="18.043cm" svg:y1="23.366cm" svg:x2="18.036cm" svg:y2="22.392cm">
          <text:p/>
        </draw:line>
        <draw:polyline draw:style-name="gr24" draw:text-style-name="P2" draw:layer="layout" svg:width="7.969cm" svg:height="0.437cm" svg:x="21.886cm" svg:y="22.035cm" svg:viewBox="0 0 7970 438" draw:points="7970,438 7970,0 0,0">
          <text:p/>
        </draw:polyline>
        <draw:frame draw:style-name="gr32" draw:text-style-name="P2" draw:layer="layout" svg:width="1.151cm" svg:height="0.521cm" svg:x="18.374cm" svg:y="22.988cm">
          <draw:text-box>
            <text:p text:style-name="P1"><text:span text:style-name="T6">I2C0</text:span></text:p>
          </draw:text-box>
        </draw:frame>
        <draw:frame draw:style-name="gr32" draw:text-style-name="P2" draw:layer="layout" svg:width="1.151cm" svg:height="0.521cm" svg:x="28.704cm" svg:y="22.092cm">
          <draw:text-box>
            <text:p text:style-name="P1"><text:span text:style-name="T6">I2S_M0</text:span></text:p>
          </draw:text-box>
        </draw:frame>
        <draw:line draw:style-name="gr24" draw:text-style-name="P2" draw:layer="layout" svg:x1="17.038cm" svg:y1="25.475cm" svg:x2="18.526cm" svg:y2="25.475cm">
          <text:p/>
        </draw:line>
        <draw:frame draw:style-name="gr32" draw:text-style-name="P2" draw:layer="layout" svg:width="1.746cm" svg:height="0.521cm" svg:x="16.947cm" svg:y="25.058cm">
          <draw:text-box>
            <text:p text:style-name="P1"><text:span text:style-name="T6">RST_FRM_PMIC</text:span></text:p>
          </draw:text-box>
        </draw:frame>
        <draw:line draw:style-name="gr25" draw:text-style-name="P2" draw:layer="layout" svg:x1="21.886cm" svg:y1="16.081cm" svg:x2="23.791cm" svg:y2="16.081cm">
          <text:p/>
        </draw:line>
        <draw:frame draw:style-name="gr14" draw:text-style-name="P2" draw:layer="layout" svg:width="1.191cm" svg:height="0.521cm" svg:x="22.6cm" svg:y="15.732cm">
          <draw:text-box>
            <text:p text:style-name="P1"><text:span text:style-name="T6">WDT_ENn</text:span></text:p>
          </draw:text-box>
        </draw:frame>
        <draw:line draw:style-name="gr25" draw:text-style-name="P2" draw:layer="layout" svg:x1="21.886cm" svg:y1="16.302cm" svg:x2="23.791cm" svg:y2="16.302cm">
          <text:p/>
        </draw:line>
        <draw:frame draw:style-name="gr14" draw:text-style-name="P2" draw:layer="layout" svg:width="0.938cm" svg:height="0.521cm" svg:x="22.839cm" svg:y="15.953cm">
          <draw:text-box>
            <text:p text:style-name="P1"><text:span text:style-name="T6">WDT_B</text:span></text:p>
          </draw:text-box>
        </draw:frame>
        <draw:g>
          <draw:g>
            <draw:polygon draw:style-name="gr17" draw:text-style-name="P8" draw:layer="layout" svg:width="0.992cm" svg:height="0.397cm" svg:x="23.791cm" svg:y="15.983cm" svg:viewBox="0 0 993 398" draw:points="0,398 993,398 993,0 0,0">
              <text:p/>
            </draw:polygon>
            <draw:polygon draw:style-name="gr4" draw:text-style-name="P2" draw:layer="layout" svg:width="0.992cm" svg:height="0.397cm" svg:x="23.791cm" svg:y="15.983cm" svg:viewBox="0 0 993 398" draw:points="0,398 993,398 993,0 0,0">
              <text:p/>
            </draw:polygon>
          </draw:g>
          <draw:frame draw:style-name="gr58" draw:text-style-name="P2" draw:layer="layout" svg:width="0.992cm" svg:height="0.568cm" svg:x="23.791cm" svg:y="15.898cm">
            <draw:text-box>
              <text:p text:style-name="P1"><text:span text:style-name="T9">Buffer</text:span></text:p>
            </draw:text-box>
          </draw:frame>
        </draw:g>
        <draw:line draw:style-name="gr25" draw:text-style-name="P2" draw:layer="layout" svg:x1="24.783cm" svg:y1="16.231cm" svg:x2="25.358cm" svg:y2="16.231cm">
          <text:p/>
        </draw:line>
        <draw:frame draw:style-name="gr14" draw:text-style-name="P2" draw:layer="layout" svg:width="0.714cm" svg:height="0.521cm" svg:x="24.684cm" svg:y="15.902cm">
          <draw:text-box>
            <text:p text:style-name="P1"><text:span text:style-name="T6">WDT</text:span></text:p>
          </draw:text-box>
        </draw:frame>
        <draw:polyline draw:style-name="gr24" draw:text-style-name="P2" draw:layer="layout" svg:width="0.278cm" svg:height="0.306cm" svg:x="16.806cm" svg:y="25.746cm" svg:viewBox="0 0 279 307" draw:points="0,0 0,307 279,307">
          <text:p/>
        </draw:polyline>
        <draw:frame draw:style-name="gr30" draw:text-style-name="P2" draw:layer="layout" svg:width="0.714cm" svg:height="0.521cm" svg:x="16.986cm" svg:y="25.805cm">
          <draw:text-box>
            <text:p text:style-name="P1"><text:span text:style-name="T6">WDT</text:span></text:p>
          </draw:text-box>
        </draw:frame>
        <draw:line draw:style-name="gr16" draw:text-style-name="P2" draw:layer="layout" svg:x1="16.707cm" svg:y1="24.842cm" svg:x2="16.707cm" svg:y2="22.361cm">
          <text:p/>
        </draw:line>
        <draw:frame draw:style-name="gr14" draw:text-style-name="P2" draw:layer="layout" svg:width="1.31cm" svg:height="0.521cm" draw:transform="rotate (1.5707963267949) translate (16.308cm 23.96cm)">
          <draw:text-box>
            <text:p text:style-name="P1"><text:span text:style-name="T6">SoC_RSTn</text:span></text:p>
          </draw:text-box>
        </draw:frame>
        <draw:line draw:style-name="gr24" draw:text-style-name="P2" draw:layer="layout" svg:x1="21.886cm" svg:y1="16.519cm" svg:x2="23.789cm" svg:y2="16.519cm">
          <text:p/>
        </draw:line>
        <draw:frame draw:style-name="gr14" draw:text-style-name="P2" draw:layer="layout" svg:width="1.811cm" svg:height="0.521cm" svg:x="21.985cm" svg:y="16.16cm">
          <draw:text-box>
            <text:p text:style-name="P1"><text:span text:style-name="T6">CARD_TYPE[3:0]</text:span></text:p>
          </draw:text-box>
        </draw:frame>
        <draw:line draw:style-name="gr24" draw:text-style-name="P2" draw:layer="layout" svg:x1="21.886cm" svg:y1="16.737cm" svg:x2="23.789cm" svg:y2="16.737cm">
          <text:p/>
        </draw:line>
        <draw:frame draw:style-name="gr14" draw:text-style-name="P2" draw:layer="layout" svg:width="1.89cm" svg:height="0.521cm" svg:x="21.918cm" svg:y="16.378cm">
          <draw:text-box>
            <text:p text:style-name="P1"><text:span text:style-name="T6">BOARD_VER[3:0]</text:span></text:p>
          </draw:text-box>
        </draw:frame>
        <draw:polyline draw:style-name="gr24" draw:text-style-name="P2" draw:layer="layout" svg:width="0.498cm" svg:height="0.833cm" svg:x="30.433cm" svg:y="23.584cm" svg:viewBox="0 0 499 834" draw:points="0,0 0,834 499,834">
          <text:p/>
        </draw:polyline>
        <draw:polyline draw:style-name="gr25" draw:text-style-name="P2" draw:layer="layout" svg:width="1.535cm" svg:height="1.349cm" svg:x="29.396cm" svg:y="23.584cm" svg:viewBox="0 0 1536 1350" draw:points="0,0 0,1350 1536,1350">
          <text:p/>
        </draw:polyline>
        <draw:frame draw:style-name="gr59" draw:text-style-name="P2" draw:layer="layout" svg:width="1.032cm" svg:height="0.521cm" draw:transform="rotate (1.5707963267949) translate (30.051cm 24.576cm)">
          <draw:text-box>
            <text:p text:style-name="P1"><text:span text:style-name="T6">Audio In</text:span></text:p>
          </draw:text-box>
        </draw:frame>
        <draw:frame draw:style-name="gr59" draw:text-style-name="P2" draw:layer="layout" svg:width="1.191cm" svg:height="0.521cm" draw:transform="rotate (1.5707963267949) translate (29.019cm 24.656cm)">
          <draw:text-box>
            <text:p text:style-name="P1"><text:span text:style-name="T6">Audio Out</text:span></text:p>
          </draw:text-box>
        </draw:frame>
        <draw:frame draw:style-name="gr32" draw:text-style-name="P2" draw:layer="layout" svg:width="1.488cm" svg:height="0.521cm" svg:x="21.852cm" svg:y="21.656cm">
          <draw:text-box>
            <text:p text:style-name="P1"><text:span text:style-name="T6">VCC_SPK_HP</text:span></text:p>
          </draw:text-box>
        </draw:frame>
        <draw:line draw:style-name="gr25" draw:text-style-name="P2" draw:layer="layout" svg:x1="27.966cm" svg:y1="24.842cm" svg:x2="21.408cm" svg:y2="24.864cm">
          <text:p/>
        </draw:line>
        <draw:frame draw:style-name="gr32" draw:text-style-name="P2" draw:layer="layout" svg:width="1.091cm" svg:height="0.521cm" svg:x="21.459cm" svg:y="24.893cm">
          <draw:text-box>
            <text:p text:style-name="P1"><text:span text:style-name="T6">4V0_SYS</text:span></text:p>
          </draw:text-box>
        </draw:frame>
        <draw:g>
          <draw:g>
            <draw:polygon draw:style-name="gr17" draw:text-style-name="P8" draw:layer="layout" svg:width="1.349cm" svg:height="1.191cm" svg:x="4.415cm" svg:y="2.974cm" svg:viewBox="0 0 1350 1192" draw:points="0,1192 1350,1192 1350,0 0,0">
              <text:p/>
            </draw:polygon>
            <draw:polygon draw:style-name="gr4" draw:text-style-name="P2" draw:layer="layout" svg:width="1.349cm" svg:height="1.191cm" svg:x="4.415cm" svg:y="2.974cm" svg:viewBox="0 0 1350 1192" draw:points="0,1192 1350,1192 1350,0 0,0">
              <text:p/>
            </draw:polygon>
          </draw:g>
          <draw:frame draw:style-name="gr60" draw:text-style-name="P2" draw:layer="layout" svg:width="1.349cm" svg:height="1.191cm" svg:x="4.415cm" svg:y="2.974cm">
            <draw:text-box>
              <text:p text:style-name="P1"><text:span text:style-name="T6">FAN1_Conn</text:span></text:p>
            </draw:text-box>
          </draw:frame>
        </draw:g>
        <draw:frame draw:style-name="gr30" draw:text-style-name="P2" draw:layer="layout" svg:width="1.846cm" svg:height="0.521cm" svg:x="2.748cm" svg:y="2.426cm">
          <draw:text-box>
            <text:p text:style-name="P1"><text:span text:style-name="T6">+5VDC/+12VDC</text:span></text:p>
          </draw:text-box>
        </draw:frame>
        <draw:line draw:style-name="gr24" draw:text-style-name="P2" draw:layer="layout" svg:x1="4.403cm" svg:y1="3.053cm" svg:x2="3.681cm" svg:y2="3.053cm">
          <text:p/>
        </draw:line>
        <draw:line draw:style-name="gr27" draw:text-style-name="P2" draw:layer="layout" svg:x1="3.681cm" svg:y1="2.815cm" svg:x2="3.681cm" svg:y2="3.053cm">
          <text:p/>
        </draw:line>
        <draw:g>
          <draw:g>
            <draw:polygon draw:style-name="gr28" draw:text-style-name="P11" draw:layer="layout" svg:width="1.453cm" svg:height="1.191cm" svg:x="20.993cm" svg:y="26.956cm" svg:viewBox="0 0 1454 1192" draw:points="0,1192 1454,1192 1454,0 0,0">
              <text:p/>
            </draw:polygon>
            <draw:polygon draw:style-name="gr4" draw:text-style-name="P2" draw:layer="layout" svg:width="1.453cm" svg:height="1.191cm" svg:x="20.993cm" svg:y="26.956cm" svg:viewBox="0 0 1454 1192" draw:points="0,1192 1454,1192 1454,0 0,0">
              <text:p/>
            </draw:polygon>
          </draw:g>
          <draw:frame draw:style-name="gr61" draw:text-style-name="P2" draw:layer="layout" svg:width="1.453cm" svg:height="1.19cm" svg:x="20.993cm" svg:y="26.956cm">
            <draw:text-box>
              <text:p text:style-name="P1"><text:span text:style-name="T6">RK860-2 x 3</text:span></text:p>
            </draw:text-box>
          </draw:frame>
        </draw:g>
        <draw:line draw:style-name="gr25" draw:text-style-name="P2" draw:layer="layout" svg:x1="22.446cm" svg:y1="27.43cm" svg:x2="22.726cm" svg:y2="27.433cm">
          <text:p/>
        </draw:line>
        <draw:polyline draw:style-name="gr27" draw:text-style-name="P2" draw:layer="layout" svg:width="2.858cm" svg:height="1.596cm" svg:x="20.29cm" svg:y="23.365cm" svg:viewBox="0 0 2859 1597" draw:points="0,0 2859,0 2859,1597">
          <text:p/>
        </draw:polyline>
        <draw:polyline draw:style-name="gr25" draw:text-style-name="P2" draw:layer="layout" svg:width="0.703cm" svg:height="2.143cm" svg:x="22.445cm" svg:y="24.961cm" svg:viewBox="0 0 704 2144" draw:points="704,0 704,2144 0,2144">
          <text:p/>
        </draw:polyline>
        <draw:frame draw:style-name="gr32" draw:text-style-name="P2" draw:layer="layout" svg:width="1.151cm" svg:height="0.521cm" svg:x="22.255cm" svg:y="26.763cm">
          <draw:text-box>
            <text:p text:style-name="P1"><text:span text:style-name="T6">I2C0</text:span></text:p>
          </draw:text-box>
        </draw:frame>
        <draw:frame draw:style-name="gr26" draw:text-style-name="P2" draw:layer="layout" svg:width="0.941cm" svg:height="0.521cm" svg:x="9.189cm" svg:y="13.975cm">
          <draw:text-box>
            <text:p text:style-name="P1"><text:span text:style-name="T6">+5VDC</text:span></text:p>
          </draw:text-box>
        </draw:frame>
        <draw:line draw:style-name="gr24" draw:text-style-name="P2" draw:layer="layout" svg:x1="9.25cm" svg:y1="14.565cm" svg:x2="9.702cm" svg:y2="14.565cm">
          <text:p/>
        </draw:line>
        <draw:line draw:style-name="gr27" draw:text-style-name="P2" draw:layer="layout" svg:x1="9.702cm" svg:y1="14.327cm" svg:x2="9.702cm" svg:y2="14.565cm">
          <text:p/>
        </draw:line>
        <draw:line draw:style-name="gr24" draw:text-style-name="P2" draw:layer="layout" svg:x1="20.991cm" svg:y1="27.183cm" svg:x2="20.764cm" svg:y2="27.183cm">
          <text:p/>
        </draw:line>
        <draw:line draw:style-name="gr27" draw:text-style-name="P2" draw:layer="layout" svg:x1="20.764cm" svg:y1="26.945cm" svg:x2="20.764cm" svg:y2="27.183cm">
          <text:p/>
        </draw:line>
        <draw:g>
          <draw:g>
            <draw:polygon draw:style-name="gr17" draw:text-style-name="P8" draw:layer="layout" svg:width="1.27cm" svg:height="0.714cm" svg:x="2.629cm" svg:y="3.569cm" svg:viewBox="0 0 1271 715" draw:points="0,715 1271,715 1271,0 0,0">
              <text:p/>
            </draw:polygon>
            <draw:polygon draw:style-name="gr4" draw:text-style-name="P2" draw:layer="layout" svg:width="1.27cm" svg:height="0.714cm" svg:x="2.629cm" svg:y="3.569cm" svg:viewBox="0 0 1271 715" draw:points="0,715 1271,715 1271,0 0,0">
              <text:p/>
            </draw:polygon>
          </draw:g>
          <draw:frame draw:style-name="gr62" draw:text-style-name="P2" draw:layer="layout" svg:width="1.27cm" svg:height="0.997cm" svg:x="2.629cm" svg:y="3.428cm">
            <draw:text-box>
              <text:p text:style-name="P1"><text:span text:style-name="T6">Transistor &amp; MOSFET Circuit</text:span></text:p>
            </draw:text-box>
          </draw:frame>
        </draw:g>
        <draw:line draw:style-name="gr25" draw:text-style-name="P2" draw:layer="layout" svg:x1="0.724cm" svg:y1="3.936cm" svg:x2="2.628cm" svg:y2="3.936cm">
          <text:p/>
        </draw:line>
        <draw:frame draw:style-name="gr14" draw:text-style-name="P2" draw:layer="layout" svg:width="1.905cm" svg:height="0.521cm" svg:x="0.724cm" svg:y="3.587cm">
          <draw:text-box>
            <text:p text:style-name="P1"><text:span text:style-name="T6">PWM_FAN1_CNTL</text:span></text:p>
          </draw:text-box>
        </draw:frame>
        <draw:g>
          <draw:path draw:style-name="gr34" draw:text-style-name="P2" draw:layer="layout" svg:width="0.278cm" svg:height="0.556cm" svg:x="3.641cm" svg:y="4.284cm" svg:viewBox="0 0 279 557" svg:d="M93 557h93M46 511h187M0 465h279M139 0v465">
            <text:p/>
          </draw:path>
          <draw:frame draw:style-name="gr35" draw:text-style-name="P2" draw:layer="layout" svg:width="0.071cm" svg:height="1.007cm" svg:x="3.919cm" svg:y="4.399cm">
            <draw:text-box>
              <text:p/>
            </draw:text-box>
          </draw:frame>
        </draw:g>
        <draw:polyline draw:style-name="gr27" draw:text-style-name="P2" draw:layer="layout" svg:width="0.198cm" svg:height="0.318cm" svg:x="3.899cm" svg:y="3.53cm" svg:viewBox="0 0 199 319" draw:points="199,0 199,319 0,319">
          <text:p/>
        </draw:polyline>
        <draw:polyline draw:style-name="gr25" draw:text-style-name="P2" draw:layer="layout" svg:width="0.318cm" svg:height="0.01cm" svg:x="4.098cm" svg:y="3.52cm" svg:viewBox="0 0 319 11" draw:points="0,11 0,0 319,0">
          <text:p/>
        </draw:polyline>
        <draw:line draw:style-name="gr27" draw:text-style-name="P2" draw:layer="layout" svg:x1="4.098cm" svg:y1="3.847cm" svg:x2="4.098cm" svg:y2="4.005cm">
          <text:p/>
        </draw:line>
        <draw:g>
          <draw:polyline draw:style-name="gr4" draw:text-style-name="P2" draw:layer="layout" svg:width="0.254cm" svg:height="0.635cm" svg:x="3.979cm" svg:y="4.006cm" svg:viewBox="0 0 255 636" draw:points="128,636 0,583 255,477 0,371 255,264 0,158 255,52 127,0">
            <text:p/>
          </draw:polyline>
          <draw:frame draw:style-name="gr33" draw:text-style-name="P2" draw:layer="layout" svg:width="0.635cm" svg:height="1.219cm" draw:transform="rotate (1.5707963267949) translate (3.497cm 4.641cm)">
            <draw:text-box>
              <text:p/>
            </draw:text-box>
          </draw:frame>
        </draw:g>
        <draw:frame draw:style-name="gr30" draw:text-style-name="P2" draw:layer="layout" svg:width="1.151cm" svg:height="0.521cm" draw:transform="rotate (1.5707963267949) translate (4.056cm 4.919cm)">
          <draw:text-box>
            <text:p text:style-name="P1"><text:span text:style-name="T6">SHORTRS</text:span></text:p>
          </draw:text-box>
        </draw:frame>
        <draw:g>
          <draw:path draw:style-name="gr34" draw:text-style-name="P2" draw:layer="layout" svg:width="0.278cm" svg:height="0.556cm" svg:x="3.968cm" svg:y="4.641cm" svg:viewBox="0 0 279 557" svg:d="M93 557h93M46 511h187M0 465h279M139 0v465">
            <text:p/>
          </draw:path>
          <draw:frame draw:style-name="gr35" draw:text-style-name="P2" draw:layer="layout" svg:width="0.071cm" svg:height="1.007cm" svg:x="4.246cm" svg:y="4.756cm">
            <draw:text-box>
              <text:p/>
            </draw:text-box>
          </draw:frame>
        </draw:g>
        <draw:g>
          <draw:g>
            <draw:polygon draw:style-name="gr17" draw:text-style-name="P8" draw:layer="layout" svg:width="1.349cm" svg:height="1.191cm" svg:x="4.415cm" svg:y="5.97cm" svg:viewBox="0 0 1350 1192" draw:points="0,1192 1350,1192 1350,0 0,0">
              <text:p/>
            </draw:polygon>
            <draw:polygon draw:style-name="gr4" draw:text-style-name="P2" draw:layer="layout" svg:width="1.349cm" svg:height="1.191cm" svg:x="4.415cm" svg:y="5.97cm" svg:viewBox="0 0 1350 1192" draw:points="0,1192 1350,1192 1350,0 0,0">
              <text:p/>
            </draw:polygon>
          </draw:g>
          <draw:frame draw:style-name="gr60" draw:text-style-name="P2" draw:layer="layout" svg:width="1.349cm" svg:height="1.191cm" svg:x="4.415cm" svg:y="5.97cm">
            <draw:text-box>
              <text:p text:style-name="P1"><text:span text:style-name="T6">FAN2_Conn</text:span></text:p>
            </draw:text-box>
          </draw:frame>
        </draw:g>
        <draw:frame draw:style-name="gr30" draw:text-style-name="P2" draw:layer="layout" svg:width="1.846cm" svg:height="0.521cm" svg:x="2.748cm" svg:y="5.423cm">
          <draw:text-box>
            <text:p text:style-name="P1"><text:span text:style-name="T6">+5VDC/+12VDC</text:span></text:p>
          </draw:text-box>
        </draw:frame>
        <draw:line draw:style-name="gr24" draw:text-style-name="P2" draw:layer="layout" svg:x1="4.403cm" svg:y1="6.05cm" svg:x2="3.681cm" svg:y2="6.05cm">
          <text:p/>
        </draw:line>
        <draw:line draw:style-name="gr27" draw:text-style-name="P2" draw:layer="layout" svg:x1="3.681cm" svg:y1="5.812cm" svg:x2="3.681cm" svg:y2="6.05cm">
          <text:p/>
        </draw:line>
        <draw:g>
          <draw:g>
            <draw:polygon draw:style-name="gr17" draw:text-style-name="P8" draw:layer="layout" svg:width="1.27cm" svg:height="0.714cm" svg:x="2.629cm" svg:y="6.566cm" svg:viewBox="0 0 1271 715" draw:points="0,715 1271,715 1271,0 0,0">
              <text:p/>
            </draw:polygon>
            <draw:polygon draw:style-name="gr4" draw:text-style-name="P2" draw:layer="layout" svg:width="1.27cm" svg:height="0.714cm" svg:x="2.629cm" svg:y="6.566cm" svg:viewBox="0 0 1271 715" draw:points="0,715 1271,715 1271,0 0,0">
              <text:p/>
            </draw:polygon>
          </draw:g>
          <draw:frame draw:style-name="gr62" draw:text-style-name="P2" draw:layer="layout" svg:width="1.27cm" svg:height="0.997cm" svg:x="2.629cm" svg:y="6.425cm">
            <draw:text-box>
              <text:p text:style-name="P1"><text:span text:style-name="T6">Transistor &amp; MOSFET Circuit</text:span></text:p>
            </draw:text-box>
          </draw:frame>
        </draw:g>
        <draw:line draw:style-name="gr25" draw:text-style-name="P2" draw:layer="layout" svg:x1="0.724cm" svg:y1="6.933cm" svg:x2="2.628cm" svg:y2="6.933cm">
          <text:p/>
        </draw:line>
        <draw:frame draw:style-name="gr14" draw:text-style-name="P2" draw:layer="layout" svg:width="1.905cm" svg:height="0.521cm" svg:x="0.724cm" svg:y="6.584cm">
          <draw:text-box>
            <text:p text:style-name="P1"><text:span text:style-name="T6">PWM_FAN2_CNTL</text:span></text:p>
          </draw:text-box>
        </draw:frame>
        <draw:g>
          <draw:path draw:style-name="gr34" draw:text-style-name="P2" draw:layer="layout" svg:width="0.278cm" svg:height="0.556cm" svg:x="3.641cm" svg:y="7.28cm" svg:viewBox="0 0 279 557" svg:d="M93 557h93M46 511h187M0 465h279M139 0v465">
            <text:p/>
          </draw:path>
          <draw:frame draw:style-name="gr35" draw:text-style-name="P2" draw:layer="layout" svg:width="0.071cm" svg:height="1.007cm" svg:x="3.919cm" svg:y="7.396cm">
            <draw:text-box>
              <text:p/>
            </draw:text-box>
          </draw:frame>
        </draw:g>
        <draw:polyline draw:style-name="gr27" draw:text-style-name="P2" draw:layer="layout" svg:width="0.198cm" svg:height="0.318cm" svg:x="3.899cm" svg:y="6.526cm" svg:viewBox="0 0 199 319" draw:points="199,0 199,319 0,319">
          <text:p/>
        </draw:polyline>
        <draw:polyline draw:style-name="gr25" draw:text-style-name="P2" draw:layer="layout" svg:width="0.318cm" svg:height="0.01cm" svg:x="4.098cm" svg:y="6.516cm" svg:viewBox="0 0 319 11" draw:points="0,11 0,0 319,0">
          <text:p/>
        </draw:polyline>
        <draw:line draw:style-name="gr27" draw:text-style-name="P2" draw:layer="layout" svg:x1="4.098cm" svg:y1="6.844cm" svg:x2="4.098cm" svg:y2="7.002cm">
          <text:p/>
        </draw:line>
        <draw:g>
          <draw:polyline draw:style-name="gr4" draw:text-style-name="P2" draw:layer="layout" svg:width="0.254cm" svg:height="0.635cm" svg:x="3.979cm" svg:y="7.002cm" svg:viewBox="0 0 255 636" draw:points="128,636 0,583 255,477 0,371 255,264 0,158 255,52 127,0">
            <text:p/>
          </draw:polyline>
          <draw:frame draw:style-name="gr33" draw:text-style-name="P2" draw:layer="layout" svg:width="0.635cm" svg:height="1.219cm" draw:transform="rotate (1.5707963267949) translate (3.497cm 7.637cm)">
            <draw:text-box>
              <text:p/>
            </draw:text-box>
          </draw:frame>
        </draw:g>
        <draw:frame draw:style-name="gr30" draw:text-style-name="P2" draw:layer="layout" svg:width="1.151cm" svg:height="0.521cm" draw:transform="rotate (1.5707963267949) translate (4.056cm 7.915cm)">
          <draw:text-box>
            <text:p text:style-name="P1"><text:span text:style-name="T6">SHORTRS</text:span></text:p>
          </draw:text-box>
        </draw:frame>
        <draw:g>
          <draw:path draw:style-name="gr34" draw:text-style-name="P2" draw:layer="layout" svg:width="0.278cm" svg:height="0.556cm" svg:x="3.968cm" svg:y="7.637cm" svg:viewBox="0 0 279 557" svg:d="M93 557h93M46 511h187M0 465h279M139 0v465">
            <text:p/>
          </draw:path>
          <draw:frame draw:style-name="gr35" draw:text-style-name="P2" draw:layer="layout" svg:width="0.071cm" svg:height="1.007cm" svg:x="4.246cm" svg:y="7.753cm">
            <draw:text-box>
              <text:p/>
            </draw:text-box>
          </draw:frame>
        </draw:g>
        <draw:polyline draw:style-name="gr63" draw:text-style-name="P2" draw:layer="layout" svg:width="14.605cm" svg:height="1.294cm" svg:x="3.304cm" svg:y="25.755cm" svg:viewBox="0 0 14606 1295" draw:points="14606,0 14606,1295 0,1295">
          <text:p/>
        </draw:polyline>
        <draw:line draw:style-name="gr63" draw:text-style-name="P2" draw:layer="layout" svg:x1="17.915cm" svg:y1="25.755cm" svg:x2="18.526cm" svg:y2="25.755cm">
          <text:p/>
        </draw:line>
        <draw:frame draw:style-name="gr64" draw:text-style-name="P2" draw:layer="layout" svg:width="5.239cm" svg:height="0.878cm" svg:x="4.548cm" svg:y="26.039cm">
          <draw:text-box>
            <text:p text:style-name="P1"><text:span text:style-name="T13">LAN1</text:span></text:p>
          </draw:text-box>
        </draw:frame>
        <draw:frame draw:style-name="gr65" draw:text-style-name="P2" draw:layer="layout" svg:width="4.763cm" svg:height="1.124cm" svg:x="15.026cm" svg:y="14.965cm">
          <draw:text-box>
            <text:p text:style-name="P1"><text:span text:style-name="T5">ROCKCHIP</text:span></text:p>
          </draw:text-box>
        </draw:frame>
        <draw:frame draw:style-name="gr66" draw:text-style-name="P15" draw:layer="layout" svg:width="4.775cm" svg:height="0.565cm" svg:x="15.25cm" svg:y="18.685cm">
          <draw:text-box>
            <text:p text:style-name="P6"><text:span text:style-name="T14">Quad A76 + Quad A55</text:span></text:p>
          </draw:text-box>
        </draw:frame>
        <draw:g>
          <draw:polygon draw:style-name="gr22" draw:text-style-name="P10" draw:layer="layout" svg:width="1.111cm" svg:height="1.627cm" svg:x="15.185cm" svg:y="12.787cm" svg:viewBox="0 0 1112 1628" draw:points="0,1628 1112,1628 1112,0 0,0">
            <text:p/>
          </draw:polygon>
          <draw:frame draw:style-name="gr67" draw:text-style-name="P2" draw:layer="layout" svg:width="1.111cm" svg:height="1.708cm" svg:x="15.185cm" svg:y="12.747cm">
            <draw:text-box>
              <text:p text:style-name="P6"><text:span text:style-name="T4">MIPI CSI0 RX</text:span></text:p>
              <text:p text:style-name="P6"><text:span text:style-name="T4"/></text:p>
              <text:p text:style-name="P6"><text:span text:style-name="T4">MIPI </text:span></text:p>
              <text:p text:style-name="P6"><text:span text:style-name="T4">CSI1 RX</text:span></text:p>
            </draw:text-box>
          </draw:frame>
        </draw:g>
        <draw:g>
          <draw:polygon draw:style-name="gr68" draw:text-style-name="P16" draw:layer="layout" svg:width="0.486cm" svg:height="1.27cm" svg:x="14.55cm" svg:y="21.003cm" svg:viewBox="0 0 487 1271" draw:points="487,1270 487,0 0,0 0,1271">
            <text:p/>
          </draw:polygon>
          <draw:frame draw:style-name="gr43" draw:text-style-name="P2" draw:layer="layout" svg:width="1.27cm" svg:height="0.568cm" draw:transform="rotate (1.5707963267949) translate (14.509cm 22.273cm)">
            <draw:text-box>
              <text:p text:style-name="P6"><text:span text:style-name="T4">EMMCIO</text:span></text:p>
            </draw:text-box>
          </draw:frame>
        </draw:g>
        <draw:g>
          <draw:polygon draw:style-name="gr68" draw:text-style-name="P16" draw:layer="layout" svg:width="1.588cm" svg:height="1.429cm" svg:x="12.843cm" svg:y="18.699cm" svg:viewBox="0 0 1589 1430" draw:points="0,1430 1589,1430 1589,0 0,0">
            <text:p/>
          </draw:polygon>
          <draw:frame draw:style-name="gr69" draw:text-style-name="P2" draw:layer="layout" svg:width="1.588cm" svg:height="1.708cm" svg:x="12.843cm" svg:y="18.56cm">
            <draw:text-box>
              <text:p text:style-name="P6"><text:span text:style-name="T4">GMAC 0 / UART / I2C /SDIO / PWM/ I2S HDMI TX1/</text:span></text:p>
            </draw:text-box>
          </draw:frame>
        </draw:g>
        <draw:g>
          <draw:polygon draw:style-name="gr7" draw:text-style-name="P4" draw:layer="layout" svg:width="1.588cm" svg:height="1.429cm" svg:x="12.843cm" svg:y="20.207cm" svg:viewBox="0 0 1589 1430" draw:points="0,1430 1589,1430 1589,0 0,0">
            <text:p/>
          </draw:polygon>
          <draw:frame draw:style-name="gr69" draw:text-style-name="P2" draw:layer="layout" svg:width="1.588cm" svg:height="1.708cm" svg:x="12.843cm" svg:y="20.068cm">
            <draw:text-box>
              <text:p text:style-name="P6"><text:span text:style-name="T4">GMAC 1/UART / I2C /SDIO / PWM / I2S/ MIPI / SPI</text:span></text:p>
            </draw:text-box>
          </draw:frame>
        </draw:g>
        <draw:g>
          <draw:polygon draw:style-name="gr70" draw:text-style-name="P17" draw:layer="layout" svg:width="1.588cm" svg:height="0.556cm" svg:x="12.843cm" svg:y="21.715cm" svg:viewBox="0 0 1589 557" draw:points="0,557 1589,557 1589,0 0,0">
            <text:p/>
          </draw:polygon>
          <draw:frame draw:style-name="gr71" draw:text-style-name="P2" draw:layer="layout" svg:width="1.588cm" svg:height="0.568cm" svg:x="12.843cm" svg:y="21.709cm">
            <draw:text-box>
              <text:p text:style-name="P1"><text:span text:style-name="T4">JTAG</text:span></text:p>
            </draw:text-box>
          </draw:frame>
        </draw:g>
        <draw:g>
          <draw:polygon draw:style-name="gr68" draw:text-style-name="P16" draw:layer="layout" svg:width="1.548cm" svg:height="0.476cm" svg:x="20.265cm" svg:y="18.94cm" svg:viewBox="0 0 1549 477" draw:points="0,477 1549,477 1549,0 0,0">
            <text:p/>
          </draw:polygon>
          <draw:frame draw:style-name="gr31" draw:text-style-name="P2" draw:layer="layout" svg:width="1.548cm" svg:height="0.568cm" svg:x="20.265cm" svg:y="18.894cm">
            <draw:text-box>
              <text:p text:style-name="P6"><text:span text:style-name="T4">DDR CH0_A</text:span></text:p>
            </draw:text-box>
          </draw:frame>
        </draw:g>
        <draw:g>
          <draw:polygon draw:style-name="gr68" draw:text-style-name="P16" draw:layer="layout" svg:width="1.548cm" svg:height="0.476cm" svg:x="20.265cm" svg:y="19.535cm" svg:viewBox="0 0 1549 477" draw:points="0,477 1549,477 1549,0 0,0">
            <text:p/>
          </draw:polygon>
          <draw:frame draw:style-name="gr31" draw:text-style-name="P2" draw:layer="layout" svg:width="1.548cm" svg:height="0.568cm" svg:x="20.265cm" svg:y="19.489cm">
            <draw:text-box>
              <text:p text:style-name="P6"><text:span text:style-name="T4">DDR CH0_B</text:span></text:p>
            </draw:text-box>
          </draw:frame>
        </draw:g>
        <draw:line draw:style-name="gr13" draw:text-style-name="P2" draw:layer="layout" svg:x1="23.981cm" svg:y1="19.218cm" svg:x2="21.886cm" svg:y2="19.218cm">
          <text:p/>
        </draw:line>
        <draw:g>
          <draw:polygon draw:style-name="gr22" draw:text-style-name="P10" draw:layer="layout" svg:width="1.548cm" svg:height="0.476cm" svg:x="20.265cm" svg:y="20.884cm" svg:viewBox="0 0 1549 477" draw:points="0,477 1549,477 1549,0 0,0">
            <text:p/>
          </draw:polygon>
          <draw:frame draw:style-name="gr31" draw:text-style-name="P2" draw:layer="layout" svg:width="1.548cm" svg:height="0.568cm" svg:x="20.265cm" svg:y="20.838cm">
            <draw:text-box>
              <text:p text:style-name="P6"><text:span text:style-name="T4">DDR CH1_D</text:span></text:p>
            </draw:text-box>
          </draw:frame>
        </draw:g>
        <draw:g>
          <draw:polygon draw:style-name="gr70" draw:text-style-name="P17" draw:layer="layout" svg:width="1.151cm" svg:height="1.27cm" svg:x="16.177cm" svg:y="21.003cm" svg:viewBox="0 0 1152 1271" draw:points="0,1271 1152,1271 1152,0 0,0">
            <text:p/>
          </draw:polygon>
          <draw:frame draw:style-name="gr72" draw:text-style-name="P2" draw:layer="layout" svg:width="1.151cm" svg:height="1.27cm" svg:x="16.177cm" svg:y="21.003cm">
            <draw:text-box>
              <text:p text:style-name="P1"><text:span text:style-name="T4">SYSTEM</text:span></text:p>
              <text:p text:style-name="P1"><text:span text:style-name="T4">RESET</text:span></text:p>
            </draw:text-box>
          </draw:frame>
        </draw:g>
        <draw:g>
          <draw:polygon draw:style-name="gr73" draw:text-style-name="P18" draw:layer="layout" svg:width="1.588cm" svg:height="0.635cm" svg:x="12.843cm" svg:y="17.232cm" svg:viewBox="0 0 1589 636" draw:points="0,636 1589,636 1589,0 0,0">
            <text:p/>
          </draw:polygon>
          <draw:frame draw:style-name="gr29" draw:text-style-name="P2" draw:layer="layout" svg:width="1.588cm" svg:height="0.853cm" svg:x="12.843cm" svg:y="17.123cm">
            <draw:text-box>
              <text:p text:style-name="P1"><text:span text:style-name="T4">SYSTEM</text:span></text:p>
              <text:p text:style-name="P1"><text:span text:style-name="T4">POWER</text:span></text:p>
            </draw:text-box>
          </draw:frame>
        </draw:g>
        <draw:polyline draw:style-name="gr74" draw:text-style-name="P2" draw:layer="layout" svg:width="9.454cm" svg:height="9.316cm" svg:x="3.304cm" svg:y="17.55cm" svg:viewBox="0 0 9455 9317" draw:points="0,9317 0,0 9455,0">
          <text:p/>
        </draw:polyline>
        <draw:g>
          <draw:polygon draw:style-name="gr22" draw:text-style-name="P10" draw:layer="layout" svg:width="1.627cm" svg:height="0.635cm" svg:x="12.823cm" svg:y="14.851cm" svg:viewBox="0 0 1628 636" draw:points="0,636 1628,636 1628,0 0,0">
            <text:p/>
          </draw:polygon>
          <draw:frame draw:style-name="gr29" draw:text-style-name="P2" draw:layer="layout" svg:width="1.627cm" svg:height="0.853cm" svg:x="12.823cm" svg:y="14.742cm">
            <draw:text-box>
              <text:p text:style-name="P1"><text:span text:style-name="T4">USB OTG 3.0</text:span></text:p>
              <text:p text:style-name="P1"><text:span text:style-name="T4">TYPE C1 /DP1</text:span></text:p>
            </draw:text-box>
          </draw:frame>
        </draw:g>
        <draw:g>
          <draw:polygon draw:style-name="gr70" draw:text-style-name="P17" draw:layer="layout" svg:width="1.578cm" svg:height="0.556cm" svg:x="12.853cm" svg:y="17.917cm" svg:viewBox="0 0 1579 557" draw:points="0,557 1579,557 1579,0 0,0">
            <text:p/>
          </draw:polygon>
          <draw:frame draw:style-name="gr71" draw:text-style-name="P2" draw:layer="layout" svg:width="1.578cm" svg:height="0.568cm" svg:x="12.853cm" svg:y="17.911cm">
            <draw:text-box>
              <text:p text:style-name="P1"><text:span text:style-name="T4">UART</text:span></text:p>
            </draw:text-box>
          </draw:frame>
        </draw:g>
        <draw:line draw:style-name="gr16" draw:text-style-name="P2" draw:layer="layout" svg:x1="21.886cm" svg:y1="17.47cm" svg:x2="22.645cm" svg:y2="17.47cm">
          <text:p/>
        </draw:line>
        <draw:g>
          <draw:polygon draw:style-name="gr22" draw:text-style-name="P10" draw:layer="layout" svg:width="1.548cm" svg:height="0.476cm" svg:x="20.265cm" svg:y="20.328cm" svg:viewBox="0 0 1549 477" draw:points="0,477 1549,477 1549,0 0,0">
            <text:p/>
          </draw:polygon>
          <draw:frame draw:style-name="gr31" draw:text-style-name="P2" draw:layer="layout" svg:width="1.548cm" svg:height="0.568cm" svg:x="20.265cm" svg:y="20.282cm">
            <draw:text-box>
              <text:p text:style-name="P6"><text:span text:style-name="T4">DDR CH1_C</text:span></text:p>
            </draw:text-box>
          </draw:frame>
        </draw:g>
        <draw:polygon draw:style-name="gr68" draw:text-style-name="P16" draw:layer="layout" svg:width="1.627cm" svg:height="0.595cm" svg:x="12.843cm" svg:y="12.785cm" svg:viewBox="0 0 1628 596" draw:points="0,596 1628,596 1628,0 0,0">
          <text:p/>
        </draw:polygon>
        <draw:frame draw:style-name="gr75" draw:text-style-name="P2" draw:layer="layout" svg:width="1.746cm" svg:height="0.853cm" svg:x="12.803cm" svg:y="12.656cm">
          <draw:text-box>
            <text:p text:style-name="P6"><text:span text:style-name="T4">HDMI 2.1</text:span></text:p>
            <text:p text:style-name="P6"><text:span text:style-name="T4">HDMI/eDP TX0</text:span></text:p>
          </draw:text-box>
        </draw:frame>
        <draw:polygon draw:style-name="gr22" draw:text-style-name="P10" draw:layer="layout" svg:width="1.627cm" svg:height="0.595cm" svg:x="12.843cm" svg:y="13.42cm" svg:viewBox="0 0 1628 596" draw:points="0,596 1628,596 1628,0 0,0">
          <text:p/>
        </draw:polygon>
        <draw:frame draw:style-name="gr30" draw:text-style-name="P2" draw:layer="layout" svg:width="0.981cm" svg:height="0.568cm" svg:x="15.17cm" svg:y="22.641cm">
          <draw:text-box>
            <text:p text:style-name="P1"><text:span text:style-name="T4">24MHz</text:span></text:p>
          </draw:text-box>
        </draw:frame>
        <draw:g>
          <draw:g>
            <draw:polygon draw:style-name="gr17" draw:text-style-name="P8" draw:layer="layout" svg:width="0.05cm" svg:height="0.166cm" svg:x="15.587cm" svg:y="22.671cm" svg:viewBox="0 0 51 167" draw:points="0,0 0,167 51,167 50,0">
              <text:p/>
            </draw:polygon>
            <draw:path draw:style-name="gr4" draw:text-style-name="P2" draw:layer="layout" svg:width="0.1cm" svg:height="0.166cm" svg:x="15.563cm" svg:y="22.671cm" svg:viewBox="0 0 101 167" svg:d="M101 16v135M24 0l2 167h51l-2-167zM0 16v135M0 16v51M0 100v51M101 16v51M101 100v51">
              <text:p/>
            </draw:path>
          </draw:g>
          <draw:frame draw:style-name="gr76" draw:text-style-name="P2" draw:layer="layout" svg:width="0.1cm" svg:height="1.007cm" draw:transform="rotate (0.00349065850398866) translate (15.563cm 22.671cm)">
            <draw:text-box>
              <text:p/>
            </draw:text-box>
          </draw:frame>
        </draw:g>
        <draw:frame draw:style-name="gr35" draw:text-style-name="P2" draw:layer="layout" svg:width="0.071cm" svg:height="1.007cm" svg:x="15.577cm" svg:y="22.346cm">
          <draw:text-box>
            <text:p/>
          </draw:text-box>
        </draw:frame>
        <draw:polyline draw:style-name="gr4" draw:text-style-name="P2" draw:layer="layout" svg:width="0.121cm" svg:height="0.405cm" svg:x="15.406cm" svg:y="22.351cm" svg:viewBox="0 0 122 406" draw:points="122,406 1,406 0,0">
          <text:p/>
        </draw:polyline>
        <draw:polyline draw:style-name="gr4" draw:text-style-name="P2" draw:layer="layout" svg:width="0.107cm" svg:height="0.405cm" svg:x="15.698cm" svg:y="22.35cm" svg:viewBox="0 0 108 406" draw:points="0,406 108,405 107,0">
          <text:p/>
        </draw:polyline>
        <draw:frame draw:style-name="gr75" draw:text-style-name="P2" draw:layer="layout" svg:width="1.786cm" svg:height="1.138cm" svg:x="12.843cm" svg:y="13.268cm">
          <draw:text-box>
            <text:p text:style-name="P6"><text:span text:style-name="T4">HDMI 2.1</text:span></text:p>
            <text:p text:style-name="P6"><text:span text:style-name="T4">HDMI/eDP TX1</text:span></text:p>
            <text:p text:style-name="P6"><text:span text:style-name="T4"/></text:p>
          </draw:text-box>
        </draw:frame>
        <draw:g>
          <draw:polygon draw:style-name="gr7" draw:text-style-name="P4" draw:layer="layout" svg:width="1.012cm" svg:height="1.27cm" svg:x="15.105cm" svg:y="21.003cm" svg:viewBox="0 0 1013 1271" draw:points="0,1271 1013,1271 1013,0 0,0">
            <text:p/>
          </draw:polygon>
          <draw:frame draw:style-name="gr72" draw:text-style-name="P2" draw:layer="layout" svg:width="1.012cm" svg:height="1.27cm" svg:x="15.105cm" svg:y="21.003cm">
            <draw:text-box>
              <text:p text:style-name="P1"><text:span text:style-name="T4">OSC</text:span></text:p>
              <text:p text:style-name="P1"><text:span text:style-name="T4">24 MHz</text:span></text:p>
            </draw:text-box>
          </draw:frame>
        </draw:g>
        <draw:g>
          <draw:g>
            <draw:polygon draw:style-name="gr77" draw:text-style-name="P19" draw:layer="layout" svg:width="1.945cm" svg:height="0.635cm" svg:x="12.605cm" svg:y="9.454cm" svg:viewBox="0 0 1946 636" draw:points="0,636 1946,636 1946,0 0,0">
              <text:p/>
            </draw:polygon>
            <draw:polygon draw:style-name="gr4" draw:text-style-name="P2" draw:layer="layout" svg:width="1.945cm" svg:height="0.635cm" svg:x="12.605cm" svg:y="9.454cm" svg:viewBox="0 0 1946 636" draw:points="0,636 1946,636 1946,0 0,0">
              <text:p/>
            </draw:polygon>
          </draw:g>
          <draw:frame draw:style-name="gr29" draw:text-style-name="P2" draw:layer="layout" svg:width="1.945cm" svg:height="0.635cm" svg:x="12.605cm" svg:y="9.454cm">
            <draw:text-box>
              <text:p text:style-name="P1"><text:span text:style-name="T8">HDMI 2.1 Connector</text:span></text:p>
            </draw:text-box>
          </draw:frame>
        </draw:g>
        <draw:frame draw:style-name="gr14" draw:text-style-name="P2" draw:layer="layout" svg:width="0.873cm" svg:height="0.521cm" draw:transform="rotate (1.5707963267949) translate (13.219cm 11.16cm)">
          <draw:text-box>
            <text:p text:style-name="P1"><text:span text:style-name="T6">HDMI</text:span></text:p>
          </draw:text-box>
        </draw:frame>
        <draw:line draw:style-name="gr16" draw:text-style-name="P2" draw:layer="layout" svg:x1="13.558cm" svg:y1="11.396cm" svg:x2="13.558cm" svg:y2="10.089cm">
          <text:p/>
        </draw:line>
        <draw:g>
          <draw:polygon draw:style-name="gr70" draw:text-style-name="P17" draw:layer="layout" svg:width="1.191cm" svg:height="1.627cm" svg:x="18.915cm" svg:y="12.787cm" svg:viewBox="0 0 1192 1628" draw:points="0,1628 1192,1628 1192,0 0,0">
            <text:p/>
          </draw:polygon>
          <draw:frame draw:style-name="gr67" draw:text-style-name="P2" draw:layer="layout" svg:width="1.191cm" svg:height="1.627cm" svg:x="18.915cm" svg:y="12.787cm">
            <draw:text-box>
              <text:p text:style-name="P6"><text:span text:style-name="T4">SATA 3.0 PORT 0</text:span></text:p>
              <text:p text:style-name="P6"><text:span text:style-name="T4">/PCIE 2.0</text:span></text:p>
            </draw:text-box>
          </draw:frame>
        </draw:g>
        <draw:g>
          <draw:polygon draw:style-name="gr70" draw:text-style-name="P17" draw:layer="layout" svg:width="1.211cm" svg:height="1.627cm" svg:x="17.645cm" svg:y="12.785cm" svg:viewBox="0 0 1212 1628" draw:points="0,1628 1212,1628 1212,0 0,0">
            <text:p/>
          </draw:polygon>
          <draw:frame draw:style-name="gr67" draw:text-style-name="P2" draw:layer="layout" svg:width="1.211cm" svg:height="1.627cm" svg:x="17.645cm" svg:y="12.785cm">
            <draw:text-box>
              <text:p text:style-name="P6"><text:span text:style-name="T4">SATA 3.0 PORT 1</text:span></text:p>
              <text:p text:style-name="P6"><text:span text:style-name="T4">/PCIE 2.0</text:span></text:p>
            </draw:text-box>
          </draw:frame>
        </draw:g>
        <draw:g>
          <draw:polygon draw:style-name="gr7" draw:text-style-name="P4" draw:layer="layout" svg:width="1.23cm" svg:height="1.627cm" svg:x="16.356cm" svg:y="12.787cm" svg:viewBox="0 0 1231 1628" draw:points="0,1628 1231,1628 1231,0 0,0">
            <text:p/>
          </draw:polygon>
          <draw:frame draw:style-name="gr67" draw:text-style-name="P2" draw:layer="layout" svg:width="1.23cm" svg:height="1.627cm" svg:x="16.356cm" svg:y="12.787cm">
            <draw:text-box>
              <text:p text:style-name="P6"><text:span text:style-name="T4">SATA 3.0 PORT 2</text:span></text:p>
              <text:p text:style-name="P6"><text:span text:style-name="T4">/PCIE 2.0</text:span></text:p>
              <text:p text:style-name="P6"><text:span text:style-name="T4">/USB 3.0</text:span></text:p>
            </draw:text-box>
          </draw:frame>
        </draw:g>
        <draw:g>
          <draw:polygon draw:style-name="gr22" draw:text-style-name="P10" draw:layer="layout" svg:width="0.556cm" svg:height="1.627cm" svg:x="14.55cm" svg:y="12.785cm" svg:viewBox="0 0 557 1628" draw:points="557,1628 557,0 0,0 0,1628">
            <text:p/>
          </draw:polygon>
          <draw:frame draw:style-name="gr71" draw:text-style-name="P2" draw:layer="layout" svg:width="1.627cm" svg:height="0.568cm" draw:transform="rotate (1.5707963267949) translate (14.544cm 14.412cm)">
            <draw:text-box>
              <text:p text:style-name="P1"><text:span text:style-name="T4">HDMI RX</text:span></text:p>
            </draw:text-box>
          </draw:frame>
        </draw:g>
        <draw:frame draw:style-name="gr32" draw:text-style-name="P2" draw:layer="layout" svg:width="4.524cm" svg:height="0.664cm" svg:x="21.436cm" svg:y="7.612cm">
          <draw:text-box>
            <text:p text:style-name="P1"><text:span text:style-name="T15">For NVR6408X Variant</text:span></text:p>
          </draw:text-box>
        </draw:frame>
        <draw:g>
          <draw:g>
            <draw:polygon draw:style-name="gr9" draw:text-style-name="P5" draw:layer="layout" svg:width="2.432cm" svg:height="1.23cm" svg:x="20.909cm" svg:y="4.493cm" svg:viewBox="0 0 2433 1231" draw:points="2433,1231 0,1231 0,0 2433,0">
              <text:p/>
            </draw:polygon>
            <draw:polygon draw:style-name="gr4" draw:text-style-name="P2" draw:layer="layout" svg:width="2.432cm" svg:height="1.23cm" svg:x="20.909cm" svg:y="4.493cm" svg:viewBox="0 0 2433 1231" draw:points="2433,1231 0,1231 0,0 2433,0">
              <text:p/>
            </draw:polygon>
          </draw:g>
          <draw:frame draw:style-name="gr78" draw:text-style-name="P2" draw:layer="layout" svg:width="2.432cm" svg:height="1.23cm" svg:x="20.909cm" svg:y="4.493cm">
            <draw:text-box>
              <text:p text:style-name="P1"><text:span text:style-name="T9">JMB 575 </text:span></text:p>
              <text:p text:style-name="P1"><text:span text:style-name="T9">(SATA MULTIPLIER)</text:span></text:p>
              <text:p text:style-name="P1"><text:span text:style-name="T9">1:5</text:span></text:p>
            </draw:text-box>
          </draw:frame>
        </draw:g>
        <draw:line draw:style-name="gr24" draw:text-style-name="P2" draw:layer="layout" svg:x1="21.732cm" svg:y1="4.467cm" svg:x2="21.732cm" svg:y2="3.949cm">
          <text:p/>
        </draw:line>
        <draw:frame draw:style-name="gr30" draw:text-style-name="P2" draw:layer="layout" svg:width="0.873cm" svg:height="0.521cm" svg:x="21.297cm" svg:y="3.578cm">
          <draw:text-box>
            <text:p text:style-name="P1"><text:span text:style-name="T6">+3.3V</text:span></text:p>
          </draw:text-box>
        </draw:frame>
        <draw:line draw:style-name="gr24" draw:text-style-name="P2" draw:layer="layout" svg:x1="22.526cm" svg:y1="4.467cm" svg:x2="22.526cm" svg:y2="3.949cm">
          <text:p/>
        </draw:line>
        <draw:frame draw:style-name="gr30" draw:text-style-name="P2" draw:layer="layout" svg:width="0.873cm" svg:height="0.521cm" svg:x="22.09cm" svg:y="3.578cm">
          <draw:text-box>
            <text:p text:style-name="P1"><text:span text:style-name="T6">+1.2V</text:span></text:p>
          </draw:text-box>
        </draw:frame>
        <draw:line draw:style-name="gr79" draw:text-style-name="P2" draw:layer="layout" svg:x1="24.369cm" svg:y1="5.108cm" svg:x2="23.341cm" svg:y2="5.108cm">
          <text:p/>
        </draw:line>
        <draw:polyline draw:style-name="gr80" draw:text-style-name="P2" draw:layer="layout" svg:width="0.453cm" svg:height="0.655cm" svg:x="23.916cm" svg:y="5.346cm" svg:viewBox="0 0 454 656" draw:points="0,0 0,656 454,656">
          <text:p/>
        </draw:polyline>
        <draw:polyline draw:style-name="gr80" draw:text-style-name="P2" draw:layer="layout" svg:width="0.453cm" svg:height="0.812cm" svg:x="23.916cm" svg:y="4.056cm" svg:viewBox="0 0 454 813" draw:points="0,813 0,0 454,0">
          <text:p/>
        </draw:polyline>
        <draw:polyline draw:style-name="gr80" draw:text-style-name="P2" draw:layer="layout" svg:width="0.77cm" svg:height="1.447cm" svg:x="23.598cm" svg:y="3.183cm" svg:viewBox="0 0 771 1448" draw:points="0,1448 0,0 771,0">
          <text:p/>
        </draw:polyline>
        <draw:line draw:style-name="gr80" draw:text-style-name="P2" draw:layer="layout" svg:x1="23.916cm" svg:y1="4.868cm" svg:x2="23.341cm" svg:y2="4.868cm">
          <text:p/>
        </draw:line>
        <draw:line draw:style-name="gr80" draw:text-style-name="P2" draw:layer="layout" svg:x1="23.598cm" svg:y1="4.63cm" svg:x2="23.341cm" svg:y2="4.63cm">
          <text:p/>
        </draw:line>
        <draw:line draw:style-name="gr80" draw:text-style-name="P2" draw:layer="layout" svg:x1="23.916cm" svg:y1="5.346cm" svg:x2="23.341cm" svg:y2="5.346cm">
          <text:p/>
        </draw:line>
        <draw:line draw:style-name="gr80" draw:text-style-name="P2" draw:layer="layout" svg:x1="23.595cm" svg:y1="5.584cm" svg:x2="23.341cm" svg:y2="5.584cm">
          <text:p/>
        </draw:line>
        <draw:g>
          <draw:polygon draw:style-name="gr70" draw:text-style-name="P17" draw:layer="layout" svg:width="1.578cm" svg:height="0.556cm" svg:x="20.265cm" svg:y="17.152cm" svg:viewBox="0 0 1579 557" draw:points="0,557 1579,557 1579,0 0,0">
            <text:p/>
          </draw:polygon>
          <draw:frame draw:style-name="gr71" draw:text-style-name="P2" draw:layer="layout" svg:width="1.578cm" svg:height="0.568cm" svg:x="20.265cm" svg:y="17.146cm">
            <draw:text-box>
              <text:p text:style-name="P1"><text:span text:style-name="T4">I2C</text:span></text:p>
            </draw:text-box>
          </draw:frame>
        </draw:g>
        <draw:g>
          <draw:polygon draw:style-name="gr81" draw:text-style-name="P20" draw:layer="layout" svg:width="1.548cm" svg:height="4.128cm" svg:x="20.265cm" svg:y="12.787cm" svg:viewBox="0 0 1549 4129" draw:points="0,4129 1549,4129 1549,0 0,0">
            <text:p/>
          </draw:polygon>
          <draw:frame draw:style-name="gr82" draw:text-style-name="P2" draw:layer="layout" svg:width="1.548cm" svg:height="4.128cm" svg:x="20.265cm" svg:y="12.787cm">
            <draw:text-box>
              <text:p text:style-name="P1"><text:span text:style-name="T4">GPIOs</text:span></text:p>
            </draw:text-box>
          </draw:frame>
        </draw:g>
        <draw:g>
          <draw:polygon draw:style-name="gr68" draw:text-style-name="P16" draw:layer="layout" svg:width="1.588cm" svg:height="0.516cm" svg:x="12.843cm" svg:y="15.764cm" svg:viewBox="0 0 1589 517" draw:points="0,517 1589,517 1589,0 0,0">
            <text:p/>
          </draw:polygon>
          <draw:frame draw:style-name="gr49" draw:text-style-name="P2" draw:layer="layout" svg:width="1.588cm" svg:height="0.853cm" svg:x="12.843cm" svg:y="15.596cm">
            <draw:text-box>
              <text:p text:style-name="P1"><text:span text:style-name="T4">USB2.0</text:span></text:p>
              <text:p text:style-name="P1"><text:span text:style-name="T4">HOST 0</text:span></text:p>
            </draw:text-box>
          </draw:frame>
        </draw:g>
        <draw:g>
          <draw:polygon draw:style-name="gr68" draw:text-style-name="P16" draw:layer="layout" svg:width="1.588cm" svg:height="0.516cm" svg:x="12.843cm" svg:y="16.34cm" svg:viewBox="0 0 1589 517" draw:points="0,517 1589,517 1589,0 0,0">
            <text:p/>
          </draw:polygon>
          <draw:frame draw:style-name="gr49" draw:text-style-name="P2" draw:layer="layout" svg:width="1.588cm" svg:height="0.853cm" svg:x="12.843cm" svg:y="16.172cm">
            <draw:text-box>
              <text:p text:style-name="P1"><text:span text:style-name="T4">USB2.0</text:span></text:p>
              <text:p text:style-name="P1"><text:span text:style-name="T4">HOST 1</text:span></text:p>
            </draw:text-box>
          </draw:frame>
        </draw:g>
        <draw:frame draw:style-name="gr64" draw:text-style-name="P2" draw:layer="layout" svg:width="5.239cm" svg:height="0.878cm" svg:x="4.628cm" svg:y="21.836cm">
          <draw:text-box>
            <text:p text:style-name="P1"><text:span text:style-name="T13">LAN2</text:span></text:p>
          </draw:text-box>
        </draw:frame>
        <draw:frame draw:style-name="gr64" draw:text-style-name="P2" draw:layer="layout" svg:width="5.239cm" svg:height="1.045cm" svg:x="2.247cm" svg:y="13.895cm">
          <draw:text-box>
            <text:p text:style-name="P1"><text:span text:style-name="T15">2 x USB 2.0 Host</text:span></text:p>
            <text:p text:style-name="P1"><text:span text:style-name="T13"/></text:p>
          </draw:text-box>
        </draw:frame>
        <draw:frame draw:style-name="gr64" draw:text-style-name="P2" draw:layer="layout" svg:width="5.239cm" svg:height="1.045cm" svg:x="5.769cm" svg:y="8.932cm">
          <draw:text-box>
            <text:p text:style-name="P1"><text:span text:style-name="T15">USB 3.0 OTG</text:span></text:p>
            <text:p text:style-name="P1"><text:span text:style-name="T13"/></text:p>
          </draw:text-box>
        </draw:frame>
        <draw:frame draw:style-name="gr31" draw:text-style-name="P2" draw:layer="layout" svg:width="3.572cm" svg:height="0.542cm" svg:x="6.533cm" svg:y="15.929cm">
          <draw:text-box>
            <text:p text:style-name="P1"><text:span text:style-name="T16">(DP0,DM0 &amp; DP1,DM1)</text:span></text:p>
          </draw:text-box>
        </draw:frame>
        <draw:g>
          <draw:g>
            <draw:polygon draw:style-name="gr11" draw:text-style-name="P7" draw:layer="layout" svg:width="1.998cm" svg:height="1.588cm" svg:x="23.982cm" svg:y="20.169cm" svg:viewBox="0 0 1999 1589" draw:points="0,1589 1999,1589 1999,0 0,0">
              <text:p/>
            </draw:polygon>
            <draw:polygon draw:style-name="gr4" draw:text-style-name="P2" draw:layer="layout" svg:width="1.998cm" svg:height="1.588cm" svg:x="23.982cm" svg:y="20.169cm" svg:viewBox="0 0 1999 1589" draw:points="0,1589 1999,1589 1999,0 0,0">
              <text:p/>
            </draw:polygon>
          </draw:g>
          <draw:frame draw:style-name="gr12" draw:text-style-name="P2" draw:layer="layout" svg:width="1.998cm" svg:height="1.949cm" svg:x="23.982cm" svg:y="19.989cm">
            <draw:text-box>
              <text:p text:style-name="P1"><text:span text:style-name="T6">LPDDR4 x 32 bit</text:span></text:p>
              <text:p text:style-name="P1"><text:span text:style-name="T6">MT53D512M32D2DS_LPDDR4 </text:span></text:p>
              <text:p text:style-name="P1"><text:span text:style-name="T6"/></text:p>
              <text:p text:style-name="P1"><text:span text:style-name="T6">4GB</text:span></text:p>
              <text:p text:style-name="P1"><text:span text:style-name="T6"/></text:p>
              <text:p text:style-name="P1"><text:span text:style-name="T7">Provision to 8GB</text:span></text:p>
            </draw:text-box>
          </draw:frame>
        </draw:g>
        <draw:line draw:style-name="gr13" draw:text-style-name="P2" draw:layer="layout" svg:x1="23.987cm" svg:y1="21.122cm" svg:x2="21.892cm" svg:y2="21.122cm">
          <text:p/>
        </draw:line>
        <draw:frame draw:style-name="gr14" draw:text-style-name="P2" draw:layer="layout" svg:width="1.429cm" svg:height="0.521cm" svg:x="22.175cm" svg:y="20.247cm">
          <draw:text-box>
            <text:p text:style-name="P1"><text:span text:style-name="T6">Data_C0-15</text:span></text:p>
          </draw:text-box>
        </draw:frame>
        <draw:frame draw:style-name="gr14" draw:text-style-name="P2" draw:layer="layout" svg:width="1.429cm" svg:height="0.521cm" svg:x="22.17cm" svg:y="20.744cm">
          <draw:text-box>
            <text:p text:style-name="P1"><text:span text:style-name="T6">Data_D0-15</text:span></text:p>
          </draw:text-box>
        </draw:frame>
        <draw:line draw:style-name="gr13" draw:text-style-name="P2" draw:layer="layout" svg:x1="23.987cm" svg:y1="20.607cm" svg:x2="21.892cm" svg:y2="20.607cm">
          <text:p/>
        </draw:line>
        <draw:g>
          <draw:g>
            <draw:polygon draw:style-name="gr22" draw:text-style-name="P10" draw:layer="layout" svg:width="1.634cm" svg:height="0.77cm" svg:x="11.987cm" svg:y="6.6cm" svg:viewBox="0 0 1635 771" draw:points="0,771 1635,771 1635,0 0,0">
              <text:p/>
            </draw:polygon>
            <draw:polygon draw:style-name="gr4" draw:text-style-name="P2" draw:layer="layout" svg:width="1.634cm" svg:height="0.77cm" svg:x="11.987cm" svg:y="6.6cm" svg:viewBox="0 0 1635 771" draw:points="0,771 1635,771 1635,0 0,0">
              <text:p/>
            </draw:polygon>
          </draw:g>
          <draw:frame draw:style-name="gr54" draw:text-style-name="P2" draw:layer="layout" svg:width="1.634cm" svg:height="0.853cm" svg:x="11.987cm" svg:y="6.559cm">
            <draw:text-box>
              <text:p text:style-name="P1"><text:span text:style-name="T9">SATA</text:span></text:p>
              <text:p text:style-name="P1"><text:span text:style-name="T9">Connector_5</text:span></text:p>
            </draw:text-box>
          </draw:frame>
        </draw:g>
        <draw:g>
          <draw:g>
            <draw:polygon draw:style-name="gr22" draw:text-style-name="P10" draw:layer="layout" svg:width="1.634cm" svg:height="0.77cm" svg:x="11.987cm" svg:y="5.647cm" svg:viewBox="0 0 1635 771" draw:points="0,771 1635,771 1635,0 0,0">
              <text:p/>
            </draw:polygon>
            <draw:polygon draw:style-name="gr4" draw:text-style-name="P2" draw:layer="layout" svg:width="1.634cm" svg:height="0.77cm" svg:x="11.987cm" svg:y="5.647cm" svg:viewBox="0 0 1635 771" draw:points="0,771 1635,771 1635,0 0,0">
              <text:p/>
            </draw:polygon>
          </draw:g>
          <draw:frame draw:style-name="gr54" draw:text-style-name="P2" draw:layer="layout" svg:width="1.634cm" svg:height="0.853cm" svg:x="11.987cm" svg:y="5.606cm">
            <draw:text-box>
              <text:p text:style-name="P1"><text:span text:style-name="T9">SATA</text:span></text:p>
              <text:p text:style-name="P1"><text:span text:style-name="T9">Connector_6</text:span></text:p>
            </draw:text-box>
          </draw:frame>
        </draw:g>
        <draw:g>
          <draw:g>
            <draw:polygon draw:style-name="gr22" draw:text-style-name="P10" draw:layer="layout" svg:width="1.634cm" svg:height="0.77cm" svg:x="11.987cm" svg:y="4.763cm" svg:viewBox="0 0 1635 771" draw:points="0,771 1635,771 1635,0 0,0">
              <text:p/>
            </draw:polygon>
            <draw:polygon draw:style-name="gr4" draw:text-style-name="P2" draw:layer="layout" svg:width="1.634cm" svg:height="0.77cm" svg:x="11.987cm" svg:y="4.763cm" svg:viewBox="0 0 1635 771" draw:points="0,771 1635,771 1635,0 0,0">
              <text:p/>
            </draw:polygon>
          </draw:g>
          <draw:frame draw:style-name="gr54" draw:text-style-name="P2" draw:layer="layout" svg:width="1.634cm" svg:height="0.853cm" svg:x="11.987cm" svg:y="4.722cm">
            <draw:text-box>
              <text:p text:style-name="P1"><text:span text:style-name="T9">SATA</text:span></text:p>
              <text:p text:style-name="P1"><text:span text:style-name="T9">Connector_7</text:span></text:p>
            </draw:text-box>
          </draw:frame>
        </draw:g>
        <draw:g>
          <draw:g>
            <draw:polygon draw:style-name="gr22" draw:text-style-name="P10" draw:layer="layout" svg:width="1.634cm" svg:height="0.77cm" svg:x="11.987cm" svg:y="3.81cm" svg:viewBox="0 0 1635 771" draw:points="0,771 1635,771 1635,0 0,0">
              <text:p/>
            </draw:polygon>
            <draw:polygon draw:style-name="gr4" draw:text-style-name="P2" draw:layer="layout" svg:width="1.634cm" svg:height="0.77cm" svg:x="11.987cm" svg:y="3.81cm" svg:viewBox="0 0 1635 771" draw:points="0,771 1635,771 1635,0 0,0">
              <text:p/>
            </draw:polygon>
          </draw:g>
          <draw:frame draw:style-name="gr54" draw:text-style-name="P2" draw:layer="layout" svg:width="1.634cm" svg:height="0.853cm" svg:x="11.987cm" svg:y="3.769cm">
            <draw:text-box>
              <text:p text:style-name="P1"><text:span text:style-name="T9">SATA</text:span></text:p>
              <text:p text:style-name="P1"><text:span text:style-name="T9">Connector_8</text:span></text:p>
            </draw:text-box>
          </draw:frame>
        </draw:g>
        <draw:g>
          <draw:g>
            <draw:polygon draw:style-name="gr22" draw:text-style-name="P10" draw:layer="layout" svg:width="1.634cm" svg:height="0.77cm" svg:x="11.987cm" svg:y="2.881cm" svg:viewBox="0 0 1635 771" draw:points="0,771 1635,771 1635,0 0,0">
              <text:p/>
            </draw:polygon>
            <draw:polygon draw:style-name="gr4" draw:text-style-name="P2" draw:layer="layout" svg:width="1.634cm" svg:height="0.77cm" svg:x="11.987cm" svg:y="2.881cm" svg:viewBox="0 0 1635 771" draw:points="0,771 1635,771 1635,0 0,0">
              <text:p/>
            </draw:polygon>
          </draw:g>
          <draw:frame draw:style-name="gr54" draw:text-style-name="P2" draw:layer="layout" svg:width="1.634cm" svg:height="0.853cm" svg:x="11.987cm" svg:y="2.84cm">
            <draw:text-box>
              <text:p text:style-name="P1"><text:span text:style-name="T9">SATA</text:span></text:p>
              <text:p text:style-name="P1"><text:span text:style-name="T9">Connector_10</text:span></text:p>
            </draw:text-box>
          </draw:frame>
        </draw:g>
        <draw:frame draw:style-name="gr32" draw:text-style-name="P2" draw:layer="layout" svg:width="5.378cm" svg:height="0.664cm" svg:x="12.029cm" svg:y="7.671cm">
          <draw:text-box>
            <text:p text:style-name="P1"><text:span text:style-name="T15">For NVR6404X &amp; NVR6408X Variant</text:span></text:p>
          </draw:text-box>
        </draw:frame>
        <draw:g>
          <draw:g>
            <draw:polygon draw:style-name="gr9" draw:text-style-name="P5" draw:layer="layout" svg:width="2.432cm" svg:height="1.23cm" svg:x="14.649cm" svg:y="4.552cm" svg:viewBox="0 0 2433 1231" draw:points="0,1231 2433,1231 2433,0 0,0">
              <text:p/>
            </draw:polygon>
            <draw:polygon draw:style-name="gr4" draw:text-style-name="P2" draw:layer="layout" svg:width="2.432cm" svg:height="1.23cm" svg:x="14.649cm" svg:y="4.552cm" svg:viewBox="0 0 2433 1231" draw:points="0,1231 2433,1231 2433,0 0,0">
              <text:p/>
            </draw:polygon>
          </draw:g>
          <draw:frame draw:style-name="gr78" draw:text-style-name="P2" draw:layer="layout" svg:width="2.432cm" svg:height="1.23cm" svg:x="14.649cm" svg:y="4.552cm">
            <draw:text-box>
              <text:p text:style-name="P1"><text:span text:style-name="T9">JMB 575 </text:span></text:p>
              <text:p text:style-name="P1"><text:span text:style-name="T9">(SATA MULTIPLIER)</text:span></text:p>
              <text:p text:style-name="P1"><text:span text:style-name="T9">1:5</text:span></text:p>
            </draw:text-box>
          </draw:frame>
        </draw:g>
        <draw:line draw:style-name="gr24" draw:text-style-name="P2" draw:layer="layout" svg:x1="16.257cm" svg:y1="4.527cm" svg:x2="16.257cm" svg:y2="4.009cm">
          <text:p/>
        </draw:line>
        <draw:frame draw:style-name="gr30" draw:text-style-name="P2" draw:layer="layout" svg:width="0.873cm" svg:height="0.521cm" svg:x="15.82cm" svg:y="3.638cm">
          <draw:text-box>
            <text:p text:style-name="P1"><text:span text:style-name="T6">+3.3V</text:span></text:p>
          </draw:text-box>
        </draw:frame>
        <draw:line draw:style-name="gr24" draw:text-style-name="P2" draw:layer="layout" svg:x1="15.463cm" svg:y1="4.527cm" svg:x2="15.463cm" svg:y2="4.009cm">
          <text:p/>
        </draw:line>
        <draw:frame draw:style-name="gr30" draw:text-style-name="P2" draw:layer="layout" svg:width="0.873cm" svg:height="0.521cm" svg:x="15.026cm" svg:y="3.638cm">
          <draw:text-box>
            <text:p text:style-name="P1"><text:span text:style-name="T6">+1.2V</text:span></text:p>
          </draw:text-box>
        </draw:frame>
        <draw:line draw:style-name="gr79" draw:text-style-name="P2" draw:layer="layout" svg:x1="13.62cm" svg:y1="5.167cm" svg:x2="14.648cm" svg:y2="5.167cm">
          <text:p/>
        </draw:line>
        <draw:polyline draw:style-name="gr80" draw:text-style-name="P2" draw:layer="layout" svg:width="0.453cm" svg:height="0.655cm" svg:x="13.62cm" svg:y="5.406cm" svg:viewBox="0 0 454 656" draw:points="454,0 454,656 0,656">
          <text:p/>
        </draw:polyline>
        <draw:polyline draw:style-name="gr80" draw:text-style-name="P2" draw:layer="layout" svg:width="0.453cm" svg:height="0.812cm" svg:x="13.62cm" svg:y="4.116cm" svg:viewBox="0 0 454 813" draw:points="454,813 454,0 0,0">
          <text:p/>
        </draw:polyline>
        <draw:polyline draw:style-name="gr80" draw:text-style-name="P2" draw:layer="layout" svg:width="0.77cm" svg:height="1.447cm" svg:x="13.62cm" svg:y="3.243cm" svg:viewBox="0 0 771 1448" draw:points="771,1448 771,0 0,0">
          <text:p/>
        </draw:polyline>
        <draw:line draw:style-name="gr80" draw:text-style-name="P2" draw:layer="layout" svg:x1="14.073cm" svg:y1="4.927cm" svg:x2="14.648cm" svg:y2="4.927cm">
          <text:p/>
        </draw:line>
        <draw:line draw:style-name="gr80" draw:text-style-name="P2" draw:layer="layout" svg:x1="14.391cm" svg:y1="4.69cm" svg:x2="14.648cm" svg:y2="4.69cm">
          <text:p/>
        </draw:line>
        <draw:line draw:style-name="gr80" draw:text-style-name="P2" draw:layer="layout" svg:x1="14.073cm" svg:y1="5.406cm" svg:x2="14.648cm" svg:y2="5.406cm">
          <text:p/>
        </draw:line>
        <draw:polyline draw:style-name="gr80" draw:text-style-name="P2" draw:layer="layout" svg:width="0.255cm" svg:height="0.794cm" svg:x="14.394cm" svg:y="5.644cm" svg:viewBox="0 0 256 795" draw:points="0,795 0,0 256,0">
          <text:p/>
        </draw:polyline>
        <draw:polyline draw:style-name="gr80" draw:text-style-name="P2" draw:layer="layout" svg:width="0.794cm" svg:height="1.329cm" svg:x="23.598cm" svg:y="5.584cm" svg:viewBox="0 0 795 1330" draw:points="0,0 0,1330 795,1330">
          <text:p/>
        </draw:polyline>
        <draw:polyline draw:style-name="gr80" draw:text-style-name="P2" draw:layer="layout" svg:width="0.774cm" svg:height="0.657cm" svg:x="13.62cm" svg:y="6.416cm" svg:viewBox="0 0 775 658" draw:points="775,0 775,658 0,658">
          <text:p/>
        </draw:polyline>
        <draw:g>
          <draw:g>
            <draw:polygon draw:style-name="gr17" draw:text-style-name="P8" draw:layer="layout" svg:width="1.365cm" svg:height="0.951cm" svg:x="30.931cm" svg:y="24.179cm" svg:viewBox="0 0 1366 952" draw:points="0,952 1366,952 1366,0 0,0">
              <text:p/>
            </draw:polygon>
            <draw:polygon draw:style-name="gr4" draw:text-style-name="P2" draw:layer="layout" svg:width="1.365cm" svg:height="0.951cm" svg:x="30.931cm" svg:y="24.179cm" svg:viewBox="0 0 1366 952" draw:points="0,952 1366,952 1366,0 0,0">
              <text:p/>
            </draw:polygon>
          </draw:g>
          <draw:frame draw:style-name="gr57" draw:text-style-name="P2" draw:layer="layout" svg:width="1.365cm" svg:height="0.951cm" svg:x="30.931cm" svg:y="24.179cm">
            <draw:text-box>
              <text:p text:style-name="P1"><text:span text:style-name="T6">RCA</text:span></text:p>
              <text:p text:style-name="P1"><text:span text:style-name="T6">Conn</text:span></text:p>
            </draw:text-box>
          </draw:frame>
        </draw:g>
        <draw:g>
          <draw:polygon draw:style-name="gr70" draw:text-style-name="P17" draw:layer="layout" svg:width="1.562cm" svg:height="0.437cm" svg:x="20.24cm" svg:y="21.826cm" svg:viewBox="0 0 1563 438" draw:points="0,438 1563,438 1563,0 0,0">
            <text:p/>
          </draw:polygon>
          <draw:frame draw:style-name="gr83" draw:text-style-name="P2" draw:layer="layout" svg:width="1.562cm" svg:height="0.568cm" svg:x="20.24cm" svg:y="21.761cm">
            <draw:text-box>
              <text:p text:style-name="P1"><text:span text:style-name="T4">I2S</text:span></text:p>
            </draw:text-box>
          </draw:frame>
        </draw:g>
        <draw:g>
          <draw:g>
            <draw:polygon draw:style-name="gr28" draw:text-style-name="P11" draw:layer="layout" svg:width="2.098cm" svg:height="1.101cm" svg:x="28.837cm" svg:y="22.483cm" svg:viewBox="0 0 2099 1102" draw:points="0,1102 2099,1102 2099,0 0,0">
              <text:p/>
            </draw:polygon>
            <draw:polygon draw:style-name="gr4" draw:text-style-name="P2" draw:layer="layout" svg:width="2.098cm" svg:height="1.101cm" svg:x="28.837cm" svg:y="22.483cm" svg:viewBox="0 0 2099 1102" draw:points="0,1102 2099,1102 2099,0 0,0">
              <text:p/>
            </draw:polygon>
          </draw:g>
          <draw:frame draw:style-name="gr84" draw:text-style-name="P2" draw:layer="layout" svg:width="2.098cm" svg:height="1.101cm" svg:x="28.837cm" svg:y="22.483cm">
            <draw:text-box>
              <text:p text:style-name="P1"><text:span text:style-name="T17">ES8311</text:span></text:p>
              <text:p text:style-name="P1"><text:span text:style-name="T6">Audio Codec</text:span></text:p>
            </draw:text-box>
          </draw:frame>
        </draw:g>
        <draw:line draw:style-name="gr85" draw:text-style-name="P2" draw:layer="layout" svg:x1="11.851cm" svg:y1="16.597cm" svg:x2="12.757cm" svg:y2="16.597cm">
          <text:p/>
        </draw:line>
        <draw:line draw:style-name="gr85" draw:text-style-name="P2" draw:layer="layout" svg:x1="11.772cm" svg:y1="15.962cm" svg:x2="12.758cm" svg:y2="15.962cm">
          <text:p/>
        </draw:line>
        <draw:polyline draw:style-name="gr86" draw:text-style-name="P2" draw:layer="layout" svg:width="0.08cm" svg:height="0.635cm" svg:x="11.772cm" svg:y="15.962cm" svg:viewBox="0 0 81 636" draw:points="0,0 0,636 81,636">
          <text:p/>
        </draw:polyline>
        <draw:g>
          <draw:g>
            <draw:polygon draw:style-name="gr22" draw:text-style-name="P10" draw:layer="layout" svg:width="1.531cm" svg:height="0.77cm" svg:x="17.237cm" svg:y="9.795cm" svg:viewBox="0 0 1532 771" draw:points="1532,771 0,771 0,0 1532,0">
              <text:p/>
            </draw:polygon>
            <draw:polygon draw:style-name="gr4" draw:text-style-name="P2" draw:layer="layout" svg:width="1.531cm" svg:height="0.77cm" svg:x="17.237cm" svg:y="9.795cm" svg:viewBox="0 0 1532 771" draw:points="1532,771 0,771 0,0 1532,0">
              <text:p/>
            </draw:polygon>
          </draw:g>
          <draw:frame draw:style-name="gr54" draw:text-style-name="P2" draw:layer="layout" svg:width="1.531cm" svg:height="0.853cm" svg:x="17.237cm" svg:y="9.754cm">
            <draw:text-box>
              <text:p text:style-name="P1"><text:span text:style-name="T9">SATA</text:span></text:p>
              <text:p text:style-name="P1"><text:span text:style-name="T9">Connector_2</text:span></text:p>
            </draw:text-box>
          </draw:frame>
        </draw:g>
        <draw:g>
          <draw:g>
            <draw:polygon draw:style-name="gr22" draw:text-style-name="P10" draw:layer="layout" svg:width="1.588cm" svg:height="0.811cm" svg:x="24.392cm" svg:y="6.488cm" svg:viewBox="0 0 1589 812" draw:points="1589,812 0,812 0,0 1589,0">
              <text:p/>
            </draw:polygon>
            <draw:polygon draw:style-name="gr4" draw:text-style-name="P2" draw:layer="layout" svg:width="1.588cm" svg:height="0.811cm" svg:x="24.392cm" svg:y="6.488cm" svg:viewBox="0 0 1589 812" draw:points="1589,812 0,812 0,0 1589,0">
              <text:p/>
            </draw:polygon>
          </draw:g>
          <draw:frame draw:style-name="gr87" draw:text-style-name="P2" draw:layer="layout" svg:width="1.588cm" svg:height="0.853cm" svg:x="24.392cm" svg:y="6.467cm">
            <draw:text-box>
              <text:p text:style-name="P1"><text:span text:style-name="T9">SATA</text:span></text:p>
              <text:p text:style-name="P1"><text:span text:style-name="T9">Connector_1</text:span></text:p>
            </draw:text-box>
          </draw:frame>
        </draw:g>
        <draw:frame draw:style-name="gr30" draw:text-style-name="P2" draw:layer="layout" svg:width="4.524cm" svg:height="0.664cm" svg:x="16.673cm" svg:y="10.604cm">
          <draw:text-box>
            <text:p text:style-name="P1"><text:span text:style-name="T15">For NVR3202X Variant</text:span></text:p>
          </draw:text-box>
        </draw:frame>
        <draw:frame draw:style-name="gr32" draw:text-style-name="P2" draw:layer="layout" svg:width="1.746cm" svg:height="0.521cm" svg:x="28.361cm" svg:y="25.93cm">
          <draw:text-box>
            <text:p text:style-name="P1"><text:span text:style-name="T6">+VCC_4V0_SYS</text:span></text:p>
          </draw:text-box>
        </draw:frame>
        <draw:g>
          <draw:g>
            <draw:polygon draw:style-name="gr9" draw:text-style-name="P5" draw:layer="layout" svg:width="2.723cm" svg:height="2.093cm" svg:x="25.112cm" svg:y="25.181cm" svg:viewBox="0 0 2724 2094" draw:points="0,2094 2724,2094 2724,0 0,0">
              <text:p/>
            </draw:polygon>
            <draw:polygon draw:style-name="gr4" draw:text-style-name="P2" draw:layer="layout" svg:width="2.723cm" svg:height="2.093cm" svg:x="25.112cm" svg:y="25.181cm" svg:viewBox="0 0 2724 2094" draw:points="0,2094 2724,2094 2724,0 0,0">
              <text:p/>
            </draw:polygon>
          </draw:g>
          <draw:frame draw:style-name="gr88" draw:text-style-name="P2" draw:layer="layout" svg:width="2.723cm" svg:height="2.093cm" svg:x="25.112cm" svg:y="25.181cm">
            <draw:text-box>
              <text:p text:style-name="P1"><text:span text:style-name="T6">ISL85033IRTZ</text:span></text:p>
              <text:p text:style-name="P1"><text:span text:style-name="T6">(12V to +4VDC)</text:span></text:p>
            </draw:text-box>
          </draw:frame>
        </draw:g>
        <draw:g>
          <draw:g>
            <draw:polygon draw:style-name="gr37" draw:text-style-name="P12" draw:layer="layout" svg:width="0.822cm" svg:height="0.656cm" svg:x="25.112cm" svg:y="25.179cm" svg:viewBox="0 0 823 657" draw:points="0,657 823,657 823,0 0,0">
              <text:p/>
            </draw:polygon>
            <draw:polygon draw:style-name="gr4" draw:text-style-name="P2" draw:layer="layout" svg:width="0.822cm" svg:height="0.656cm" svg:x="25.112cm" svg:y="25.179cm" svg:viewBox="0 0 823 657" draw:points="0,657 823,657 823,0 0,0">
              <text:p/>
            </draw:polygon>
          </draw:g>
          <draw:frame draw:style-name="gr89" draw:text-style-name="P2" draw:layer="layout" svg:width="0.822cm" svg:height="0.997cm" svg:x="25.112cm" svg:y="25.009cm">
            <draw:text-box>
              <text:p text:style-name="P6"><text:span text:style-name="T6">Vin_1</text:span></text:p>
              <text:p text:style-name="P6"><text:span text:style-name="T6"/></text:p>
              <text:p text:style-name="P6"><text:span text:style-name="T6">EN_1</text:span></text:p>
            </draw:text-box>
          </draw:frame>
        </draw:g>
        <draw:g>
          <draw:g>
            <draw:polygon draw:style-name="gr37" draw:text-style-name="P12" draw:layer="layout" svg:width="0.842cm" svg:height="0.659cm" svg:x="25.112cm" svg:y="26.614cm" svg:viewBox="0 0 843 660" draw:points="0,660 843,660 843,0 0,0">
              <text:p/>
            </draw:polygon>
            <draw:polygon draw:style-name="gr50" draw:text-style-name="P2" draw:layer="layout" svg:width="0.842cm" svg:height="0.659cm" svg:x="25.112cm" svg:y="26.614cm" svg:viewBox="0 0 843 660" draw:points="0,660 843,660 843,0 0,0">
              <text:p/>
            </draw:polygon>
          </draw:g>
          <draw:frame draw:style-name="gr90" draw:text-style-name="P2" draw:layer="layout" svg:width="0.842cm" svg:height="0.997cm" svg:x="25.112cm" svg:y="26.445cm">
            <draw:text-box>
              <text:p text:style-name="P6"><text:span text:style-name="T6">Vin_2</text:span></text:p>
              <text:p text:style-name="P6"><text:span text:style-name="T6"/></text:p>
              <text:p text:style-name="P6"><text:span text:style-name="T6">EN_2</text:span></text:p>
            </draw:text-box>
          </draw:frame>
        </draw:g>
        <draw:frame draw:style-name="gr26" draw:text-style-name="P2" draw:layer="layout" svg:width="1.052cm" svg:height="0.521cm" svg:x="24.115cm" svg:y="24.731cm">
          <draw:text-box>
            <text:p text:style-name="P1"><text:span text:style-name="T6">+12VDC</text:span></text:p>
          </draw:text-box>
        </draw:frame>
        <draw:line draw:style-name="gr24" draw:text-style-name="P2" draw:layer="layout" svg:x1="25.112cm" svg:y1="25.309cm" svg:x2="24.603cm" svg:y2="25.309cm">
          <text:p/>
        </draw:line>
        <draw:g>
          <draw:g>
            <draw:polygon draw:style-name="gr37" draw:text-style-name="P12" draw:layer="layout" svg:width="0.846cm" svg:height="0.431cm" svg:x="26.988cm" svg:y="25.183cm" svg:viewBox="0 0 847 432" draw:points="0,432 847,432 847,0 0,0">
              <text:p/>
            </draw:polygon>
            <draw:polygon draw:style-name="gr4" draw:text-style-name="P2" draw:layer="layout" svg:width="0.846cm" svg:height="0.431cm" svg:x="26.988cm" svg:y="25.183cm" svg:viewBox="0 0 847 432" draw:points="0,432 847,432 847,0 0,0">
              <text:p/>
            </draw:polygon>
          </draw:g>
          <draw:frame draw:style-name="gr91" draw:text-style-name="P2" draw:layer="layout" svg:width="0.846cm" svg:height="0.521cm" svg:x="26.988cm" svg:y="25.138cm">
            <draw:text-box>
              <text:p text:style-name="P21"><text:span text:style-name="T6">Vout_1</text:span></text:p>
            </draw:text-box>
          </draw:frame>
        </draw:g>
        <draw:g>
          <draw:g>
            <draw:polygon draw:style-name="gr37" draw:text-style-name="P12" draw:layer="layout" svg:width="0.846cm" svg:height="0.437cm" svg:x="26.988cm" svg:y="26.836cm" svg:viewBox="0 0 847 438" draw:points="0,438 847,438 847,0 0,0">
              <text:p/>
            </draw:polygon>
            <draw:polygon draw:style-name="gr50" draw:text-style-name="P2" draw:layer="layout" svg:width="0.846cm" svg:height="0.437cm" svg:x="26.988cm" svg:y="26.836cm" svg:viewBox="0 0 847 438" draw:points="0,438 847,438 847,0 0,0">
              <text:p/>
            </draw:polygon>
          </draw:g>
          <draw:frame draw:style-name="gr83" draw:text-style-name="P2" draw:layer="layout" svg:width="0.846cm" svg:height="0.521cm" svg:x="26.988cm" svg:y="26.794cm">
            <draw:text-box>
              <text:p text:style-name="P21"><text:span text:style-name="T6">Vout_2</text:span></text:p>
            </draw:text-box>
          </draw:frame>
        </draw:g>
        <draw:path draw:style-name="gr24" draw:text-style-name="P2" draw:layer="layout" svg:width="3.705cm" svg:height="0.133cm" svg:x="21.408cm" svg:y="25.584cm" svg:viewBox="0 0 3706 134" svg:d="M3706 104l-402 3c0-19-5-37-14-53-10-17-23-30-39-40-16-9-35-14-53-14-19 0-37 5-53 14-16 10-30 23-39 40-9 16-14 35-14 54v1l-1246 10c0-19-5-37-14-53s-23-30-39-39-34-14-53-14c-18 0-36 5-52 14s-30 23-39 39c-9 17-14 35-14 54v1l-1635 13">
          <text:p/>
        </draw:path>
        <draw:line draw:style-name="gr27" draw:text-style-name="P2" draw:layer="layout" svg:x1="24.233cm" svg:y1="25.709cm" svg:x2="24.233cm" svg:y2="27.116cm">
          <text:p/>
        </draw:line>
        <draw:line draw:style-name="gr24" draw:text-style-name="P2" draw:layer="layout" svg:x1="25.113cm" svg:y1="26.797cm" svg:x2="24.604cm" svg:y2="26.797cm">
          <text:p/>
        </draw:line>
        <draw:line draw:style-name="gr27" draw:text-style-name="P2" draw:layer="layout" svg:x1="24.604cm" svg:y1="25.056cm" svg:x2="24.604cm" svg:y2="26.797cm">
          <text:p/>
        </draw:line>
        <draw:line draw:style-name="gr24" draw:text-style-name="P2" draw:layer="layout" svg:x1="25.113cm" svg:y1="27.115cm" svg:x2="24.233cm" svg:y2="27.118cm">
          <text:p/>
        </draw:line>
        <draw:polygon draw:style-name="gr27" draw:text-style-name="P2" draw:layer="layout" svg:width="0cm" svg:height="0cm" svg:x="24.278cm" svg:y="27.194cm" svg:viewBox="0 0 0 0" draw:points="0,0">
          <text:p/>
        </draw:polygon>
        <draw:line draw:style-name="gr24" draw:text-style-name="P2" draw:layer="layout" svg:x1="28.519cm" svg:y1="26.232cm" svg:x2="27.964cm" svg:y2="26.232cm">
          <text:p/>
        </draw:line>
        <draw:g>
          <draw:g>
            <draw:polygon draw:style-name="gr55" draw:text-style-name="P14" draw:layer="layout" svg:width="0.647cm" svg:height="0.465cm" svg:x="20.75cm" svg:y="25.533cm" svg:viewBox="0 0 648 466" draw:points="0,466 648,466 648,0 0,0">
              <text:p/>
            </draw:polygon>
            <draw:polygon draw:style-name="gr4" draw:text-style-name="P2" draw:layer="layout" svg:width="0.647cm" svg:height="0.465cm" svg:x="20.75cm" svg:y="25.533cm" svg:viewBox="0 0 648 466" draw:points="0,466 648,466 648,0 0,0">
              <text:p/>
            </draw:polygon>
          </draw:g>
          <draw:frame draw:style-name="gr56" draw:text-style-name="P2" draw:layer="layout" svg:width="0.647cm" svg:height="0.521cm" svg:x="20.75cm" svg:y="25.505cm">
            <draw:text-box>
              <text:p text:style-name="P1"><text:span text:style-name="T6">EN</text:span></text:p>
            </draw:text-box>
          </draw:frame>
        </draw:g>
        <draw:g>
          <draw:g>
            <draw:polygon draw:style-name="gr55" draw:text-style-name="P14" draw:layer="layout" svg:width="0.687cm" svg:height="0.388cm" svg:x="30.12cm" svg:y="23.195cm" svg:viewBox="0 0 688 389" draw:points="0,389 688,389 688,0 0,0">
              <text:p/>
            </draw:polygon>
            <draw:polygon draw:style-name="gr4" draw:text-style-name="P2" draw:layer="layout" svg:width="0.687cm" svg:height="0.388cm" svg:x="30.12cm" svg:y="23.195cm" svg:viewBox="0 0 688 389" draw:points="0,389 688,389 688,0 0,0">
              <text:p/>
            </draw:polygon>
          </draw:g>
          <draw:frame draw:style-name="gr92" draw:text-style-name="P2" draw:layer="layout" svg:width="0.687cm" svg:height="0.521cm" svg:x="30.12cm" svg:y="23.129cm">
            <draw:text-box>
              <text:p text:style-name="P1"><text:span text:style-name="T6">ADC</text:span></text:p>
            </draw:text-box>
          </draw:frame>
        </draw:g>
        <draw:g>
          <draw:g>
            <draw:polygon draw:style-name="gr93" draw:text-style-name="P22" draw:layer="layout" svg:width="1.072cm" svg:height="0.427cm" svg:x="28.917cm" svg:y="23.155cm" svg:viewBox="0 0 1073 428" draw:points="0,428 1073,428 1073,0 0,0">
              <text:p/>
            </draw:polygon>
            <draw:polygon draw:style-name="gr4" draw:text-style-name="P2" draw:layer="layout" svg:width="1.072cm" svg:height="0.427cm" svg:x="28.917cm" svg:y="23.155cm" svg:viewBox="0 0 1073 428" draw:points="0,428 1073,428 1073,0 0,0">
              <text:p/>
            </draw:polygon>
          </draw:g>
          <draw:frame draw:style-name="gr94" draw:text-style-name="P2" draw:layer="layout" svg:width="1.072cm" svg:height="0.997cm" svg:x="28.917cm" svg:y="22.87cm">
            <draw:text-box>
              <text:p text:style-name="P1"><text:span text:style-name="T6">DAC/HP/CLASS-D</text:span></text:p>
            </draw:text-box>
          </draw:frame>
        </draw:g>
        <draw:polyline draw:style-name="gr27" draw:text-style-name="P2" draw:layer="layout" svg:width="0.129cm" svg:height="2.242cm" svg:x="27.835cm" svg:y="24.842cm" svg:viewBox="0 0 130 2243" draw:points="130,0 130,2243 0,2243">
          <text:p/>
        </draw:polyline>
        <draw:line draw:style-name="gr27" draw:text-style-name="P2" draw:layer="layout" svg:x1="27.963cm" svg:y1="25.418cm" svg:x2="27.835cm" svg:y2="25.418cm">
          <text:p/>
        </draw:line>
        <draw:frame draw:style-name="gr95" draw:text-style-name="P2" draw:layer="layout" svg:width="3.493cm" svg:height="0.759cm" svg:x="21.138cm" svg:y="28.58cm">
          <draw:text-box>
            <text:p text:style-name="P1"><text:span text:style-name="T6"><text:tab/></text:span><text:span text:style-name="T6"><text:tab/></text:span><text:span text:style-name="T6">+VCC_1V1_NLDO</text:span></text:p>
          </draw:text-box>
        </draw:frame>
        <draw:frame draw:style-name="gr32" draw:text-style-name="P2" draw:layer="layout" svg:width="1.746cm" svg:height="0.521cm" svg:x="22.606cm" svg:y="30.25cm">
          <draw:text-box>
            <text:p text:style-name="P1"><text:span text:style-name="T6">+VCC_5V0_SYS</text:span></text:p>
          </draw:text-box>
        </draw:frame>
        <draw:g>
          <draw:g>
            <draw:polygon draw:style-name="gr28" draw:text-style-name="P11" draw:layer="layout" svg:width="1.453cm" svg:height="0.953cm" svg:x="21.018cm" svg:y="28.538cm" svg:viewBox="0 0 1454 954" draw:points="0,954 1454,954 1454,0 0,0">
              <text:p/>
            </draw:polygon>
            <draw:polygon draw:style-name="gr4" draw:text-style-name="P2" draw:layer="layout" svg:width="1.453cm" svg:height="0.953cm" svg:x="21.018cm" svg:y="28.538cm" svg:viewBox="0 0 1454 954" draw:points="0,954 1454,954 1454,0 0,0">
              <text:p/>
            </draw:polygon>
          </draw:g>
          <draw:frame draw:style-name="gr96" draw:text-style-name="P2" draw:layer="layout" svg:width="1.453cm" svg:height="0.953cm" svg:x="21.018cm" svg:y="28.538cm">
            <draw:text-box>
              <text:p text:style-name="P1"><text:span text:style-name="T6">TPS563209</text:span></text:p>
            </draw:text-box>
          </draw:frame>
        </draw:g>
        <draw:g>
          <draw:g>
            <draw:polygon draw:style-name="gr28" draw:text-style-name="P11" draw:layer="layout" svg:width="1.453cm" svg:height="0.953cm" svg:x="21.035cm" svg:y="30.002cm" svg:viewBox="0 0 1454 954" draw:points="0,954 1454,954 1454,0 0,0">
              <text:p/>
            </draw:polygon>
            <draw:polygon draw:style-name="gr4" draw:text-style-name="P2" draw:layer="layout" svg:width="1.453cm" svg:height="0.953cm" svg:x="21.035cm" svg:y="30.002cm" svg:viewBox="0 0 1454 954" draw:points="0,954 1454,954 1454,0 0,0">
              <text:p/>
            </draw:polygon>
          </draw:g>
          <draw:frame draw:style-name="gr96" draw:text-style-name="P2" draw:layer="layout" svg:width="1.453cm" svg:height="0.953cm" svg:x="21.035cm" svg:y="30.002cm">
            <draw:text-box>
              <text:p text:style-name="P1"><text:span text:style-name="T6">TPS563209</text:span></text:p>
            </draw:text-box>
          </draw:frame>
        </draw:g>
        <draw:frame draw:style-name="gr32" draw:text-style-name="P2" draw:layer="layout" svg:width="1.746cm" svg:height="0.521cm" svg:x="19.908cm" svg:y="26.579cm">
          <draw:text-box>
            <text:p text:style-name="P1"><text:span text:style-name="T6">+VCC_4V0_SYS</text:span></text:p>
          </draw:text-box>
        </draw:frame>
        <draw:line draw:style-name="gr25" draw:text-style-name="P2" draw:layer="layout" svg:x1="22.445cm" svg:y1="27.711cm" svg:x2="22.724cm" svg:y2="27.706cm">
          <text:p/>
        </draw:line>
        <draw:line draw:style-name="gr25" draw:text-style-name="P2" draw:layer="layout" svg:x1="22.445cm" svg:y1="27.989cm" svg:x2="22.724cm" svg:y2="27.984cm">
          <text:p/>
        </draw:line>
        <draw:frame draw:style-name="gr26" draw:text-style-name="P2" draw:layer="layout" svg:width="0.941cm" svg:height="0.521cm" svg:x="20.262cm" svg:y="28.228cm">
          <draw:text-box>
            <text:p text:style-name="P1"><text:span text:style-name="T6">+5VDC</text:span></text:p>
          </draw:text-box>
        </draw:frame>
        <draw:line draw:style-name="gr24" draw:text-style-name="P2" draw:layer="layout" svg:x1="21.017cm" svg:y1="28.777cm" svg:x2="20.79cm" svg:y2="28.777cm">
          <text:p/>
        </draw:line>
        <draw:line draw:style-name="gr27" draw:text-style-name="P2" draw:layer="layout" svg:x1="20.793cm" svg:y1="28.618cm" svg:x2="20.79cm" svg:y2="28.778cm">
          <text:p/>
        </draw:line>
        <draw:line draw:style-name="gr24" draw:text-style-name="P2" draw:layer="layout" svg:x1="21.02cm" svg:y1="30.161cm" svg:x2="20.793cm" svg:y2="30.161cm">
          <text:p/>
        </draw:line>
        <draw:line draw:style-name="gr27" draw:text-style-name="P2" draw:layer="layout" svg:x1="20.796cm" svg:y1="30.002cm" svg:x2="20.793cm" svg:y2="30.162cm">
          <text:p/>
        </draw:line>
        <draw:line draw:style-name="gr24" draw:text-style-name="P2" draw:layer="layout" svg:x1="21.021cm" svg:y1="30.637cm" svg:x2="20.503cm" svg:y2="30.637cm">
          <text:p/>
        </draw:line>
        <draw:line draw:style-name="gr24" draw:text-style-name="P2" draw:layer="layout" svg:x1="21.017cm" svg:y1="29.198cm" svg:x2="20.463cm" svg:y2="29.198cm">
          <text:p/>
        </draw:line>
        <draw:frame draw:style-name="gr26" draw:text-style-name="P2" draw:layer="layout" svg:width="1.139cm" svg:height="0.521cm" svg:x="20.066cm" svg:y="29.612cm">
          <draw:text-box>
            <text:p text:style-name="P1"><text:span text:style-name="T6">+12VDC</text:span></text:p>
          </draw:text-box>
        </draw:frame>
        <draw:frame draw:style-name="gr58" draw:text-style-name="P2" draw:layer="layout" svg:width="1.769cm" svg:height="0.759cm" svg:x="19.211cm" svg:y="30.337cm">
          <draw:text-box>
            <text:p text:style-name="P1"><text:span text:style-name="T6">EXT_EN</text:span></text:p>
            <text:p text:style-name="P1"><text:span text:style-name="T6">(From RK806)</text:span></text:p>
          </draw:text-box>
        </draw:frame>
        <draw:frame draw:style-name="gr58" draw:text-style-name="P2" draw:layer="layout" svg:width="1.769cm" svg:height="0.759cm" svg:x="19.103cm" svg:y="28.868cm">
          <draw:text-box>
            <text:p text:style-name="P1"><text:span text:style-name="T6">EXT_EN</text:span></text:p>
            <text:p text:style-name="P1"><text:span text:style-name="T6">(From RK806)</text:span></text:p>
          </draw:text-box>
        </draw:frame>
        <draw:line draw:style-name="gr24" draw:text-style-name="P2" draw:layer="layout" svg:x1="20.978cm" svg:y1="27.779cm" svg:x2="20.424cm" svg:y2="27.779cm">
          <text:p/>
        </draw:line>
        <draw:frame draw:style-name="gr58" draw:text-style-name="P2" draw:layer="layout" svg:width="1.769cm" svg:height="0.759cm" svg:x="19.064cm" svg:y="27.45cm">
          <draw:text-box>
            <text:p text:style-name="P1"><text:span text:style-name="T6">EXT_EN</text:span></text:p>
            <text:p text:style-name="P1"><text:span text:style-name="T6">(From RK806)</text:span></text:p>
          </draw:text-box>
        </draw:frame>
        <draw:line draw:style-name="gr25" draw:text-style-name="P2" draw:layer="layout" svg:x1="22.471cm" svg:y1="29.059cm" svg:x2="22.745cm" svg:y2="29.059cm">
          <text:p/>
        </draw:line>
        <draw:line draw:style-name="gr25" draw:text-style-name="P2" draw:layer="layout" svg:x1="22.487cm" svg:y1="30.488cm" svg:x2="22.764cm" svg:y2="30.488cm">
          <text:p/>
        </draw:line>
        <draw:frame draw:style-name="gr95" draw:text-style-name="P2" draw:layer="layout" svg:width="3.493cm" svg:height="0.759cm" svg:x="21.455cm" svg:y="27.489cm">
          <draw:text-box>
            <text:p text:style-name="P6"><text:span text:style-name="T6"><text:tab/></text:span><text:span text:style-name="T6"><text:tab/></text:span><text:span text:style-name="T6">+</text:span><text:span text:style-name="T18">VDD_CPU_BIG1</text:span></text:p>
          </draw:text-box>
        </draw:frame>
        <draw:frame draw:style-name="gr95" draw:text-style-name="P2" draw:layer="layout" svg:width="3.493cm" svg:height="0.759cm" svg:x="21.455cm" svg:y="27.23cm">
          <draw:text-box>
            <text:p text:style-name="P6"><text:span text:style-name="T6"><text:tab/></text:span><text:span text:style-name="T6"><text:tab/></text:span><text:span text:style-name="T6">+</text:span><text:span text:style-name="T18">VDD_CPU_BIG0</text:span></text:p>
          </draw:text-box>
        </draw:frame>
        <draw:frame draw:style-name="gr95" draw:text-style-name="P2" draw:layer="layout" svg:width="3.493cm" svg:height="0.759cm" svg:x="21.455cm" svg:y="26.955cm">
          <draw:text-box>
            <text:p text:style-name="P6"><text:span text:style-name="T6"><text:tab/></text:span><text:span text:style-name="T6"><text:tab/></text:span><text:span text:style-name="T6">+</text:span><text:span text:style-name="T18">VDD_NPU</text:span></text:p>
          </draw:text-box>
        </draw:frame>
        <draw:frame draw:style-name="gr1" draw:text-style-name="P2" draw:layer="layout" svg:width="3.669cm" svg:height="1.33cm" svg:x="24.868cm" svg:y="30.819cm">
          <draw:text-box>
            <text:p text:style-name="P1"><text:span text:style-name="T15">POWER SUPPLY </text:span></text:p>
            <text:p text:style-name="P1"><text:span text:style-name="T13"/></text:p>
            <text:p text:style-name="P1"><text:span text:style-name="T9"/></text:p>
          </draw:text-box>
        </draw:frame>
        <draw:g>
          <draw:polygon draw:style-name="gr22" draw:text-style-name="P10" draw:layer="layout" svg:width="0.476cm" svg:height="1.29cm" svg:x="18.594cm" svg:y="21.012cm" svg:viewBox="0 0 477 1291" draw:points="477,1291 477,0 0,0 0,1291">
            <text:p/>
          </draw:polygon>
          <draw:frame draw:style-name="gr31" draw:text-style-name="P2" draw:layer="layout" svg:width="1.29cm" svg:height="0.568cm" draw:transform="rotate (1.5707963267949) translate (18.548cm 22.301cm)">
            <draw:text-box>
              <text:p text:style-name="P6"><text:span text:style-name="T4">PMUIO1</text:span></text:p>
            </draw:text-box>
          </draw:frame>
        </draw:g>
        <draw:g>
          <draw:polygon draw:style-name="gr22" draw:text-style-name="P10" draw:layer="layout" svg:width="0.476cm" svg:height="1.29cm" svg:x="19.209cm" svg:y="21.012cm" svg:viewBox="0 0 477 1291" draw:points="477,1291 477,0 0,0 0,1291">
            <text:p/>
          </draw:polygon>
          <draw:frame draw:style-name="gr31" draw:text-style-name="P2" draw:layer="layout" svg:width="1.29cm" svg:height="0.568cm" draw:transform="rotate (1.5707963267949) translate (19.163cm 22.301cm)">
            <draw:text-box>
              <text:p text:style-name="P6"><text:span text:style-name="T4">PMUIO2</text:span></text:p>
            </draw:text-box>
          </draw:frame>
        </draw:g>
        <draw:g>
          <draw:polygon draw:style-name="gr68" draw:text-style-name="P16" draw:layer="layout" svg:width="0.486cm" svg:height="1.27cm" svg:x="17.854cm" svg:y="21.012cm" svg:viewBox="0 0 487 1271" draw:points="487,1270 487,0 0,0 0,1271">
            <text:p/>
          </draw:polygon>
          <draw:frame draw:style-name="gr43" draw:text-style-name="P2" draw:layer="layout" svg:width="1.27cm" svg:height="0.568cm" draw:transform="rotate (1.5707963267949) translate (17.813cm 22.282cm)">
            <draw:text-box>
              <text:p text:style-name="P1"><text:span text:style-name="T4">I2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3000 3000" svg:d="M1500 0l1500 2789v211h-114l-1286-2392v2392h-200v-2392l-1286 2392h-114v-211z"/>
    <draw:marker draw:name="Marker_5f_1" draw:display-name="Marker_1" svg:viewBox="0 0 20 30" svg:d="M10 0l-10 30h20z"/>
    <draw:marker draw:name="Marker_5f_2" draw:display-name="Marker_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.736cm" fo:page-height="33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09T10:43:01.215193861</dc:date>
    <meta:creation-date>2022-08-22T17:01:27Z</meta:creation-date>
    <meta:generator>LibreOffice/7.3.7.2$Linux_X86_64 LibreOffice_project/30$Build-2</meta:generator>
    <meta:editing-duration>PT1M15S</meta:editing-duration>
    <meta:editing-cycles>1</meta:editing-cycles>
    <meta:document-statistic meta:object-count="754"/>
  </office:meta>
</office:document-meta>
</file>